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3647CB6C5E56C927.png" manifest:media-type="image/png"/>
  <manifest:file-entry manifest:full-path="Pictures/100002010000004800000075AA42C529A3A361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3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3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3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38cm" svg:stroke-color="#000000" draw:stroke-linejoin="bevel" svg:stroke-linecap="round" draw:fill="none" fo:padding-top="0.019cm" fo:padding-bottom="0.019cm" fo:padding-left="0.019cm" fo:padding-right="0.019cm"/>
    </style:style>
    <style:style style:name="gr9" style:family="graphic" style:parent-style-name="standard">
      <style:graphic-properties draw:stroke="solid" svg:stroke-width="0.038cm" svg:stroke-color="#000000" draw:stroke-linejoin="bevel" svg:stroke-linecap="round" draw:fill="solid" draw:fill-color="#ffffff" fo:padding-top="0.019cm" fo:padding-bottom="0.019cm" fo:padding-left="0.019cm" fo:padding-right="0.019cm"/>
    </style:style>
    <style:style style:name="gr10" style:family="graphic" style:parent-style-name="standard">
      <style:graphic-properties draw:stroke="solid" svg:stroke-width="0.048cm" svg:stroke-color="#000000" draw:stroke-linejoin="bevel" svg:stroke-linecap="round" draw:fill="none" fo:padding-top="0.024cm" fo:padding-bottom="0.024cm" fo:padding-left="0.024cm" fo:padding-right="0.024cm"/>
    </style:style>
    <style:style style:name="gr11" style:family="graphic" style:parent-style-name="standard">
      <style:graphic-properties draw:stroke="solid" svg:stroke-width="0.048cm" svg:stroke-color="#ff0000" draw:stroke-linejoin="bevel" svg:stroke-linecap="round" draw:fill="solid" draw:fill-color="#000000" fo:padding-top="0.024cm" fo:padding-bottom="0.024cm" fo:padding-left="0.024cm" fo:padding-right="0.024cm"/>
    </style:style>
    <style:style style:name="gr12" style:family="graphic" style:parent-style-name="standard">
      <style:graphic-properties draw:stroke="none" draw:fill="none" draw:textarea-horizontal-align="left" draw:textarea-vertical-align="top" draw:auto-grow-height="true" draw:auto-grow-width="true" fo:min-height="0.666cm" fo:min-width="0.666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5.1000003814697pt" style:font-size-asian="15.1000003814697pt" style:font-size-complex="15.1000003814697pt"/>
    </style:style>
    <style:style style:name="T1" style:family="text">
      <style:text-properties fo:color="#000000" style:font-name="DejaVu Sans1" fo:font-size="18.8999996185303pt" style:font-size-asian="18.8999996185303pt" style:font-name-complex="DejaVu Sans1" style:font-size-complex="18.8999996185303pt"/>
    </style:style>
    <style:style style:name="T2" style:family="text">
      <style:text-properties fo:color="#000000" style:font-name="DejaVu Sans1" fo:font-size="3.40000009536743pt" style:font-size-asian="3.40000009536743pt" style:font-name-complex="DejaVu Sans1" style:font-size-complex="3.40000009536743pt"/>
    </style:style>
    <style:style style:name="T3" style:family="text">
      <style:text-properties fo:color="#000000" style:font-name="DejaVu Sans1" fo:font-size="15.1000003814697pt" style:font-size-asian="15.1000003814697pt" style:font-name-complex="DejaVu Sans1" style:font-size-complex="15.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6cm">
          <draw:image xlink:href="Pictures/100002010000004800000075AA42C529A3A36104.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7cm">
          <draw:image xlink:href="Pictures/1000020100000067000000673647CB6C5E56C927.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77cm" svg:height="0.289cm" svg:x="14.806cm" svg:y="16.566cm" svg:viewBox="0 0 1278 290" svg:d="M0 287v-25c7-14 14-28 24-39 7-10 18-21 29-32 10-10 21-17 31-24 11-11 18-18 28-25 8-7 15-18 18-25 7-10 11-21 11-31 0-14-4-25-14-37-11-7-22-10-39-10-11 0-25 3-35 10-11 8-15 19-18 37l-32-4c0-21 11-40 25-54 17-14 39-17 60-17 28 0 49 3 67 17 14 14 21 33 21 58 0 10-4 21-7 31-7 11-14 22-21 32-11 11-28 25-57 46-14 14-24 25-35 35-7 7-14 18-18 28h142v29zM201 290l77-290h32l-81 290zM338 287v-29h67v-212l-60 47v-36l64-43h32v244h67v29zM730 213c0 24-7 42-25 56-14 14-39 21-67 21s-49-7-67-17c-18-15-25-32-28-57l35-3c4 31 25 49 60 49 18 0 32-4 39-14 11-7 18-21 18-39 0-14-7-25-18-32-14-10-28-14-49-14h-22v-28h22c17 0 31-7 42-14 10-7 18-21 18-35s-8-25-15-37c-10-7-21-10-38-10-15 0-29 3-36 10-10 8-14 19-17 33h-36c4-25 11-43 29-54 17-14 35-17 60-17 28 0 49 3 63 17 18 11 25 33 25 54 0 18-7 32-14 42-11 11-25 18-46 25 21 0 39 7 49 18 11 14 18 28 18 46zM747 290l78-290h32l-78 290zM885 287v-29h67v-212l-60 47v-36l64-43h31v244h67v29zM1278 213c0 24-7 42-25 56-14 14-39 21-67 21s-54-7-68-21c-18-14-25-32-25-56 0-18 4-36 14-46 11-11 21-18 39-21v-4c-14 0-28-11-35-21-7-14-14-25-14-42 0-22 7-37 24-51 15-14 40-17 65-17 28 0 46 3 63 17 15 11 22 29 22 54 0 14-4 28-11 39-11 14-21 21-35 21v4c17 3 28 10 39 21 10 10 14 28 14 46zM1235 82c0-33-14-47-49-47-18 0-33 4-40 11-7 8-14 22-14 36s7 28 14 35c12 11 22 14 40 14s28-3 39-10c7-11 10-21 10-39zM1242 209c0-18-3-32-14-39-10-7-24-14-42-14s-33 7-43 14c-11 11-15 21-15 39 0 35 18 57 58 57 21 0 35-4 42-15 11-10 14-24 14-42z">
          <text:p/>
        </draw:path>
        <draw:path draw:style-name="gr3" draw:text-style-name="P3" draw:layer="layout" svg:width="1.284cm" svg:height="0.297cm" svg:x="14.802cm" svg:y="16.562cm" svg:viewBox="0 0 1285 298" svg:d="M0 291v-25c7-18 14-28 25-42 10-11 21-21 32-32 10-7 21-18 31-25 7-8 18-15 25-25 11-8 14-15 21-25 4-7 7-18 7-28 0-14-3-25-14-32-7-7-18-14-35-14-11 0-25 7-32 14-11 7-14 18-18 32v3h-3l-35-3-4-4h4c0-25 10-42 28-53 14-14 35-21 60-21 28 0 53 7 67 21 14 11 25 32 25 57 0 10-4 21-11 31-4 11-11 22-21 32-11 12-28 29-53 51l-4-4 4 4c-14 10-28 24-35 31-11 11-15 18-18 28h-4v-3h142 3v3 29 3h-3-180-4zM4 287h180v4h-4v-29h4v4h-142-3v-7c3-7 10-18 21-28 7-11 21-21 35-32 25-21 43-40 53-50 11-11 18-22 21-32 4-7 7-18 7-28 0-25-7-43-21-53-14-14-35-21-63-21-21 0-43 7-57 21-14 10-24 28-28 49v-3l32 3v4c0-18 7-29 18-39 10-7 21-11 35-11 17 0 32 4 42 11 7 10 14 25 14 39 0 10-3 21-10 31-4 11-11 18-22 25-7 11-17 19-24 26-11 7-21 17-32 28-11 7-21 18-32 28-7 11-14 25-21 39h-3 3v25h-3zM201 294l78-294h3 32 4v4l-82 290v4h-3-28-4zM205 291h28v3l78-294 3 4h-32 4l-78 290h-3zM339 291v-29-3h3 67v3h-3v-212h3l4 3-64 43-3 3v-3-36-3l67-42h32 3v3 244h-3v-3h67 3v3 29 3h-3-170-3zM342 287h170v4h-4v-29h4v4h-67-4v-4-244h4-32l-64 46v-4h4v36h-4l-3-4 63-46 4-3v7 212 4h-4-67v-4 29zM737 217c0 24-10 45-24 60-18 14-43 21-71 21s-53-7-67-18c-18-14-28-35-32-60h4l35-7h4v4c3 31 21 45 56 45 18 0 28-3 39-10 7-11 14-21 14-39 0-14-7-21-18-32-10-7-24-10-45-10h-22-3v-4-29-4h3 22c17 0 31-3 42-14 7-7 14-17 14-31s-4-25-14-32c-7-7-18-14-35-14-15 0-25 7-36 14-7 7-14 18-14 28v4h-3l-36-4h-3c3-25 14-42 28-56 18-11 39-18 64-18 28 0 49 7 67 18 14 14 21 31 21 56 0 18-4 32-14 46-11 11-25 18-43 21h-3 3-3l3-3c18 3 36 10 50 22 10 10 17 28 17 46zM730 217c0-18-3-32-14-43-14-10-28-18-49-22v-3c21-4 32-11 42-22 11-10 14-24 14-42 0-21-7-39-21-49-14-14-35-21-63-21-25 0-43 7-57 17-17 14-28 32-28 53h-4v-3l36 3h-4c4-14 7-25 18-35 10-7 24-11 39-11 17 0 31 4 42 14 7 7 11 22 11 36s-4 28-15 38c-10 7-28 11-45 11h-22 4v29h-4v-3h22c21 0 38 7 49 14 14 7 21 21 21 35 0 21-7 32-18 42-10 11-24 15-42 15-35 0-60-18-63-50l3-3v3l-35 4v-4c3 25 14 42 28 53 18 14 39 18 67 18s50-4 67-18c14-14 21-32 21-56zM748 294l81-294h32 3v4l-81 290v4h-32-3zM751 291h32v3h-3l77-294 4 4h-32 4l-78 290h-4zM886 291v-29-3h3 67v3-212l4 3-64 43-3 3v-3-36l3-3 64-42h31 4v3 244h-4v-3h67 4v3 29 3h-4-169-3zM889 287h169v4h-3v-29h3v4h-67-3v-4-244h3-31 3l-67 46v-4h4v36h-4v-4l60-46 4-3v7 212 4h-4-67v-4h4v29h-4zM1285 217c0 24-7 45-25 60-18 14-43 21-71 21-32 0-53-7-71-21-17-15-24-36-24-60 0-18 3-36 14-50 10-11 24-18 42-22v4h-3v-4h3v4c-18-4-28-11-39-22-7-14-14-28-14-45 0-22 11-39 25-50 18-14 39-21 67-21 25 0 49 7 64 18 18 14 25 31 25 56 0 14-3 28-14 42-7 11-22 18-36 22v-4h3v4h-3v-4c17 4 32 11 43 22 11 14 14 28 14 50zM1278 217c0-18-3-32-10-46-11-12-26-19-40-19l-4-3v-4h4c14-3 25-11 32-21 11-14 15-25 15-39 0-21-11-39-25-49-15-14-36-21-61-21-28 0-46 7-64 21-14 10-21 28-21 46 0 17 4 28 11 42 10 10 21 18 35 21h4v4 3h-4c-14 0-28 7-39 19-7 14-14 28-14 46 0 24 7 42 25 56 14 14 39 18 67 18s53-4 68-18c14-14 21-35 21-56zM1235 85c0-28-14-42-46-42-18 0-28 3-39 10-7 7-10 18-10 32s3 25 14 35c7 7 17 11 35 11 14 0 28-4 35-11s11-17 11-35zM1242 85c0 18-4 32-14 39-11 7-25 14-39 14-18 0-32-7-39-14-10-11-14-21-14-39 0-14 4-28 14-35 7-11 21-14 39-14 35 0 53 17 53 49zM1242 213c0-18-4-28-14-39-11-7-21-10-39-10s-32 3-39 14c-10 7-14 17-14 35 0 35 14 53 53 53 18 0 32-4 42-14 7-7 11-21 11-39zM1250 213c0 21-8 35-15 46-11 7-28 14-46 14-39 0-60-21-60-60 0-18 3-32 14-42 11-7 25-12 46-12 18 0 32 5 42 12 11 10 19 24 19 42z">
          <text:p/>
        </draw:path>
        <draw:path draw:style-name="gr3" draw:text-style-name="P3" draw:layer="layout" svg:width="0.501cm" svg:height="0.272cm" svg:x="15.194cm" svg:y="18.866cm" svg:viewBox="0 0 502 273" svg:d="M0 273v-32h71v-209l-61 42v-32l65-42h31v241h68v32zM230 102v-42h35v42zM230 273v-44h35v44zM329 273v-32h70v-209l-63 42v-32l67-42h32v241h67v32z">
          <text:p/>
        </draw:path>
        <draw:path draw:style-name="gr3" draw:text-style-name="P3" draw:layer="layout" svg:width="0.504cm" svg:height="0.278cm" svg:x="15.194cm" svg:y="18.863cm" svg:viewBox="0 0 505 279" svg:d="M0 276v-32h70-3v-209h3l-60 46-3 3v-7-32-3l63-42h4 31 4v3 241h-4 68 3v32 3h-3-173zM0 272h173v4h-4v-32h4v3h-68-3v-3-241h3-31l-64 46v-4 32h-3l63-46 4-3v7 209 3h-4-70v-3h3v32h-3zM226 105v-42h4 35 4v42 4h-4-35-4zM230 102h35v3-42 4h-35v-4 42zM226 276v-39-4h4 35 4v4 39 3h-4-35-4zM230 272h35v4-39h-35v39zM329 276v-32h3 67-3v-209h3 4l-64 46-3 3v-7-32-3l63-42h4 32 3v3 241h-3 67 3v32 3h-3-170-3zM332 272h170v4h-4v-32h4v3h-67-4v-3-241h4-32l-64 46v-4 32h-3l60-46 7-3v7 209 3h-4-67v-3 32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4.783cm" svg:height="0.519cm" svg:x="18.644cm" svg:y="15.458cm" svg:viewBox="0 0 4784 520" svg:d="M257 407v-177h-208v177h-49v-386h49v166h208v-166h53v386zM473 414c-32 0-53-7-67-25-18-14-25-35-25-64 0-32 10-53 32-71 21-17 52-24 95-28h67v-14c0-25-4-42-14-53-11-11-25-14-50-14-21 0-35 3-46 10-10 8-17 18-17 36l-53-4c7-56 49-81 120-81 35 0 63 7 81 25 21 17 28 42 28 74v127c0 18 4 29 7 36 4 7 11 11 21 11 4 0 11 0 18-4v32c-14 3-25 3-39 3-17 0-31-3-39-14-10-10-14-24-14-42h-3c-11 21-25 35-42 46-18 10-36 14-60 14zM483 379c18 0 32-4 46-14 14-7 28-18 35-33 7-14 11-32 11-46v-25l-53 4c-25 0-39 0-53 7-11 3-21 10-28 18-4 10-7 21-7 35 0 18 3 29 10 40 11 7 21 14 39 14zM892 407v-188c0-18 0-32-3-46-4-10-11-18-18-21-10-7-21-7-39-7-21 0-42 7-56 25-14 14-21 35-21 67v170h-46v-234c0-32-4-53-4-60h46v7c0 4 4 7 4 11 0 7 0 17 0 32 10-22 24-36 39-43 17-10 35-14 56-14 32 0 56 7 71 25 14 14 24 42 24 81v195zM1203 361c-11 21-21 32-35 39-18 10-36 14-57 14-39 0-63-14-81-39s-28-61-28-114c0-102 35-155 109-155 21 0 42 4 57 14 14 7 24 18 35 39v-35-124h49v347c0 32 0 53 0 60h-46c0 0 0-7 0-18-3-10-3-21-3-28zM1055 258c0 42 3 74 17 92 11 18 28 25 53 25s46-7 60-28c11-19 18-50 18-89 0-43-7-71-18-88-14-18-35-29-60-29s-42 11-53 29c-14 17-17 49-17 88zM1326 407v-407h50v407zM1489 272c0 32 7 60 21 78s35 29 63 29c18 0 35-4 50-14 14-11 21-18 24-33l46 11c-21 46-60 71-120 71-46 0-77-14-102-39-21-25-32-64-32-117 0-50 11-85 32-113 25-25 56-39 99-39 84 0 130 53 130 159v7zM1647 233c-3-32-10-53-21-70-14-15-35-22-56-22-25 0-46 11-57 25-14 18-21 39-24 67zM1714 520v-35h325v35zM2321 258c0 103-35 156-109 156-21 0-39-4-53-11-18-10-28-21-39-42 0 7 0 18 0 28 0 11-4 18-4 18h-45c0-7 0-28 0-60v-347h49v117c0 14 0 28 0 42 11-18 21-32 39-39 14-10 32-14 53-14 39 0 67 14 84 39 18 25 25 60 25 113zM2268 261c0-42-3-74-14-91-11-18-28-25-53-25-28 0-49 7-60 28-14 18-21 49-21 92 0 39 7 67 21 85 11 18 32 29 60 29 25 0 42-11 53-29s14-50 14-89zM2459 414c-32 0-53-7-67-25-18-14-25-35-25-64 0-32 11-53 32-71 21-17 53-24 95-28h67v-14c0-25-4-42-14-53-11-11-25-14-50-14-21 0-35 3-45 10-11 8-18 18-18 36l-53-4c7-56 49-81 120-81 35 0 64 7 81 25 21 17 28 42 28 74v127c0 18 4 29 7 36 4 7 11 11 22 11 3 0 10 0 17-4v32c-14 3-24 3-39 3-17 0-31-3-38-14-11-10-14-24-14-42h-4c-11 21-28 35-42 46-18 10-39 14-60 14zM2469 379c18 0 32-4 46-14 14-7 25-18 35-33 7-14 11-32 11-46v-25l-53 4c-25 0-39 0-53 7-10 3-21 10-28 18-7 10-7 21-7 35 0 18 3 29 10 40 11 7 22 14 39 14zM2695 407v-227c0-21-3-42-3-67h45c4 32 4 53 4 60 7-28 18-42 28-53 11-10 25-14 42-14 8 0 15 0 22 4v42c-7 0-18 0-29 0-21 0-35 7-45 25-11 17-18 42-18 77v153zM2833 520v-35h325v35zM3190 50v-50h49v50zM3190 407v-294h49v294zM3504 407v-188c0-18-4-32-7-46-4-10-11-18-18-21-7-7-21-7-39-7-21 0-42 7-56 25-11 14-18 35-18 67v170h-49v-234c0-32 0-53-4-60h46c4 0 4 0 4 7 0 4 0 7 0 11 0 7 0 17 0 32 14-22 24-36 42-43 14-10 32-14 53-14 32 0 56 7 71 25 17 14 21 42 21 81v195zM3846 325c0 29-10 50-32 68-21 14-49 21-88 21-35 0-63-7-85-18-17-14-31-31-38-57l42-11c7 19 14 30 28 37 11 10 32 10 53 10 25 0 46-3 57-10 10-7 17-18 17-37 0-10-3-21-14-28-7-7-21-10-39-18l-35-7c-28-7-46-17-60-21-11-10-21-17-28-28s-11-21-11-35c0-28 11-50 32-64 18-14 46-21 81-21s60 7 78 18c21 10 32 28 39 56l-46 4c-4-11-11-21-21-29-11-7-29-10-50-10s-35 3-49 10c-7 4-14 18-14 29 0 10 3 14 7 21 3 7 10 10 17 14 11 3 29 11 57 18 24 3 42 10 56 17 11 4 18 11 25 18s14 14 18 25c3 7 3 17 3 28zM3945 272c0 32 7 60 21 78s35 29 60 29c21 0 39-4 53-14 14-11 21-18 25-33l42 11c-14 46-56 71-120 71-42 0-74-14-99-39-21-25-35-64-35-117 0-50 14-85 35-113 25-25 57-39 99-39 88 0 131 53 131 159v7zM4104 233c0-32-11-53-22-70-14-15-31-22-56-22s-42 11-56 25c-15 18-25 39-25 67zM4220 407v-227c0-21 0-42-3-67h45c4 32 4 53 4 60 7-28 18-42 28-53 11-10 25-14 42-14 8 0 15 0 22 4v42c-7 0-18 0-29 0-17 0-35 7-45 25-11 17-18 42-18 77v153zM4516 407c-14 3-31 7-49 7-39 0-60-25-60-67v-199h-32v-35h36l14-67h31v67h57v35h-57v187c0 15 4 26 7 30 8 7 15 10 25 10 7 0 18-3 28-3zM4784 325c0 29-10 50-31 68-21 14-53 21-88 21-39 0-67-7-85-18-21-14-35-31-39-57l42-11c4 19 11 30 25 37 14 10 32 10 57 10 24 0 42-3 52-10 11-7 18-18 18-37 0-10-3-21-10-28-11-7-22-10-39-18l-36-7c-28-7-49-17-60-21-14-10-21-17-28-28s-10-21-10-35c0-28 10-50 28-64 21-14 49-21 85-21 31 0 56 7 77 18 18 10 32 28 35 56l-42 4c-3-11-10-21-21-29-14-7-28-10-49-10-22 0-39 3-50 10-10 4-14 18-14 29 0 10 0 14 4 21 7 7 10 10 21 14 7 3 24 11 53 18 28 3 46 10 56 17 11 4 21 11 28 18s11 14 14 25c4 7 7 17 7 28z">
          <text:p/>
        </draw:path>
        <draw:path draw:style-name="gr3" draw:text-style-name="P3" draw:layer="layout" svg:width="4.791cm" svg:height="0.522cm" svg:x="18.64cm" svg:y="15.458cm" svg:viewBox="0 0 4792 523" svg:d="M258 406v-176h3v3h-208v-3h4v176 3h-4-49-4v-3-385-3h4 49 4v3 166h-4v-3h208v3h-3v-166-3h3 53 4v3 385 3h-4-53-3zM261 402h53v4h-3v-385h3v4h-53v-4h4v166h-4-208v-166 4h-49v-4 385-4h49v4-176-4h208 4v4 176h-4zM477 417c-32 0-57-11-71-25-14-18-21-39-21-67 0-32 7-57 28-74 21-14 56-25 99-25l67-4v4-14c0-25-7-42-18-49-7-11-24-18-46-18-21 0-35 3-46 10-10 11-14 18-17 36v3l-53-7h-4c11-56 50-84 124-84 35 0 67 10 85 28 17 17 28 42 28 74v127c0 14 3 25 7 32 3 7 7 10 17 10 4 0 11 0 18-3v3 32c-14 3-25 7-39 7-17 0-31-7-42-18-7-10-14-24-14-46h3v4h-3v-4l3 4c-14 21-28 39-45 46-18 10-36 18-60 18zM477 409c21 0 42-3 56-14 18-10 32-24 46-46v-3h3 4v3c0 22 3 36 10 43 11 10 22 14 39 14 11 0 25 0 39-4v4h-3v-32h3v4c-7 0-14 3-18 3-10 0-21-7-24-14-4-7-4-21-4-35v-127c0-32-10-53-28-71-18-17-46-24-81-24-71 0-109 24-117 77h-3v-3l53 3v4h-4c0-18 7-32 18-39s28-11 49-11c25 0 39 4 53 18 11 7 14 28 14 53v14 4h-3-67v-4 4c-43 3-74 10-92 28-21 14-32 35-32 67 0 28 7 46 22 60 17 17 35 24 67 24zM487 374c18 0 32-7 46-14s25-18 32-32 14-28 14-42v-25 4h-53c-21 0-39 3-53 7-11 3-18 10-25 21-7 7-7 18-7 32s4 28 11 35 21 14 35 14zM487 378c-18 0-32-4-39-14-10-7-14-22-14-39 0-14 4-28 11-39 7-7 14-14 28-21 11-4 28-7 53-7v3-3h53 3v3 25c0 14-3 32-10 46-11 14-21 25-35 35-15 7-32 11-50 11zM893 406v-187c0-18 0-32-4-42-3-11-7-18-17-25-7-4-18-7-36-7-21 0-38 10-53 25-14 17-21 38-21 67v169 3h-3-46-4v-3-233c0-32 0-53-3-60v-3h3 46 4v3 7c0 4 0 7 0 11 0 7 0 17 3 32h-3v-4 4l-4-4c14-18 25-32 43-42 14-11 35-14 56-14 32 0 56 10 74 24 14 18 21 46 21 85v194 3h-53-3zM896 402h53v4h-3v-194c0-39-7-64-25-81-14-14-35-21-67-21-21 0-39 3-53 10-14 11-28 25-39 43l-3 3h-4v-3c0-15 0-25 0-32 0-4 0-7 0-11 0-3 0-7 0-7h-46 4c0 7 0 28 0 60v233-4h46v4-169c0-32 7-53 21-71s32-25 56-25c18 0 32 4 39 7 7 4 14 15 18 25 7 11 7 28 7 46v187h-4zM1210 360c-10 21-21 32-38 42-15 7-36 15-57 15-39 0-67-15-85-39-17-29-28-67-28-117 0-106 39-158 113-158 21 0 42 3 57 14 17 7 28 21 38 38l-3 4v-4 4h-4v-35-124h4 49 4v346c0 32 0 49 0 60v3h-4-46-3v-3c0 0 0-7 0-21 0-7 0-18 0-25v4-4zM1207 357h3v3c0 7 0 14 0 25 4 10 4 17 4 21h-4v-4h46v4c-3-7-3-28-3-60v-346h3v4h-49v-4h3v124h-3 3v35h-3-4c-7-18-17-32-35-39-14-7-32-10-53-10-70 0-106 49-106 151 0 50 7 88 25 113s46 35 81 35c21 0 39-3 53-10 18-11 28-21 35-39zM1062 258c0 42 4 70 14 88 11 18 28 25 53 25s46-7 57-29c14-17 17-45 17-88 0-39-3-63-17-81-11-21-32-28-57-28s-42 7-53 28c-10 18-14 46-14 85zM1055 258c0-39 7-71 18-88 10-22 28-32 56-32s50 10 60 32c14 17 21 45 21 84 0 43-7 74-21 92-10 21-32 32-60 32s-46-11-56-29c-11-17-18-49-18-91zM1330 406v-406h50 3v406 3h-3-50zM1330 402h50v4h-4v-406h4v4h-50v-4h4v406h-4zM1496 268c0 36 7 60 21 78 11 18 32 28 60 28 18 0 35-7 46-14 14-7 21-18 25-32l3-3 4 3 42 11h4l-4 3c-17 50-60 75-120 75-46 0-81-15-102-43-25-25-35-67-35-116 0-50 10-88 35-113 21-28 56-42 99-42 88 0 134 56 134 162v3 4h-4-211v-4zM1493 265h211v3h-3v-3c0-106-43-155-127-155-43 0-74 10-96 38-21 25-35 60-35 110 0 49 14 88 35 113 22 24 53 38 99 38 60 0 99-24 117-67h3l-3 4-43-14h4c-4 14-14 25-28 32-11 10-32 14-50 14-28 0-53-11-67-29-14-17-21-45-21-81v-3zM1648 233c0-32-7-53-21-67-11-14-32-21-53-21-25 0-43 7-57 25-14 14-21 35-21 63h-3v-3h158v3zM1651 233h-158-4c4-28 11-53 25-67 14-18 35-28 60-28 24 0 42 10 56 25 14 14 21 38 25 70zM1715 520v-35-4h3 325 3v4 35 3h-3-325-3zM1718 516h325v4-35 3h-325v-3h4v35h-4zM2329 258c0 102-39 159-113 159-21 0-43-8-57-15s-28-21-35-38v-4 4-4h4c0 7 0 14 0 25-4 14-4 21-4 21v3h-4-45-4v-3c0-11 0-28 0-60v-346h4 49 4v117c0 14 0 28 0 42h-4v-4 4c7-21 21-35 35-42 18-11 36-14 57-14 39 0 67 14 84 38 18 25 29 64 29 117zM2322 258c0-50-7-88-25-113s-42-35-81-35c-21 0-39 3-53 10s-25 21-35 39v4h-4-4v-4c0-18 4-28 4-42v-117 4h-49v-4h3v346c0 32 0 53 0 60h-3v-4h45v4h-3c3 0 3-7 3-21 0-11 0-18 0-25h4 4c10 18 21 28 35 39 14 7 32 10 53 10 70 0 106-49 106-151zM2272 258c0-39-7-67-17-85-11-18-25-28-50-28-28 0-46 10-60 28-10 21-17 49-17 88s7 67 17 85c11 18 32 28 60 28 21 0 39-10 50-28 10-18 17-46 17-88zM2276 258c0 42-4 74-18 91-11 18-28 29-53 29-28 0-53-11-63-29-14-17-18-49-18-88s4-70 18-91c14-18 35-29 63-29 25 0 42 11 53 29 14 17 18 49 18 88zM2463 417c-32 0-57-11-71-25-14-18-21-39-21-67 0-32 7-57 28-74 21-14 57-25 99-25l67-4v4-14c0-25-7-42-18-49-10-11-24-18-46-18-21 0-35 3-45 10-11 11-14 18-18 36v3l-53-7h-3c10-56 49-84 123-84 35 0 67 10 85 28 17 17 28 42 28 74v127c0 14 3 25 7 32 3 7 7 10 18 10 3 0 10 0 17-3v3 32c-14 3-24 7-39 7-17 0-31-7-42-18-7-10-14-24-14-46h4v4h-4v-4l4 4c-15 21-29 39-46 46-18 10-39 18-60 18zM2463 409c21 0 42-3 56-14 18-10 32-24 46-46v-3h4 3v3c0 22 4 36 11 43 10 10 21 14 38 14 11 0 25 0 39-4v4h-3v-32h3v4c-7 0-14 3-17 3-11 0-22-7-25-14-4-7-7-21-7-35v-127c0-32-7-53-25-71-17-17-46-24-81-24-71 0-109 24-116 77h-4v-3l53 3v4h-4c0-18 8-32 18-39 11-7 28-11 49-11 25 0 39 4 50 18 14 7 18 28 18 53v14 4h-4-67v-4 4c-42 3-74 10-92 28-21 14-32 35-32 67 0 28 8 46 22 60 14 17 35 24 67 24zM2473 374c18 0 32-7 46-14s25-18 32-32 14-28 14-42v-25 4h-53c-21 0-39 3-53 7-10 3-17 10-25 21-7 7-10 18-10 32s7 28 14 35 21 14 35 14zM2473 378c-17 0-31-4-39-14-10-7-14-22-14-39 0-14 4-28 11-39 7-7 14-14 28-21 11-4 28-7 53-7v3-3h53 4v3 25c0 14-4 32-11 46-11 14-21 25-35 35-14 7-32 11-50 11zM2696 406v-226c0-21 0-42-4-67v-3h4 45 4v3c0 32 3 53 3 60h-3v-3 3h-4c11-28 18-46 29-56 10-7 28-14 45-14 8 0 15 3 22 3h3v4 42 7l-7-4c-3 0-14-3-25-3-17 0-31 11-42 28-11 18-18 39-18 74v152 3h-3-46-3zM2699 402h46v4-152c0-35 3-60 14-77 14-18 28-29 49-29 11 0 22 0 29 4h-4v-42h4l-4 3c-3-3-10-3-18-3-17 0-31 3-42 14-7 7-18 24-25 49h-3-4c0-7 0-28-3-60h3-45 3c0 25 0 46 0 67v226zM2833 520v-35-4h4 325 4v4 35 3h-4-325-4zM2837 516h325v4-35 3h-325v-3h3v35h-3zM3190 50v-50h4 49 4v50 3h-4-49-4zM3194 46h49v4h-3v-50h3v4h-49v-4h3v50h-3zM3190 406v-293-3h4 49 4v3 293 3h-4-49-4zM3194 402h49v4h-3v-293h3-49 3v293h-3zM3504 406v-187c0-18-3-32-7-42-3-11-7-18-14-25-10-4-21-7-39-7-21 0-38 10-53 25-14 17-17 38-17 67v169 3h-4-49-4v-3-233c0-32 0-53-3-60v-3h3 46 4v3 7c0 4 0 7 0 11 3 7 3 17 3 32h-3v-4 4-4c10-18 24-32 39-42 14-11 35-14 56-14 32 0 56 10 74 24 14 18 21 46 21 85v194 3h-3-46-4zM3508 402h46v4-194c0-39-7-64-21-81-18-14-39-21-71-21-21 0-39 3-53 10-14 11-28 25-39 43v3h-3-4v-3c0-15 0-25 0-32 0-4 0-7 0-11 0-3 0-7 0-7h-46 4c0 7 0 28 0 60v233-4h49v4h-3v-169c0-32 7-53 21-71s35-25 56-25c18 0 32 4 39 7 11 4 18 15 21 25 4 11 4 28 4 46v187zM3854 325c0 28-11 53-32 67s-53 25-92 25c-35 0-67-8-85-22-21-10-35-31-42-56v-4h4l42-10h4v3c3 14 14 25 24 32 14 7 32 11 53 11 25 0 42-4 53-11 14-7 18-18 18-32 0-10-4-17-11-24s-21-14-39-18v-4 4l-35-11v-3 3c-28-7-49-14-60-21-14-7-21-14-28-24-7-11-11-25-11-39 0-28 11-50 28-64 22-14 50-21 85-21s60 4 81 14c18 14 32 32 39 60l-3 4-46 3h-4c0-14-7-24-17-28-15-7-29-14-50-14s-35 7-46 10c-10 8-14 18-14 29 0 10 0 14 7 21 4 3 7 7 18 10 7 4 25 11 53 18 24 7 46 14 56 18 11 7 21 10 28 17 8 7 11 18 15 25 3 11 7 21 7 32zM3847 325c0-11 0-21-4-28-3-11-7-18-14-25-7-4-18-11-28-18-11-3-29-10-57-17h4-4c-24-4-42-11-53-15-10-3-14-10-21-14-3-7-7-14-7-24 0-14 7-25 18-32 10-7 28-11 49-11s39 4 50 11c14 7 21 18 24 32h-3v-4l46-3v3h-4c-7-25-18-42-35-53-18-10-46-17-78-17-35 0-60 7-81 21-18 14-28 32-28 60 0 14 3 24 10 35 7 7 14 18 29 25 10 7 28 14 56 21l39 7c17 7 28 11 39 21 7 7 10 18 10 28 0 18-3 29-17 39-11 7-32 11-57 11-21 0-42-4-53-11-14-7-24-21-28-39l4 4-46 7 3-4c7 25 18 46 39 57 18 10 46 17 81 17 39 0 67-7 88-21 22-14 29-35 29-63zM3952 268c0 36 7 60 22 78 10 18 31 28 56 28 21 0 39-7 49-14 15-7 22-18 25-32l4-3 3 3 42 11h4l-4 3c-17 50-59 75-123 75-42 0-78-15-99-43-24-25-35-67-35-116 0-50 11-88 35-113 21-28 57-42 99-42 88 0 134 56 134 162v3 4h-3-212v-4zM3949 265h212v3h-4v-3c0-106-42-155-127-155-42 0-74 10-95 38-25 25-36 60-36 110 0 49 11 88 36 113 21 24 53 38 95 38 64 0 102-24 120-67v4l-42-14h3c-3 14-14 25-28 32-14 10-28 14-53 14-28 0-46-11-63-29-15-17-22-45-22-81v-3zM4108 233c-4-32-11-53-25-67s-32-21-53-21c-25 0-42 7-56 25-15 14-22 35-22 63h-3v-3h159zM4108 233h-159-4c4-28 11-53 25-67 14-18 35-28 60-28s42 10 56 25c15 14 22 38 25 70zM4221 406v-226c0-21 0-42-4-67v-3h4 45 4v3c0 32 3 53 3 60h-3v-3 3c7-28 14-46 25-56 10-7 28-14 45-14 8 0 15 3 22 3h3v4 42 7l-3-4c-7 0-18-3-29-3-17 0-31 11-42 28-11 18-18 39-18 74v152 3h-3-46-3zM4224 402h46v4-152c0-35 3-60 14-77 14-18 28-29 49-29 11 0 22 0 29 4h-4v-42h4v3c-7-3-14-3-22-3-17 0-31 3-42 14-7 7-18 24-25 49h-3-4c0-7 0-28-3-60h3-45 3c0 25 0 46 0 67v226zM4524 406c-18 7-35 7-53 7-39 0-60-25-60-67v-198 4h-32-3v-4-35-3h3 36v3h-4l14-67v-3h4 31 4v3 67h-4v-3h57 3v3 35 4h-3-57v-4h4v184c0 14 3 25 7 28 4 7 11 11 21 11 7 0 18-4 28-4l4-3v3zM4517 406v-39h3v4c-10 3-21 3-28 3-10 0-21-3-25-7-7-7-7-18-7-35v-184-3h57v3h-4v-35h4-57v-67 4h-31v-4h3l-14 67h-3-36 4v35h-4v-3h32 4v3 198c0 42 17 63 56 63 18 0 35-3 49-7v4zM4792 325c0 28-14 53-35 67s-53 25-88 25c-39 0-67-8-89-22-21-10-31-31-38-56v-4h3l42-10h4v3c3 14 11 25 25 32 10 7 28 11 53 11 24 0 42-4 52-11 11-7 15-18 15-32 0-10-4-17-11-24s-21-14-35-18v-4 4l-36-11v-3 3c-28-7-49-14-63-21-11-7-21-14-28-24-7-11-11-25-11-39 0-28 11-50 32-64 18-14 49-21 85-21 31 0 60 4 77 14 21 14 32 32 39 60l-4 4-42 3h-3c-4-14-11-24-22-28-10-7-28-14-45-14-22 0-39 7-50 10-7 8-14 18-14 29 0 10 4 14 7 21 4 3 11 7 18 10 7 4 28 11 53 18 28 7 46 14 56 18 14 7 21 10 28 17s14 18 18 25c3 11 7 21 7 32zM4785 325c0-11-4-21-7-28-4-11-7-18-14-25-4-4-14-11-25-18-14-3-32-10-56-17-29-4-46-11-53-15-11-3-18-10-21-14-7-7-7-14-7-24 0-14 3-25 17-32 11-7 25-11 50-11 21 0 35 4 49 11 11 7 21 18 21 32v-4l42-3v3h-3c-4-25-14-42-32-53-21-10-46-17-77-17-36 0-64 7-85 21-18 14-25 32-25 60 0 14 4 24 7 35 7 7 18 18 28 25 11 7 32 14 60 21l36 7c17 7 31 11 39 21 10 7 14 18 14 28 0 18-7 29-18 39-14 7-32 11-56 11-25 0-43-4-57-11s-25-21-28-39h3v4l-42 7v-4c7 25 21 46 39 57 21 10 49 17 85 17 35 0 63-7 84-21s32-35 32-63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2.074cm" svg:height="0.282cm" svg:x="18.563cm" svg:y="18.845cm" svg:viewBox="0 0 2075 283" svg:d="M222 280l-32-82h-123l-32 82h-35l109-273h42l110 273zM130 35l-3 4c-4 10-7 24-14 42l-36 88h103l-36-88c-3-11-7-21-10-32zM508 202c0 28-11 46-32 60-18 14-46 21-81 21-67 0-106-25-117-70l39-7c4 17 11 28 25 35s32 14 53 14c24 0 42-7 56-14s18-18 18-35c0-11 0-19-4-23-3-7-10-10-17-14-7-3-18-7-25-7-11-3-25-7-35-10-21-4-39-11-50-15-10-3-21-10-24-17-7-4-11-11-18-18 0-7-4-17-4-28 0-21 11-39 29-53 17-14 42-21 74-21s56 7 70 14c18 11 29 28 36 49l-36 7c-3-14-10-24-24-31-11-7-25-11-46-11s-39 7-50 14c-10 4-17 18-17 32 0 7 3 14 7 21 3 4 10 7 21 14 7 0 25 7 49 11 7 3 14 3 25 7 7 0 14 3 21 7 11 3 18 7 25 11 3 3 11 7 14 14 7 3 11 10 14 17 0 7 4 19 4 26zM543 187v-28h99v28zM899 88c0 25-7 46-24 60-18 18-39 25-71 25h-78v107h-35v-273h113c32 0 53 7 71 21 17 14 24 32 24 60zM864 88c0-35-21-53-64-53h-74v106h74c43 0 64-18 64-53zM1147 280l-71-114h-85v114h-39v-273h131c28 0 53 7 71 21 18 11 25 32 25 57 0 17-7 35-18 49-10 14-29 21-50 28l79 118zM1144 85c0-18-8-29-19-39-11-7-28-11-46-11h-88v99h88c18 0 35-4 46-14 11-7 19-18 19-35zM1412 141c0 46-7 82-25 107-14 25-39 35-70 35-32 0-53-10-71-35-14-25-21-61-21-107s7-81 21-106c14-21 39-35 74-35 32 0 53 14 71 39 14 21 21 56 21 102zM1377 141c0-39-4-67-15-85-7-17-21-28-42-28-25 0-39 11-46 28-10 18-14 46-14 85s4 68 14 86c7 17 21 28 43 28 21 0 35-11 45-28 11-18 15-47 15-86zM1634 141c0 46-7 82-25 107-14 25-38 35-70 35s-57-10-71-35-24-61-24-107 7-81 24-106c14-21 39-35 71-35s56 14 70 39c18 21 25 56 25 102zM1599 141c0-39-4-67-14-85-11-17-25-28-46-28s-35 11-46 28c-7 18-14 46-14 85s7 68 14 86c11 17 25 28 46 28s35-11 46-28c10-18 14-47 14-86zM1853 187c0 33-7 54-25 71-14 18-35 25-63 25-32 0-53-10-71-35-14-21-25-58-25-100 0-46 11-85 25-109 18-25 42-39 74-39 39 0 67 21 78 56l-36 7c-7-21-21-35-42-35s-35 11-46 28c-10 18-17 46-17 81 7-10 14-21 28-28 10-3 21-7 39-7 24 0 42 7 60 25 14 14 21 35 21 60zM1817 191c0-22-3-36-14-46-10-11-24-18-42-18-14 0-28 7-39 14-7 11-14 25-14 39 0 22 7 40 14 54 11 14 25 21 43 21 17 0 28-7 38-18 11-10 14-28 14-46zM2075 191c0 29-11 50-28 67-14 18-39 25-71 25-24 0-42-7-60-18-14-10-24-28-28-49l35-3c7 28 25 42 57 42 17 0 32-7 42-18 11-10 18-28 18-46s-7-32-18-43c-10-11-25-14-42-14-11 0-18 0-25 3-11 4-18 8-28 15h-32l11-145h151v28h-123l-4 85c14-11 36-14 57-14 28 0 49 7 63 21 18 18 25 35 25 64z">
          <text:p/>
        </draw:path>
        <draw:path draw:style-name="gr3" draw:text-style-name="P3" draw:layer="layout" svg:width="2.078cm" svg:height="0.286cm" svg:x="18.559cm" svg:y="18.845cm" svg:viewBox="0 0 2079 287" svg:d="M226 280l-32-82v4h-123v-4h3l-32 82v3h-3-35-4v-3l113-273v-4h42v4l110 273 3 3h-3-39zM226 276h39v4h-4l-109-273h3-42l-109 273v-4h35v4l32-82h123 4l31 82h-3zM134 35v4h-3 3c-3 10-7 24-14 42l-35 89h-4 103l-36-89c-3-11-7-21-10-32l-7-14zM134 32l7 17c4 11 7 21 11 29l35 92v4h-3-103-3l3-4 36-89c3-18 10-32 14-42v-7l3-4zM515 202c0 28-14 46-32 63-21 15-49 22-84 22-67 0-106-25-117-74l39-7v-4 4c4 17 11 28 25 35s32 10 53 10c24 0 42-3 56-10 11-11 18-21 18-35 0-11-4-15-7-22-4-3-7-10-14-14-7 0-18-3-29-7-10-3-21-7-31-7v-3 3c-21-7-39-10-50-14-10-7-21-11-28-18s-10-14-14-22c-4-7-7-17-7-28 0-25 11-42 28-53 18-14 46-21 78-21s56 3 74 14c14 11 28 28 35 49v4h-3l-36 7h-3v-4c-4-14-11-24-21-28-11-7-25-10-46-10s-39 3-50 10c-10 7-14 18-14 32 0 7 0 14 4 18 7 7 10 10 21 14 7 4 25 8 49 15 7 0 18 3 25 7 7 0 18 3 25 7 7 0 14 3 21 7s14 11 18 14c3 7 10 14 10 21 4 7 7 18 7 25zM508 202c0-7 0-18-3-25-4-7-7-10-11-17-3-4-11-11-18-14-7-4-14-8-21-11-7 0-14-4-21-7-11 0-18-4-28-4l3-3-3 3c-25-7-39-10-50-14-7-4-14-8-17-15-7-7-7-14-7-21 0-18 3-28 17-35 11-7 29-11 50-11s35 4 49 11c11 7 18 17 21 31v-3l36-4h-4c-3-21-14-35-32-45-14-11-38-15-70-15s-57 7-74 18c-18 14-25 32-25 53 0 11 0 18 4 28 3 8 7 12 14 19s14 10 24 17c11 4 29 8 50 15 14 3 24 3 35 7 11 3 18 3 25 10 7 4 14 7 17 11 4 7 7 14 7 25 0 17-7 28-21 38-10 7-32 11-56 11-21 0-39-4-53-11s-25-21-28-38h3v3l-35 7-4-3h4c10 45 46 70 113 70 35 0 63-7 81-21 21-14 28-32 28-60zM547 188v-28-4h99v4 28 3h-99zM547 188h99-4v-28h4-99 3v28zM907 88c0 26-11 47-28 65-18 14-39 21-71 21h-78 4v106 3h-4-35-3v-3-273-4h3 113c32 0 53 7 71 22 17 17 28 35 28 63zM903 88c0-28-10-46-24-60-18-14-43-21-71-21h-113v273-4h35v4h-3v-106-4h3 78c32 0 53-7 67-21 18-14 28-35 28-61zM864 88c0-35-21-49-60-49h-74v-4h4v107h-4 74c43 0 60-18 60-54zM868 88c0 40-21 58-64 58h-74-3v-4-107h3 74c43 0 64 18 64 53zM1150 280l-74-113h4-85v113 3h-39v-3-273-4h131c28 0 53 7 70 22 19 14 26 35 26 60 0 21-4 36-19 50-10 14-28 25-49 28v-3l82 120v3h-3-44zM1150 276h44v4h-4l-75-117-4-3h4c21-4 35-11 46-25 15-14 18-33 18-50 0-25-8-43-22-57-17-14-42-21-70-21h-131 4v273h-4v-4h39v4h-4v-113-4h4 85 3l67 117zM1143 85c0-18-7-29-14-36-14-7-28-10-46-10h-88v-4 100h88c18 0 32-4 46-14 7-7 14-22 14-36zM1147 85c0 17-7 29-18 39-11 11-25 14-46 14h-88-4v-3-100h4 88c18 0 35 4 46 11s18 21 18 39zM1416 142c0 46-7 81-21 106-18 25-43 39-74 39-32 0-57-14-71-39-18-25-25-60-25-106 0-47 7-82 25-107 14-25 39-35 74-35 32 0 57 10 71 35 17 25 21 60 21 107zM1416 142c0-47-11-82-25-103-14-25-39-36-67-36-35 0-56 11-74 36-14 21-21 56-21 103 0 46 7 81 25 102 14 25 35 39 67 39 31 0 52-14 70-39 14-21 25-56 25-102zM1377 142c0-40-4-68-11-86-10-14-24-24-42-24-21 0-35 7-46 24-10 18-14 46-14 86 0 39 4 67 14 85 11 17 25 24 43 24 21 0 35-7 42-24 10-18 14-46 14-85zM1384 142c0 39-7 67-14 85-11 21-28 28-49 28-22 0-36-7-46-25-11-21-14-49-14-88 0-40 3-68 14-89 10-14 24-25 49-25 21 0 35 11 46 28 7 18 14 46 14 86zM1638 142c0 46-7 81-25 106-14 25-38 39-70 39s-57-14-71-39c-17-25-24-60-24-106 0-47 7-82 21-107 17-25 42-35 74-35s56 10 74 35c14 25 21 60 21 107zM1635 142c0-47-8-82-22-103-14-25-38-36-70-36s-57 11-71 36c-14 21-21 56-21 103 0 46 7 81 21 102 18 25 39 39 71 39s53-14 67-39c17-21 25-56 25-102zM1599 142c0-40-3-68-14-86-7-14-21-24-42-24s-35 7-43 24c-10 18-14 46-14 86 0 39 4 67 14 85 8 17 22 24 43 24s35-7 42-24c11-18 14-46 14-85zM1603 142c0 39-4 67-14 85-11 21-25 28-46 28s-39-7-46-25c-11-21-14-49-14-88 0-40 3-68 14-89 7-14 25-25 46-25s39 11 49 28c7 18 11 46 11 86zM1857 188c0 32-7 53-21 70-18 18-39 29-67 29-32 0-57-14-71-39-18-21-25-57-25-99 0-47 7-86 25-110 18-25 42-39 74-39 42 0 67 18 78 56l3 4h-3l-32 7h-4v-4c-7-21-21-31-42-31s-35 10-46 28c-10 18-14 42-14 78h-3-4c7-14 18-21 28-28 14-8 25-11 43-11 24 0 45 11 60 25 14 18 21 39 21 64zM1853 188c0-25-7-46-21-60s-32-26-56-26c-14 0-29 4-39 12-11 7-21 14-25 24l-7 8v-8c0-36 7-64 18-82 10-17 28-28 49-28s39 11 46 35h-4v-3l36-4h-4c-10-35-35-53-74-53-32 0-53 11-70 39-18 25-25 60-25 107 0 42 7 74 25 99 14 21 35 35 67 35 28 0 49-10 63-28 14-14 21-39 21-67zM1818 191c0-21-4-35-14-45-7-11-21-15-39-15-14 0-28 4-35 15-11 10-14 21-14 35 0 21 3 39 14 53 10 14 21 17 39 17 14 0 28-3 35-14 10-10 14-28 14-46zM1825 191c0 22-7 36-18 46-10 14-21 18-38 18-18 0-32-7-43-18-10-14-14-31-14-56 0-14 4-28 14-39 11-11 25-14 39-14 18 0 32 7 42 18 11 10 18 24 18 45zM2079 191c0 29-7 50-25 71-17 14-42 25-74 25-24 0-46-7-60-18-17-14-28-28-31-49v-4h3l32-3h3c7 28 25 38 57 38 17 0 32-3 42-14 11-14 14-28 14-46 0-17-3-31-14-42-10-7-25-14-42-14-11 0-18 0-25 3-11 4-18 11-25 18h-3-32-3l3-3 7-146v-4h4 151 4v4 28 4h-4-123v-4h3l-3 86h-4c14-11 32-19 57-19 28 0 49 8 63 26 18 14 25 35 25 63zM2075 191c0-24-7-45-21-60-17-17-35-25-63-25-21 0-39 8-57 18l-3 4v-7l7-86h123v-28h-151l-11 146h32c7-7 17-15 25-18 10 0 17-4 28-4 17 0 32 7 42 18 14 11 18 25 18 42 0 18-4 36-18 46-7 14-25 18-42 18-32 0-53-14-60-39l3-3v3l-35 4v-4c7 21 14 39 28 49 18 11 36 18 60 18 32 0 53-10 71-28 17-14 24-35 24-64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1" draw:text-style-name="P1" draw:layer="layout" svg:width="12.089cm" svg:height="4.18cm" svg:x="1.485cm" svg:y="2.466cm" svg:viewBox="0 0 12090 4181" svg:d="M12073 554c10-24 17-49 17-70 0-96-88-191-247-268-155-82-384-141-649-180-264-36-557-46-836-25-282 18-543 64-744 131l-642 215c-71 21-141 49-212 70l-120 43c-74 21-148 45-222 70l-1284 427c-71 25-141 49-212 74l-120 39c-74 25-148 49-222 74l-1281 427c-74 25-144 49-215 74l-120 39c-74 24-148 49-222 70l-1285 431c-71 21-141 49-212 70l-120 43c-74 21-148 45-222 70l-1284 427c-71 25-141 49-215 74l-117 39c-74 25-148 49-222 74l-642 212c-134 46-240 98-314 158-70 57-109 120-109 184 0 25 7 49 14 70l70 159c14 33 39 65 74 96l18 18c166 141 536 247 988 282 451 32 921-14 1245-123l9191-3067c138-42 243-99 310-159 226-201 4-423-532-539-540-117-1246-92-1701 60l-9187 3062c-381 127-501 314-314 484l-18-18c-35-31-60-63-74-96-31-70-10-144 57-212 67-70 183-130 335-183l638-212 219-74 120-39 219-70 1280-430 219-71 120-39 219-74 1285-427 215-74 120-39 219-74 1280-427 219-74 120-38 219-71 1280-430 219-71 120-39 219-74 638-215c205-67 473-113 759-127 282-18 582 0 836 42 257 43 473 113 607 198 63 42 109 88 134 137 24 46 24 96 3 145-14 32-39 64-74 92 35-28 60-60 74-92z">
          <text:p/>
        </draw:path>
        <draw:polygon draw:style-name="gr7" draw:text-style-name="P2" draw:layer="layout" svg:width="0cm" svg:height="0cm" svg:x="7.249cm" svg:y="5.069cm" svg:viewBox="0 0 0 0" draw:points="0,0">
          <text:p/>
        </draw:polygon>
        <draw:path draw:style-name="gr1" draw:text-style-name="P1" draw:layer="layout" svg:width="11.908cm" svg:height="3.97cm" svg:x="1.574cm" svg:y="2.675cm" svg:viewBox="0 0 11909 3971" svg:d="M11821 612c226-197 4-423-532-539-540-117-1246-92-1701 60l-9187 3062c-381 128-501 318-314 484 166 145 536 251 988 282 451 32 921-14 1245-123l9191-3063c138-46 243-103 310-163l18-14z">
          <text:p/>
        </draw:path>
        <draw:polygon draw:style-name="gr7" draw:text-style-name="P2" draw:layer="layout" svg:width="0cm" svg:height="0cm" svg:x="7.249cm" svg:y="5.069cm" svg:viewBox="0 0 0 0" draw:points="0,0">
          <text:p/>
        </draw:polygon>
        <draw:path draw:style-name="gr1" draw:text-style-name="P1" draw:layer="layout" svg:width="12.089cm" svg:height="3.775cm" svg:x="1.485cm" svg:y="2.466cm" svg:viewBox="0 0 12090 3776" svg:d="M12073 554c10-24 17-49 17-70 0-96-88-191-247-268-155-82-384-141-649-180-264-36-557-46-836-25-282 18-543 64-744 131l-642 215c-71 21-141 49-212 70l-120 43c-74 21-148 45-222 70l-1284 427c-71 25-141 49-212 74l-120 39c-74 25-148 49-222 74l-1281 427c-74 25-144 49-215 74l-120 39c-74 24-148 49-222 70l-1285 431c-71 21-141 49-212 70l-120 43c-74 21-148 45-222 70l-1284 427c-71 25-141 49-215 74l-117 39c-74 25-148 49-222 74l-642 216c-134 43-240 95-314 155-70 57-109 120-109 184 0 25 7 49 14 70l70 159c-31-70-10-144 57-212 67-67 183-130 335-179l638-217 219-74 120-39 219-70 1280-430 219-71 120-39 219-74 1285-427 215-74 120-39 219-74 1280-427 219-74 120-38 219-71 1280-430 219-71 120-39 219-74 638-215c205-67 473-113 759-127 282-18 582 0 836 42 257 43 473 113 607 198 63 42 109 88 134 137 24 46 24 96 3 145z">
          <text:p/>
        </draw:path>
        <draw:polygon draw:style-name="gr7" draw:text-style-name="P2" draw:layer="layout" svg:width="0cm" svg:height="0cm" svg:x="7.249cm" svg:y="5.069cm" svg:viewBox="0 0 0 0" draw:points="0,0">
          <text:p/>
        </draw:polygon>
        <draw:path draw:style-name="gr1" draw:text-style-name="P1" draw:layer="layout" svg:width="0.682cm" svg:height="0.228cm" svg:x="7.189cm" svg:y="4.546cm" svg:viewBox="0 0 683 229" svg:d="M661 75c-4-4-7-7-11-11-40-24-107-46-191-56-78-11-163-11-240 0-81 10-148 32-187 56-4 4-7 7-11 11-46 43-17 89 78 121 113 39 289 42 423 14 139-28 195-85 139-135z">
          <text:p/>
        </draw:path>
        <draw:polygon draw:style-name="gr7" draw:text-style-name="P2" draw:layer="layout" svg:width="0cm" svg:height="0cm" svg:x="7.249cm" svg:y="5.069cm" svg:viewBox="0 0 0 0" draw:points="0,0">
          <text:p/>
        </draw:polygon>
        <draw:path draw:style-name="gr1" draw:text-style-name="P1" draw:layer="layout" svg:width="0.681cm" svg:height="0.229cm" svg:x="2.77cm" svg:y="6.017cm" svg:viewBox="0 0 682 230" svg:d="M659 76c-4-4-4-7-11-7-35-28-102-50-187-61-78-11-162-11-241 0-81 11-152 33-187 61-3 0-7 3-10 7-50 39-18 88 77 120 113 39 290 46 428 14 134-28 187-85 131-134z">
          <text:p/>
        </draw:path>
        <draw:polygon draw:style-name="gr7" draw:text-style-name="P2" draw:layer="layout" svg:width="0cm" svg:height="0cm" svg:x="7.249cm" svg:y="5.069cm" svg:viewBox="0 0 0 0" draw:points="0,0">
          <text:p/>
        </draw:polygon>
        <draw:path draw:style-name="gr1" draw:text-style-name="P1" draw:layer="layout" svg:width="0.681cm" svg:height="0.227cm" svg:x="11.606cm" svg:y="3.074cm" svg:viewBox="0 0 682 228" svg:d="M661 72c-4-3-7-7-11-7-39-28-106-49-187-60-78-7-163-7-241 0-85 11-152 32-190 60-4 0-7 4-11 7-46 43-14 88 78 120 113 40 293 47 428 19 134-33 190-89 134-139z">
          <text:p/>
        </draw:path>
        <draw:polygon draw:style-name="gr7" draw:text-style-name="P2" draw:layer="layout" svg:width="0cm" svg:height="0cm" svg:x="7.249cm" svg:y="5.069cm" svg:viewBox="0 0 0 0" draw:points="0,0">
          <text:p/>
        </draw:polygon>
        <draw:path draw:style-name="gr1" draw:text-style-name="P1" draw:layer="layout" svg:width="0.645cm" svg:height="0.196cm" svg:x="11.624cm" svg:y="3.079cm" svg:viewBox="0 0 646 197" svg:d="M3 74c-7 18 0 32 14 50 18 14 43 29 78 43 46 14 109 25 176 28 68 4 135 0 195-7 60-10 113-28 141-50 32-18 46-42 36-64-4-7-7-10-11-14-39-28-106-49-187-60-74 14-170 14-241 0-85 11-152 32-190 60-4 4-7 7-11 14z">
          <text:p/>
        </draw:path>
        <draw:polygon draw:style-name="gr7" draw:text-style-name="P2" draw:layer="layout" svg:width="0cm" svg:height="0cm" svg:x="7.249cm" svg:y="5.069cm" svg:viewBox="0 0 0 0" draw:points="0,0">
          <text:p/>
        </draw:polygon>
        <draw:path draw:style-name="gr1" draw:text-style-name="P1" draw:layer="layout" svg:width="0.642cm" svg:height="0.195cm" svg:x="7.207cm" svg:y="4.554cm" svg:viewBox="0 0 643 196" svg:d="M3 71c-7 18-3 36 14 50 15 17 43 32 78 42 46 18 110 28 174 32 67 3 137 0 197-11 60-10 110-28 142-46 28-21 42-42 31-67-3-3-3-7-7-14-39-24-106-47-190-57-71 14-166 14-240 0-86 10-153 33-188 57-7 7-7 11-11 14z">
          <text:p/>
        </draw:path>
        <draw:polygon draw:style-name="gr7" draw:text-style-name="P2" draw:layer="layout" svg:width="0cm" svg:height="0cm" svg:x="7.249cm" svg:y="5.069cm" svg:viewBox="0 0 0 0" draw:points="0,0">
          <text:p/>
        </draw:polygon>
        <draw:path draw:style-name="gr1" draw:text-style-name="P1" draw:layer="layout" svg:width="0.643cm" svg:height="0.196cm" svg:x="2.79cm" svg:y="6.025cm" svg:viewBox="0 0 644 197" svg:d="M4 74c-8 18-4 32 14 50 14 15 42 29 77 43 47 14 111 24 178 28 63 4 134 0 194-11 60-10 109-24 141-45 32-18 42-44 32-65-4-7-4-11-11-14-35-28-102-49-187-60-74 14-166 14-240 0-81 11-153 32-188 60-3 3-7 7-10 14z">
          <text:p/>
        </draw:path>
        <draw:polygon draw:style-name="gr7" draw:text-style-name="P2" draw:layer="layout" svg:width="0cm" svg:height="0cm" svg:x="7.249cm" svg:y="5.069cm" svg:viewBox="0 0 0 0" draw:points="0,0">
          <text:p/>
        </draw:polygon>
        <draw:path draw:style-name="gr1" draw:text-style-name="P1" draw:layer="layout" svg:width="0.55cm" svg:height="0.445cm" svg:x="2.836cm" svg:y="8.607cm" svg:viewBox="0 0 551 446" svg:d="M551 354c0 35-67 67-169 85-102 14-223 7-301-21-53-18-81-43-81-64v-49c0-11 7-25 25-39 45-32 144-53 251-53 109 0 208 21 250 53 18 14 25 28 25 39 0-11-7-25-25-39v-106-14c0-46-112-85-250-85-139 0-251 39-251 85v14c-8-7-11-18-11-25 0-49 116-85 262-85 145 0 261 36 261 85v-46 46c0 7-3 18-11 25 8-7 11-18 11-25 0-49-116-85-261-85-146 0-262 36-262 85v-46c0-50 116-89 262-89 145 0 261 39 261 89 0-50-116-89-261-89-146 0-262 39-262 89v46c0 7 3 18 11 25v106c-18 14-25 28-25 39v49c0-53 123-95 276-95 152 0 275 42 275 95 0 35-67 67-169 85-102 14-223 7-301-21-53-18-81-43-81-64 0-53 123-95 276-95 152 0 275 42 275 95v-49z">
          <text:p/>
        </draw:path>
        <draw:polygon draw:style-name="gr7" draw:text-style-name="P2" draw:layer="layout" svg:width="0cm" svg:height="0cm" svg:x="7.249cm" svg:y="5.069cm" svg:viewBox="0 0 0 0" draw:points="0,0">
          <text:p/>
        </draw:polygon>
        <draw:path draw:style-name="gr1" draw:text-style-name="P1" draw:layer="layout" svg:width="0.55cm" svg:height="0.441cm" svg:x="11.673cm" svg:y="5.665cm" svg:viewBox="0 0 551 442" svg:d="M551 350c0 39-67 71-169 85-106 14-222 7-304-21-50-18-78-39-78-64v-45c0-15 7-30 25-40-18 10-25 25-25 40v45c0-49 120-92 276-92 152 0 275 43 275 92 0 39-67 71-169 85-106 14-222 7-304-21-50-18-78-39-78-64 0-49 120-92 276-92 152 0 275 43 275 92v-45c0-15-10-30-28-40v-110-14c0-46-109-84-247-84-142 0-251 38-251 84v14c-7-7-11-14-11-24v-46c0-50 116-85 262-85 141 0 258 35 258 85v46c0 10-4 17-11 24 7-7 11-14 11-24v-46c0-50-117-85-258-85-146 0-262 35-262 85v46c0-46 116-85 262-85 141 0 258 39 258 85 0-46-117-85-258-85-146 0-262 39-262 85 0 10 4 17 11 24v110c42-36 142-57 251-57 106 0 205 21 247 57 18 10 28 25 28 40z">
          <text:p/>
        </draw:path>
        <draw:polygon draw:style-name="gr7" draw:text-style-name="P2" draw:layer="layout" svg:width="0cm" svg:height="0cm" svg:x="7.249cm" svg:y="5.069cm" svg:viewBox="0 0 0 0" draw:points="0,0">
          <text:p/>
        </draw:polygon>
        <draw:path draw:style-name="gr1" draw:text-style-name="P1" draw:layer="layout" svg:width="0.55cm" svg:height="0.441cm" svg:x="7.253cm" svg:y="7.136cm" svg:viewBox="0 0 551 442" svg:d="M551 350c0 39-67 71-169 85-103 14-220 7-301-18-53-17-81-42-81-67v-45c0-15 10-25 24-39 46-32 145-53 252-53 109 0 208 21 250 53 18 14 25 24 25 39 0-15-7-25-25-39v-106-14c0-51-109-86-250-86-139 0-252 35-252 86v14c-3-11-7-18-7-26 0-49 117-88 259-88 144 0 261 39 261 88v-49 49c0 8-4 15-11 26 7-11 11-18 11-26 0-49-117-88-261-88-142 0-259 39-259 88v-49c0-46 117-85 259-85 144 0 261 39 261 85 0-46-117-85-261-85-142 0-259 39-259 85v49c0 8 4 15 7 26v106c-14 14-24 24-24 39v45c0-49 123-88 276-88 155 0 275 39 275 88 0 39-67 71-169 85-103 14-220 7-301-18-53-17-81-42-81-67 0-49 123-88 276-88 155 0 275 39 275 88v-45z">
          <text:p/>
        </draw:path>
        <draw:polygon draw:style-name="gr7" draw:text-style-name="P2" draw:layer="layout" svg:width="0cm" svg:height="0cm" svg:x="7.249cm" svg:y="5.069cm" svg:viewBox="0 0 0 0" draw:points="0,0">
          <text:p/>
        </draw:polygon>
        <draw:path draw:style-name="gr1" draw:text-style-name="P1" draw:layer="layout" svg:width="0.501cm" svg:height="0.205cm" svg:x="7.277cm" svg:y="7.196cm" svg:viewBox="0 0 502 206" svg:d="M0 206c46-32 145-53 251-53 109 0 204 21 251 53v-106-14c0-51-114-86-251-86-138 0-251 35-251 86v14z">
          <text:p/>
        </draw:path>
        <draw:polygon draw:style-name="gr7" draw:text-style-name="P2" draw:layer="layout" svg:width="0cm" svg:height="0cm" svg:x="7.249cm" svg:y="5.069cm" svg:viewBox="0 0 0 0" draw:points="0,0">
          <text:p/>
        </draw:polygon>
        <draw:path draw:style-name="gr1" draw:text-style-name="P1" draw:layer="layout" svg:width="0.497cm" svg:height="0.208cm" svg:x="11.698cm" svg:y="5.722cm" svg:viewBox="0 0 498 209" svg:d="M0 209c42-33 141-54 250-54 106 0 205 21 248 54v-111-14c0-46-110-84-248-84-141 0-250 38-250 84v14z">
          <text:p/>
        </draw:path>
        <draw:polygon draw:style-name="gr7" draw:text-style-name="P2" draw:layer="layout" svg:width="0cm" svg:height="0cm" svg:x="7.249cm" svg:y="5.069cm" svg:viewBox="0 0 0 0" draw:points="0,0">
          <text:p/>
        </draw:polygon>
        <draw:path draw:style-name="gr1" draw:text-style-name="P1" draw:layer="layout" svg:width="0.5cm" svg:height="0.208cm" svg:x="2.861cm" svg:y="8.667cm" svg:viewBox="0 0 501 209" svg:d="M0 209c45-35 144-57 250-57s209 22 251 57v-110-14c0-46-113-85-251-85s-250 39-250 85v14z">
          <text:p/>
        </draw:path>
        <draw:polygon draw:style-name="gr7" draw:text-style-name="P2" draw:layer="layout" svg:width="0cm" svg:height="0cm" svg:x="7.249cm" svg:y="5.069cm" svg:viewBox="0 0 0 0" draw:points="0,0">
          <text:p/>
        </draw:polygon>
        <draw:path draw:style-name="gr1" draw:text-style-name="P1" draw:layer="layout" svg:width="0.3cm" svg:height="0.099cm" svg:x="11.796cm" svg:y="5.965cm" svg:viewBox="0 0 301 100" svg:d="M301 49c0 23-35 40-91 47-57 7-120 4-163-10-28-11-47-22-47-37 0-28 68-49 153-49 81 0 148 21 148 49z">
          <text:p/>
        </draw:path>
        <draw:polygon draw:style-name="gr7" draw:text-style-name="P2" draw:layer="layout" svg:width="0cm" svg:height="0cm" svg:x="7.249cm" svg:y="5.069cm" svg:viewBox="0 0 0 0" draw:points="0,0">
          <text:p/>
        </draw:polygon>
        <draw:path draw:style-name="gr1" draw:text-style-name="P1" draw:layer="layout" svg:width="0.299cm" svg:height="0.102cm" svg:x="7.38cm" svg:y="7.436cm" svg:viewBox="0 0 300 103" svg:d="M300 49c0 22-35 39-96 51-56 7-120 0-162-12-28-10-42-24-42-39 0-28 67-49 148-49 84 0 152 21 152 49z">
          <text:p/>
        </draw:path>
        <draw:polygon draw:style-name="gr7" draw:text-style-name="P2" draw:layer="layout" svg:width="0cm" svg:height="0cm" svg:x="7.249cm" svg:y="5.069cm" svg:viewBox="0 0 0 0" draw:points="0,0">
          <text:p/>
        </draw:polygon>
        <draw:path draw:style-name="gr1" draw:text-style-name="P1" draw:layer="layout" svg:width="0.3cm" svg:height="0.102cm" svg:x="2.963cm" svg:y="8.907cm" svg:viewBox="0 0 301 103" svg:d="M301 54c0 21-39 39-92 46-61 7-124 3-167-11-28-10-42-21-42-35 0-28 67-54 148-54 86 0 153 26 153 54z">
          <text:p/>
        </draw:path>
        <draw:polygon draw:style-name="gr7" draw:text-style-name="P2" draw:layer="layout" svg:width="0cm" svg:height="0cm" svg:x="7.249cm" svg:y="5.069cm" svg:viewBox="0 0 0 0" draw:points="0,0">
          <text:p/>
        </draw:polygon>
        <draw:path draw:style-name="gr1" draw:text-style-name="P1" draw:layer="layout" svg:width="0.682cm" svg:height="0.162cm" svg:x="7.189cm" svg:y="4.61cm" svg:viewBox="0 0 683 163" svg:d="M32 0c-4 4-7 11-11 14-7 18-3 36 14 50 18 17 43 32 78 42 46 14 109 25 173 28 67 8 137 4 197-7 60-10 110-28 142-49 32-18 43-42 32-64 0-3-3-10-7-14 4 4 7 4 11 7 56 50 0 106-139 139-134 28-310 21-423-19-95-28-124-77-78-120 4-3 7-3 11-7z">
          <text:p/>
        </draw:path>
        <draw:polygon draw:style-name="gr7" draw:text-style-name="P2" draw:layer="layout" svg:width="0cm" svg:height="0cm" svg:x="7.249cm" svg:y="5.069cm" svg:viewBox="0 0 0 0" draw:points="0,0">
          <text:p/>
        </draw:polygon>
        <draw:path draw:style-name="gr1" draw:text-style-name="P1" draw:layer="layout" svg:width="0.681cm" svg:height="0.161cm" svg:x="2.77cm" svg:y="6.085cm" svg:viewBox="0 0 682 162" svg:d="M33 0c-3 3-7 7-10 14-8 14-4 32 14 46 14 19 42 33 77 43 46 18 106 28 178 32 63 4 134 0 194-11 60-10 109-24 141-45 32-23 42-44 32-65-4-7-4-11-11-14 7 0 7 3 11 7 56 49 3 107-131 135-138 32-315 25-428-14-95-32-127-82-77-121 3-4 7-7 10-7z">
          <text:p/>
        </draw:path>
        <draw:polygon draw:style-name="gr7" draw:text-style-name="P2" draw:layer="layout" svg:width="0cm" svg:height="0cm" svg:x="7.249cm" svg:y="5.069cm" svg:viewBox="0 0 0 0" draw:points="0,0">
          <text:p/>
        </draw:polygon>
        <draw:path draw:style-name="gr1" draw:text-style-name="P1" draw:layer="layout" svg:width="0.681cm" svg:height="0.163cm" svg:x="11.606cm" svg:y="3.139cm" svg:viewBox="0 0 682 164" svg:d="M32 0c-4 5-7 12-11 15-7 18 0 32 14 50 18 14 43 28 78 42 46 14 109 25 176 28 68 4 135 0 195-7 60-10 113-28 141-49 32-18 46-42 36-64-4-3-7-10-11-15 4 5 7 5 11 8 56 53 0 106-134 138-135 29-315 22-428-18-92-32-124-77-78-120 4-3 7-3 11-8z">
          <text:p/>
        </draw:path>
        <draw:polygon draw:style-name="gr7" draw:text-style-name="P2" draw:layer="layout" svg:width="0cm" svg:height="0cm" svg:x="7.249cm" svg:y="5.069cm" svg:viewBox="0 0 0 0" draw:points="0,0">
          <text:p/>
        </draw:polygon>
        <draw:path draw:style-name="gr1" draw:text-style-name="P1" draw:layer="layout" svg:width="0.24cm" svg:height="0.019cm" svg:x="2.991cm" svg:y="6.017cm" svg:viewBox="0 0 241 20" svg:d="M241 9c-79-12-163-12-241 0 74 15 166 15 241 0z">
          <text:p/>
        </draw:path>
        <draw:polygon draw:style-name="gr7" draw:text-style-name="P2" draw:layer="layout" svg:width="0cm" svg:height="0cm" svg:x="7.249cm" svg:y="5.069cm" svg:viewBox="0 0 0 0" draw:points="0,0">
          <text:p/>
        </draw:polygon>
        <draw:path draw:style-name="gr1" draw:text-style-name="P1" draw:layer="layout" svg:width="0.243cm" svg:height="0.019cm" svg:x="7.408cm" svg:y="4.546cm" svg:viewBox="0 0 244 20" svg:d="M244 9c-77-12-166-12-244 0 75 15 170 15 244 0z">
          <text:p/>
        </draw:path>
        <draw:polygon draw:style-name="gr7" draw:text-style-name="P2" draw:layer="layout" svg:width="0cm" svg:height="0cm" svg:x="7.249cm" svg:y="5.069cm" svg:viewBox="0 0 0 0" draw:points="0,0">
          <text:p/>
        </draw:polygon>
        <draw:path draw:style-name="gr1" draw:text-style-name="P1" draw:layer="layout" svg:width="0.24cm" svg:height="0.016cm" svg:x="11.828cm" svg:y="3.074cm" svg:viewBox="0 0 241 17" svg:d="M241 5c-78-7-162-7-241 0 72 15 167 15 241 0z">
          <text:p/>
        </draw:path>
        <draw:polygon draw:style-name="gr7" draw:text-style-name="P2" draw:layer="layout" svg:width="0cm" svg:height="0cm" svg:x="7.249cm" svg:y="5.069cm" svg:viewBox="0 0 0 0" draw:points="0,0">
          <text:p/>
        </draw:polygon>
        <draw:path draw:style-name="gr1" draw:text-style-name="P1" draw:layer="layout" svg:width="12.089cm" svg:height="4.749cm" svg:x="1.485cm" svg:y="1.262cm" svg:viewBox="0 0 12090 4750" svg:d="M7698 1254c-10 7-21 14-28 25 342-612 1108-841 1729-520-14 11-29 25-43 39-28 24-53 49-77 74-28 25-57 49-81 74-18 18-39 32-50 42-14 11-21 18-28 25-7 3-7 7-11 7 4 0 4-4 11-7l-95 28 95-28c7-7 14-14 28-25 11-10 32-24 50-42 24-25 53-49 81-74 24-25 49-50 77-74 14-14 29-28 43-39 35-35 74-67 109-95 229-413 663-667 1136-664 469 0 903 258 1132 671l-17-18 17 18c29 28 57 56 85 95 25 35 53 74 81 120 25 39 46 81 64 127 21 46 35 88 46 131 14 50 21 96 28 138 7 53 10 99 10 141 0-42-3-88-10-141-7-42-14-88-28-138-11-43-25-85-46-131-18-46-39-88-64-127-28-46-56-85-81-120-28-39-56-67-85-95-229-413-663-671-1132-671-473-3-907 251-1136 664 7-7 18-18 28-25-10 7-21 18-28 25-35 28-74 60-109 95-621-321-1387-92-1729 520-35 28-70 59-109 95-21 17-46 39-67 60-39 35-92 84-131 123-21 18-39 32-53 46-14 11-21 21-28 25l-92 28 92-28c-7 3-7 3-11 7 4-4 4-4 11-7 7-4 14-14 28-25 14-14 32-28 53-46 39-39 92-88 131-123 21-21 46-43 67-60-621-326-1387-92-1729 515 11-7 18-14 28-21-10 7-17 14-28 21-35 32-70 63-109 95-21 21-46 42-67 64-39 35-88 84-131 120-21 21-39 35-53 49-10 10-21 18-28 21l-92 32 92-32c-7 7-7 7-11 7 4 0 4 0 11-7 7-3 18-11 28-21 14-14 32-28 53-49 43-36 92-85 131-120 21-22 46-43 67-64-621-321-1388-92-1730 519 7-7 18-14 28-25-10 11-21 18-28 25-35 28-74 60-109 95-21 21-46 42-67 60-39 39-92 88-131 123-21 18-39 36-53 46-14 11-21 21-28 25l-95 32 95-32c-7 3-7 7-10 7 3 0 3-4 10-7 7-4 14-14 28-25 14-10 32-28 53-46 39-35 92-84 131-123 21-18 46-39 67-60-621-321-1387-92-1729 518 7-10 18-17 28-24-10 7-21 14-28 24-35 29-70 60-109 96-21 17-46 39-67 60-39 35-92 84-131 123-21 18-39 32-53 46-14 11-21 18-28 25l-92 28 92-28c-7 3-7 3-10 7 3-4 3-4 10-7 7-7 14-14 28-25 14-14 32-28 53-46 39-39 92-88 131-123 21-21 46-43 67-60-625-325-1394-92-1732 522l14-14-14 14c-29 28-57 60-85 95s-56 74-81 120c-25 39-46 85-64 127-21 46-35 92-45 134-15 46-25 92-29 134-7 53-10 99-10 141v265-265c0-42 3-88 10-141 4-42 14-88 29-134 10-42 24-88 45-134 18-42 39-88 64-127 25-46 53-85 81-120s56-67 85-95c338-614 1107-847 1732-522 39-36 74-67 109-96 342-610 1108-839 1729-518 35-35 74-67 109-95 342-611 1109-840 1730-519 39-32 74-63 109-95 342-607 1108-841 1729-515 39-36 74-67 109-95 7-11 18-18 28-25z">
          <text:p/>
        </draw:path>
        <draw:polygon draw:style-name="gr7" draw:text-style-name="P2" draw:layer="layout" svg:width="0cm" svg:height="0cm" svg:x="7.249cm" svg:y="5.069cm" svg:viewBox="0 0 0 0" draw:points="0,0">
          <text:p/>
        </draw:polygon>
        <draw:polygon draw:style-name="gr1" draw:text-style-name="P1" draw:layer="layout" svg:width="0cm" svg:height="0cm" svg:x="10.593cm" svg:y="2.282cm" svg:viewBox="0 0 0 0" draw:points="0,0">
          <text:p/>
        </draw:polygon>
        <draw:polygon draw:style-name="gr7" draw:text-style-name="P2" draw:layer="layout" svg:width="0cm" svg:height="0cm" svg:x="7.249cm" svg:y="5.069cm" svg:viewBox="0 0 0 0" draw:points="0,0">
          <text:p/>
        </draw:polygon>
        <draw:polygon draw:style-name="gr1" draw:text-style-name="P1" draw:layer="layout" svg:width="0cm" svg:height="0cm" svg:x="5.08cm" svg:y="4.12cm" svg:viewBox="0 0 0 0" draw:points="0,0">
          <text:p/>
        </draw:polygon>
        <draw:polygon draw:style-name="gr7" draw:text-style-name="P2" draw:layer="layout" svg:width="0cm" svg:height="0cm" svg:x="7.249cm" svg:y="5.069cm" svg:viewBox="0 0 0 0" draw:points="0,0">
          <text:p/>
        </draw:polygon>
        <draw:polygon draw:style-name="gr7" draw:text-style-name="P2" draw:layer="layout" svg:width="0cm" svg:height="0cm" svg:x="7.249cm" svg:y="5.069cm" svg:viewBox="0 0 0 0" draw:points="0,0">
          <text:p/>
        </draw:polygon>
        <draw:polygon draw:style-name="gr1" draw:text-style-name="P1" draw:layer="layout" svg:width="0cm" svg:height="0cm" svg:x="6.917cm" svg:y="3.506cm" svg:viewBox="0 0 0 0" draw:points="0,0">
          <text:p/>
        </draw:polygon>
        <draw:polygon draw:style-name="gr7" draw:text-style-name="P2" draw:layer="layout" svg:width="0cm" svg:height="0cm" svg:x="7.249cm" svg:y="5.069cm" svg:viewBox="0 0 0 0" draw:points="0,0">
          <text:p/>
        </draw:polygon>
        <draw:polygon draw:style-name="gr1" draw:text-style-name="P1" draw:layer="layout" svg:width="0cm" svg:height="0cm" svg:x="8.755cm" svg:y="2.892cm" svg:viewBox="0 0 0 0" draw:points="0,0">
          <text:p/>
        </draw:polygon>
        <draw:polygon draw:style-name="gr7" draw:text-style-name="P2" draw:layer="layout" svg:width="0cm" svg:height="0cm" svg:x="7.249cm" svg:y="5.069cm" svg:viewBox="0 0 0 0" draw:points="0,0">
          <text:p/>
        </draw:polygon>
        <draw:polygon draw:style-name="gr7" draw:text-style-name="P2" draw:layer="layout" svg:width="0cm" svg:height="0cm" svg:x="7.249cm" svg:y="5.069cm" svg:viewBox="0 0 0 0" draw:points="0,0">
          <text:p/>
        </draw:polygon>
        <draw:line draw:style-name="gr8" draw:text-style-name="P2" draw:layer="layout" svg:x1="2.551cm" svg:y1="5.457cm" svg:x2="1.908cm" svg:y2="5.673cm">
          <text:p/>
        </draw:line>
        <draw:path draw:style-name="gr8" draw:text-style-name="P2" draw:layer="layout" svg:width="0.427cm" svg:height="0.342cm" svg:x="1.485cm" svg:y="5.669cm" svg:viewBox="0 0 428 343" svg:d="M428 0c-138 46-244 98-318 158-70 57-110 120-110 185">
          <text:p/>
        </draw:path>
        <draw:path draw:style-name="gr8" draw:text-style-name="P2" draw:layer="layout" svg:width="0.017cm" svg:height="0.07cm" svg:x="1.485cm" svg:y="6.011cm" svg:viewBox="0 0 18 71" svg:d="M0 0c0 25 8 50 18 71">
          <text:p/>
        </draw:path>
        <draw:line draw:style-name="gr8" draw:text-style-name="P2" draw:layer="layout" svg:x1="2.604cm" svg:y1="5.633cm" svg:x2="1.961cm" svg:y2="5.85cm">
          <text:p/>
        </draw:line>
        <draw:path draw:style-name="gr8" draw:text-style-name="P2" draw:layer="layout" svg:width="0.222cm" svg:height="0.074cm" svg:x="2.55cm" svg:y="5.383cm" svg:viewBox="0 0 223 75" svg:d="M223 0c-74 25-148 49-223 75">
          <text:p/>
        </draw:path>
        <draw:path draw:style-name="gr8" draw:text-style-name="P2" draw:layer="layout" svg:width="0.406cm" svg:height="0.395cm" svg:x="1.555cm" svg:y="5.845cm" svg:viewBox="0 0 407 396" svg:d="M407 0c-153 53-269 113-336 183-67 68-88 143-57 213">
          <text:p/>
        </draw:path>
        <draw:path draw:style-name="gr8" draw:text-style-name="P2" draw:layer="layout" svg:width="0.078cm" svg:height="0.095cm" svg:x="1.569cm" svg:y="6.24cm" svg:viewBox="0 0 79 96" svg:d="M0 0c15 32 44 64 79 96">
          <text:p/>
        </draw:path>
        <draw:line draw:style-name="gr8" draw:text-style-name="P2" draw:layer="layout" svg:x1="2.819cm" svg:y1="5.559cm" svg:x2="2.599cm" svg:y2="5.634cm">
          <text:p/>
        </draw:line>
        <draw:line draw:style-name="gr8" draw:text-style-name="P2" draw:layer="layout" svg:x1="11.148cm" svg:y1="2.783cm" svg:x2="10.505cm" svg:y2="2.999cm">
          <text:p/>
        </draw:line>
        <draw:line draw:style-name="gr8" draw:text-style-name="P2" draw:layer="layout" svg:x1="11.162cm" svg:y1="2.808cm" svg:x2="1.975cm" svg:y2="5.871cm">
          <text:p/>
        </draw:line>
        <draw:line draw:style-name="gr8" draw:text-style-name="P2" draw:layer="layout" svg:x1="10.51cm" svg:y1="2.998cm" svg:x2="10.29cm" svg:y2="3.073cm">
          <text:p/>
        </draw:line>
        <draw:line draw:style-name="gr8" draw:text-style-name="P2" draw:layer="layout" svg:x1="10.291cm" svg:y1="3.072cm" svg:x2="10.17cm" svg:y2="3.112cm">
          <text:p/>
        </draw:line>
        <draw:line draw:style-name="gr8" draw:text-style-name="P2" draw:layer="layout" svg:x1="10.171cm" svg:y1="3.111cm" svg:x2="9.951cm" svg:y2="3.186cm">
          <text:p/>
        </draw:line>
        <draw:line draw:style-name="gr8" draw:text-style-name="P2" draw:layer="layout" svg:x1="9.952cm" svg:y1="3.182cm" svg:x2="8.667cm" svg:y2="3.613cm">
          <text:p/>
        </draw:line>
        <draw:line draw:style-name="gr8" draw:text-style-name="P2" draw:layer="layout" svg:x1="2.939cm" svg:y1="5.52cm" svg:x2="2.818cm" svg:y2="5.564cm">
          <text:p/>
        </draw:line>
        <draw:line draw:style-name="gr8" draw:text-style-name="P2" draw:layer="layout" svg:x1="8.672cm" svg:y1="3.612cm" svg:x2="8.452cm" svg:y2="3.687cm">
          <text:p/>
        </draw:line>
        <draw:line draw:style-name="gr8" draw:text-style-name="P2" draw:layer="layout" svg:x1="3.158cm" svg:y1="5.45cm" svg:x2="2.938cm" svg:y2="5.521cm">
          <text:p/>
        </draw:line>
        <draw:line draw:style-name="gr8" draw:text-style-name="P2" draw:layer="layout" svg:x1="8.453cm" svg:y1="3.683cm" svg:x2="8.332cm" svg:y2="3.726cm">
          <text:p/>
        </draw:line>
        <draw:line draw:style-name="gr8" draw:text-style-name="P2" draw:layer="layout" svg:x1="4.442cm" svg:y1="5.02cm" svg:x2="3.157cm" svg:y2="5.451cm">
          <text:p/>
        </draw:line>
        <draw:line draw:style-name="gr8" draw:text-style-name="P2" draw:layer="layout" svg:x1="8.333cm" svg:y1="3.721cm" svg:x2="8.113cm" svg:y2="3.796cm">
          <text:p/>
        </draw:line>
        <draw:line draw:style-name="gr8" draw:text-style-name="P2" draw:layer="layout" svg:x1="4.657cm" svg:y1="4.949cm" svg:x2="4.437cm" svg:y2="5.024cm">
          <text:p/>
        </draw:line>
        <draw:line draw:style-name="gr8" draw:text-style-name="P2" draw:layer="layout" svg:x1="8.114cm" svg:y1="3.795cm" svg:x2="6.833cm" svg:y2="4.227cm">
          <text:p/>
        </draw:line>
        <draw:line draw:style-name="gr8" draw:text-style-name="P2" draw:layer="layout" svg:x1="4.777cm" svg:y1="4.91cm" svg:x2="4.656cm" svg:y2="4.95cm">
          <text:p/>
        </draw:line>
        <draw:line draw:style-name="gr8" draw:text-style-name="P2" draw:layer="layout" svg:x1="6.834cm" svg:y1="4.222cm" svg:x2="6.614cm" svg:y2="4.297cm">
          <text:p/>
        </draw:line>
        <draw:line draw:style-name="gr8" draw:text-style-name="P2" draw:layer="layout" svg:x1="4.996cm" svg:y1="4.836cm" svg:x2="4.776cm" svg:y2="4.911cm">
          <text:p/>
        </draw:line>
        <draw:line draw:style-name="gr8" draw:text-style-name="P2" draw:layer="layout" svg:x1="6.615cm" svg:y1="4.296cm" svg:x2="6.494cm" svg:y2="4.336cm">
          <text:p/>
        </draw:line>
        <draw:line draw:style-name="gr8" draw:text-style-name="P2" draw:layer="layout" svg:x1="6.28cm" svg:y1="4.409cm" svg:x2="4.995cm" svg:y2="4.837cm">
          <text:p/>
        </draw:line>
        <draw:line draw:style-name="gr8" draw:text-style-name="P2" draw:layer="layout" svg:x1="6.495cm" svg:y1="4.335cm" svg:x2="6.275cm" svg:y2="4.41cm">
          <text:p/>
        </draw:line>
        <draw:line draw:style-name="gr8" draw:text-style-name="P2" draw:layer="layout" svg:x1="2.893cm" svg:y1="5.344cm" svg:x2="2.772cm" svg:y2="5.387cm">
          <text:p/>
        </draw:line>
        <draw:path draw:style-name="gr8" draw:text-style-name="P2" draw:layer="layout" svg:width="0.401cm" svg:height="0.483cm" svg:x="1.574cm" svg:y="5.87cm" svg:viewBox="0 0 402 484" svg:d="M402 0c-382 127-502 315-315 484">
          <text:p/>
        </draw:path>
        <draw:path draw:style-name="gr8" draw:text-style-name="P2" draw:layer="layout" svg:width="2.237cm" svg:height="0.294cm" svg:x="1.661cm" svg:y="6.35cm" svg:viewBox="0 0 2238 295" svg:d="M0 0c166 144 536 250 988 285 451 33 922-14 1250-123">
          <text:p/>
        </draw:path>
        <draw:path draw:style-name="gr8" draw:text-style-name="P2" draw:layer="layout" svg:width="0.074cm" svg:height="0.095cm" svg:x="13.412cm" svg:y="3.178cm" svg:viewBox="0 0 75 96" svg:d="M0 96c36-31 61-63 75-96">
          <text:p/>
        </draw:path>
        <draw:path draw:style-name="gr8" draw:text-style-name="P2" draw:layer="layout" svg:width="2.354cm" svg:height="0.529cm" svg:x="11.147cm" svg:y="2.649cm" svg:viewBox="0 0 2355 530" svg:d="M2340 530c21-49 21-95-3-145-25-45-71-91-134-135-134-88-350-158-608-201-258-42-554-60-840-42-282 14-550 60-755 127">
          <text:p/>
        </draw:path>
        <draw:path draw:style-name="gr8" draw:text-style-name="P2" draw:layer="layout" svg:width="0.31cm" svg:height="0.163cm" svg:x="13.084cm" svg:y="3.287cm" svg:viewBox="0 0 311 164" svg:d="M0 164c139-46 244-103 311-164">
          <text:p/>
        </draw:path>
        <draw:path draw:style-name="gr8" draw:text-style-name="P2" draw:layer="layout" svg:width="2.321cm" svg:height="0.616cm" svg:x="11.161cm" svg:y="2.675cm" svg:viewBox="0 0 2322 617" svg:d="M2234 617c226-201 4-427-532-544-541-117-1250-92-1702 61">
          <text:p/>
        </draw:path>
        <draw:line draw:style-name="gr8" draw:text-style-name="P2" draw:layer="layout" svg:x1="11.099cm" svg:y1="2.607cm" svg:x2="10.456cm" svg:y2="2.823cm">
          <text:p/>
        </draw:line>
        <draw:line draw:style-name="gr8" draw:text-style-name="P2" draw:layer="layout" svg:x1="3.894cm" svg:y1="6.513cm" svg:x2="13.085cm" svg:y2="3.446cm">
          <text:p/>
        </draw:line>
        <draw:path draw:style-name="gr8" draw:text-style-name="P2" draw:layer="layout" svg:width="0.583cm" svg:height="0.154cm" svg:x="11.705cm" svg:y="3.146cm" svg:viewBox="0 0 584 155" svg:d="M0 120c113 40 293 47 428 14 134-28 190-84 134-134">
          <text:p/>
        </draw:path>
        <draw:path draw:style-name="gr8" draw:text-style-name="P2" draw:layer="layout" svg:width="0.639cm" svg:height="0.074cm" svg:x="11.627cm" svg:y="3.072cm" svg:viewBox="0 0 640 75" svg:d="M640 75c-50-43-177-75-318-75s-269 32-322 75">
          <text:p/>
        </draw:path>
        <draw:path draw:style-name="gr8" draw:text-style-name="P2" draw:layer="layout" svg:width="0.102cm" svg:height="0.12cm" svg:x="11.606cm" svg:y="3.146cm" svg:viewBox="0 0 103 121" svg:d="M21 0c-46 44-14 89 82 121">
          <text:p/>
        </draw:path>
        <draw:path draw:style-name="gr8" draw:text-style-name="P2" draw:layer="layout" svg:width="0.58cm" svg:height="0.154cm" svg:x="2.871cm" svg:y="6.092cm" svg:viewBox="0 0 581 155" svg:d="M0 121c113 39 289 46 428 14 134-28 187-86 131-135">
          <text:p/>
        </draw:path>
        <draw:path draw:style-name="gr8" draw:text-style-name="P2" draw:layer="layout" svg:width="0.635cm" svg:height="0.074cm" svg:x="2.794cm" svg:y="6.018cm" svg:viewBox="0 0 636 75" svg:d="M636 75c-50-42-177-75-318-75s-269 33-318 75">
          <text:p/>
        </draw:path>
        <draw:path draw:style-name="gr8" draw:text-style-name="P2" draw:layer="layout" svg:width="0.101cm" svg:height="0.12cm" svg:x="2.77cm" svg:y="6.092cm" svg:viewBox="0 0 102 121" svg:d="M24 0c-51 40-18 89 78 121">
          <text:p/>
        </draw:path>
        <draw:path draw:style-name="gr8" draw:text-style-name="P2" draw:layer="layout" svg:width="0.582cm" svg:height="0.155cm" svg:x="7.288cm" svg:y="4.617cm" svg:viewBox="0 0 583 156" svg:d="M0 125c113 35 289 42 423 14 138-28 195-86 138-139">
          <text:p/>
        </draw:path>
        <draw:path draw:style-name="gr8" draw:text-style-name="P2" draw:layer="layout" svg:width="0.639cm" svg:height="0.074cm" svg:x="7.21cm" svg:y="4.547cm" svg:viewBox="0 0 640 75" svg:d="M640 75c-53-46-180-75-321-75-138 0-269 29-319 75">
          <text:p/>
        </draw:path>
        <draw:path draw:style-name="gr8" draw:text-style-name="P2" draw:layer="layout" svg:width="0.101cm" svg:height="0.124cm" svg:x="7.187cm" svg:y="4.617cm" svg:viewBox="0 0 102 125" svg:d="M23 0c-49 46-17 92 79 125">
          <text:p/>
        </draw:path>
        <draw:path draw:style-name="gr8" draw:text-style-name="P2" draw:layer="layout" svg:width="0.215cm" svg:height="0.074cm" svg:x="10.241cm" svg:y="2.822cm" svg:viewBox="0 0 216 75" svg:d="M216 0c-72 21-142 50-216 75">
          <text:p/>
        </draw:path>
        <draw:line draw:style-name="gr8" draw:text-style-name="P2" draw:layer="layout" svg:x1="10.245cm" svg:y1="2.892cm" svg:x2="10.124cm" svg:y2="2.936cm">
          <text:p/>
        </draw:line>
        <draw:path draw:style-name="gr8" draw:text-style-name="P2" draw:layer="layout" svg:width="0.222cm" svg:height="0.07cm" svg:x="9.902cm" svg:y="2.935cm" svg:viewBox="0 0 223 71" svg:d="M223 0c-75 24-152 50-223 71">
          <text:p/>
        </draw:path>
        <draw:line draw:style-name="gr8" draw:text-style-name="P2" draw:layer="layout" svg:x1="9.903cm" svg:y1="3.005cm" svg:x2="8.618cm" svg:y2="3.433cm">
          <text:p/>
        </draw:line>
        <draw:path draw:style-name="gr8" draw:text-style-name="P2" draw:layer="layout" svg:width="0.215cm" svg:height="0.074cm" svg:x="8.403cm" svg:y="3.432cm" svg:viewBox="0 0 216 75" svg:d="M216 0c-71 26-142 54-216 75">
          <text:p/>
        </draw:path>
        <draw:path draw:style-name="gr8" draw:text-style-name="P2" draw:layer="layout" svg:width="0.218cm" svg:height="0.074cm" svg:x="2.889cm" svg:y="5.27cm" svg:viewBox="0 0 219 75" svg:d="M219 0c-74 26-144 50-219 75">
          <text:p/>
        </draw:path>
        <draw:line draw:style-name="gr8" draw:text-style-name="P2" draw:layer="layout" svg:x1="8.407cm" svg:y1="3.506cm" svg:x2="8.286cm" svg:y2="3.549cm">
          <text:p/>
        </draw:line>
        <draw:line draw:style-name="gr8" draw:text-style-name="P2" draw:layer="layout" svg:x1="4.389cm" svg:y1="4.843cm" svg:x2="3.104cm" svg:y2="5.271cm">
          <text:p/>
        </draw:line>
        <draw:path draw:style-name="gr8" draw:text-style-name="P2" draw:layer="layout" svg:width="0.222cm" svg:height="0.074cm" svg:x="8.064cm" svg:y="3.545cm" svg:viewBox="0 0 223 75" svg:d="M223 0c-74 25-148 50-223 75">
          <text:p/>
        </draw:path>
        <draw:path draw:style-name="gr8" draw:text-style-name="P2" draw:layer="layout" svg:width="0.222cm" svg:height="0.07cm" svg:x="4.388cm" svg:y="4.773cm" svg:viewBox="0 0 223 71" svg:d="M223 0c-75 25-149 46-223 71">
          <text:p/>
        </draw:path>
        <draw:line draw:style-name="gr8" draw:text-style-name="P2" draw:layer="layout" svg:x1="8.065cm" svg:y1="3.619cm" svg:x2="6.78cm" svg:y2="4.047cm">
          <text:p/>
        </draw:line>
        <draw:line draw:style-name="gr8" draw:text-style-name="P2" draw:layer="layout" svg:x1="4.731cm" svg:y1="4.73cm" svg:x2="4.61cm" svg:y2="4.774cm">
          <text:p/>
        </draw:line>
        <draw:path draw:style-name="gr8" draw:text-style-name="P2" draw:layer="layout" svg:width="0.215cm" svg:height="0.074cm" svg:x="6.568cm" svg:y="4.046cm" svg:viewBox="0 0 216 75" svg:d="M216 0c-75 25-145 49-216 75">
          <text:p/>
        </draw:path>
        <draw:path draw:style-name="gr8" draw:text-style-name="P2" draw:layer="layout" svg:width="0.215cm" svg:height="0.074cm" svg:x="4.73cm" svg:y="4.66cm" svg:viewBox="0 0 216 75" svg:d="M216 0c-74 21-145 50-216 75">
          <text:p/>
        </draw:path>
        <draw:line draw:style-name="gr8" draw:text-style-name="P2" draw:layer="layout" svg:x1="6.569cm" svg:y1="4.12cm" svg:x2="6.445cm" svg:y2="4.16cm">
          <text:p/>
        </draw:line>
        <draw:line draw:style-name="gr8" draw:text-style-name="P2" draw:layer="layout" svg:x1="6.227cm" svg:y1="4.229cm" svg:x2="4.942cm" svg:y2="4.661cm">
          <text:p/>
        </draw:line>
        <draw:path draw:style-name="gr8" draw:text-style-name="P2" draw:layer="layout" svg:width="0.222cm" svg:height="0.074cm" svg:x="6.226cm" svg:y="4.159cm" svg:viewBox="0 0 223 75" svg:d="M223 0c-74 25-149 50-223 75">
          <text:p/>
        </draw:path>
        <draw:path draw:style-name="gr8" draw:text-style-name="P2" draw:layer="layout" svg:width="0.017cm" svg:height="0.07cm" svg:x="13.557cm" svg:y="2.949cm" svg:viewBox="0 0 18 71" svg:d="M0 71c11-21 18-50 18-71">
          <text:p/>
        </draw:path>
        <draw:path draw:style-name="gr8" draw:text-style-name="P2" draw:layer="layout" svg:width="2.476cm" svg:height="0.484cm" svg:x="11.098cm" svg:y="2.466cm" svg:viewBox="0 0 2477 485" svg:d="M2477 485c0-96-88-191-247-268-155-83-384-142-649-181-264-36-557-46-836-25-282 18-543 64-745 131">
          <text:p/>
        </draw:path>
        <draw:path draw:style-name="gr8" draw:text-style-name="P2" draw:layer="layout" svg:width="0.55cm" svg:height="0.122cm" svg:x="11.719cm" svg:y="3.153cm" svg:viewBox="0 0 551 123" svg:d="M0 93c49 14 110 25 177 28 67 4 134 0 194-7 60-10 113-28 141-49 32-19 46-43 36-65">
          <text:p/>
        </draw:path>
        <draw:path draw:style-name="gr8" draw:text-style-name="P2" draw:layer="layout" svg:width="0.011cm" svg:height="0.014cm" svg:x="12.255cm" svg:y="3.139cm" svg:viewBox="0 0 12 15" svg:d="M12 15c-5-3-8-10-12-15">
          <text:p/>
        </draw:path>
        <draw:path draw:style-name="gr8" draw:text-style-name="P2" draw:layer="layout" svg:width="0.014cm" svg:height="0.014cm" svg:x="11.627cm" svg:y="3.139cm" svg:viewBox="0 0 15 15" svg:d="M15 0c-8 5-11 12-15 15">
          <text:p/>
        </draw:path>
        <draw:path draw:style-name="gr8" draw:text-style-name="P2" draw:layer="layout" svg:width="0.095cm" svg:height="0.092cm" svg:x="11.624cm" svg:y="3.153cm" svg:viewBox="0 0 96 93" svg:d="M3 0c-7 18 0 32 14 50 18 14 46 29 79 43">
          <text:p/>
        </draw:path>
        <draw:path draw:style-name="gr8" draw:text-style-name="P2" draw:layer="layout" svg:width="0.548cm" svg:height="0.122cm" svg:x="2.885cm" svg:y="6.099cm" svg:viewBox="0 0 549 123" svg:d="M0 93c46 14 106 24 178 28 63 4 134 0 194-11 60-10 109-24 141-45 32-22 42-43 32-65">
          <text:p/>
        </draw:path>
        <draw:path draw:style-name="gr8" draw:text-style-name="P2" draw:layer="layout" svg:width="0.011cm" svg:height="0.014cm" svg:x="3.418cm" svg:y="6.085cm" svg:viewBox="0 0 12 15" svg:d="M12 15c-4-8-9-12-12-15">
          <text:p/>
        </draw:path>
        <draw:path draw:style-name="gr8" draw:text-style-name="P2" draw:layer="layout" svg:width="0.01cm" svg:height="0.014cm" svg:x="2.794cm" svg:y="6.085cm" svg:viewBox="0 0 11 15" svg:d="M11 0c-3 3-7 7-11 15">
          <text:p/>
        </draw:path>
        <draw:path draw:style-name="gr8" draw:text-style-name="P2" draw:layer="layout" svg:width="0.095cm" svg:height="0.092cm" svg:x="2.79cm" svg:y="6.099cm" svg:viewBox="0 0 96 93" svg:d="M4 0c-8 14-4 32 15 50 14 15 42 29 77 43">
          <text:p/>
        </draw:path>
        <draw:path draw:style-name="gr8" draw:text-style-name="P2" draw:layer="layout" svg:width="0.547cm" svg:height="0.125cm" svg:x="7.302cm" svg:y="4.624cm" svg:viewBox="0 0 548 126" svg:d="M0 93c46 18 110 28 177 32 64 3 134 0 194-11 60-10 110-28 142-49 31-18 42-43 31-65">
          <text:p/>
        </draw:path>
        <draw:path draw:style-name="gr8" draw:text-style-name="P2" draw:layer="layout" svg:width="0.007cm" svg:height="0.014cm" svg:x="7.838cm" svg:y="4.61cm" svg:viewBox="0 0 8 15" svg:d="M8 15c0-3-4-7-8-15">
          <text:p/>
        </draw:path>
        <draw:path draw:style-name="gr8" draw:text-style-name="P2" draw:layer="layout" svg:width="0.011cm" svg:height="0.014cm" svg:x="7.21cm" svg:y="4.61cm" svg:viewBox="0 0 12 15" svg:d="M12 0c-4 8-8 12-12 15">
          <text:p/>
        </draw:path>
        <draw:path draw:style-name="gr8" draw:text-style-name="P2" draw:layer="layout" svg:width="0.095cm" svg:height="0.092cm" svg:x="7.207cm" svg:y="4.624cm" svg:viewBox="0 0 96 93" svg:d="M3 0c-7 18-3 36 14 50 18 18 43 33 79 43">
          <text:p/>
        </draw:path>
        <draw:path draw:style-name="gr8" draw:text-style-name="P2" draw:layer="layout" svg:width="0.24cm" svg:height="0.01cm" svg:x="11.828cm" svg:y="3.079cm" svg:viewBox="0 0 241 11" svg:d="M0 0c72 15 167 15 241 0">
          <text:p/>
        </draw:path>
        <draw:path draw:style-name="gr8" draw:text-style-name="P2" draw:layer="layout" svg:width="0.24cm" svg:height="0.01cm" svg:x="2.991cm" svg:y="6.025cm" svg:viewBox="0 0 241 11" svg:d="M0 0c74 15 166 15 241 0">
          <text:p/>
        </draw:path>
        <draw:path draw:style-name="gr8" draw:text-style-name="P2" draw:layer="layout" svg:width="0.243cm" svg:height="0.011cm" svg:x="7.408cm" svg:y="4.554cm" svg:viewBox="0 0 244 12" svg:d="M0 0c75 16 170 16 244 0">
          <text:p/>
        </draw:path>
        <draw:path draw:style-name="gr8" draw:text-style-name="P2" draw:layer="layout" svg:width="0.046cm" svg:height="0.036cm" svg:x="11.796cm" svg:y="6.014cm" svg:viewBox="0 0 47 37" svg:d="M47 37c-28-11-47-26-47-37">
          <text:p/>
        </draw:path>
        <draw:path draw:style-name="gr8" draw:text-style-name="P2" draw:layer="layout" svg:width="0.3cm" svg:height="0.049cm" svg:x="11.796cm" svg:y="5.965cm" svg:viewBox="0 0 301 50" svg:d="M0 50c0-29 68-50 153-50 81 0 148 21 148 50">
          <text:p/>
        </draw:path>
        <draw:path draw:style-name="gr8" draw:text-style-name="P2" draw:layer="layout" svg:width="0.257cm" svg:height="0.05cm" svg:x="11.839cm" svg:y="6.014cm" svg:viewBox="0 0 258 51" svg:d="M258 0c0 18-35 40-91 47-58 7-121 4-167-11">
          <text:p/>
        </draw:path>
        <draw:path draw:style-name="gr8" draw:text-style-name="P2" draw:layer="layout" svg:width="0.081cm" svg:height="0.064cm" svg:x="11.673cm" svg:y="6.014cm" svg:viewBox="0 0 82 65" svg:d="M82 65c-54-18-82-39-82-65">
          <text:p/>
        </draw:path>
        <draw:path draw:style-name="gr8" draw:text-style-name="P2" draw:layer="layout" svg:width="0.55cm" svg:height="0.091cm" svg:x="11.673cm" svg:y="5.923cm" svg:viewBox="0 0 551 92" svg:d="M0 92c0-49 120-92 276-92 152 0 275 43 275 92">
          <text:p/>
        </draw:path>
        <draw:path draw:style-name="gr8" draw:text-style-name="P2" draw:layer="layout" svg:width="0.472cm" svg:height="0.092cm" svg:x="11.751cm" svg:y="6.014cm" svg:viewBox="0 0 473 93" svg:d="M473 0c0 36-67 72-169 86-107 14-223 7-304-21">
          <text:p/>
        </draw:path>
        <draw:path draw:style-name="gr8" draw:text-style-name="P2" draw:layer="layout" svg:width="0.55cm" svg:height="0.096cm" svg:x="11.673cm" svg:y="5.873cm" svg:viewBox="0 0 551 97" svg:d="M0 97c0-54 120-97 276-97 152 0 275 43 275 97">
          <text:p/>
        </draw:path>
        <draw:path draw:style-name="gr8" draw:text-style-name="P2" draw:layer="layout" svg:width="0.497cm" svg:height="0.084cm" svg:x="11.698cm" svg:y="5.722cm" svg:viewBox="0 0 498 85" svg:d="M0 85c0-46 109-85 250-85 138 0 248 39 248 85">
          <text:p/>
        </draw:path>
        <draw:path draw:style-name="gr8" draw:text-style-name="P2" draw:layer="layout" svg:width="0.011cm" svg:height="0.024cm" svg:x="11.687cm" svg:y="5.796cm" svg:viewBox="0 0 12 25" svg:d="M12 25c-8-8-12-15-12-25">
          <text:p/>
        </draw:path>
        <draw:path draw:style-name="gr8" draw:text-style-name="P2" draw:layer="layout" svg:width="0.519cm" svg:height="0.088cm" svg:x="11.687cm" svg:y="5.711cm" svg:viewBox="0 0 520 89" svg:d="M0 89c0-50 116-89 258-89 144 0 262 39 262 89">
          <text:p/>
        </draw:path>
        <draw:path draw:style-name="gr8" draw:text-style-name="P2" draw:layer="layout" svg:width="0.011cm" svg:height="0.024cm" svg:x="12.195cm" svg:y="5.796cm" svg:viewBox="0 0 12 25" svg:d="M12 0c0 10-5 17-12 25">
          <text:p/>
        </draw:path>
        <draw:path draw:style-name="gr8" draw:text-style-name="P2" draw:layer="layout" svg:width="0.519cm" svg:height="0.085cm" svg:x="11.687cm" svg:y="5.665cm" svg:viewBox="0 0 520 86" svg:d="M0 86c0-50 116-86 258-86 144 0 262 36 262 86">
          <text:p/>
        </draw:path>
        <draw:path draw:style-name="gr8" draw:text-style-name="P2" draw:layer="layout" svg:width="0.042cm" svg:height="0.039cm" svg:x="7.38cm" svg:y="7.485cm" svg:viewBox="0 0 43 40" svg:d="M43 40c-29-10-43-25-43-40">
          <text:p/>
        </draw:path>
        <draw:path draw:style-name="gr8" draw:text-style-name="P2" draw:layer="layout" svg:width="0.299cm" svg:height="0.049cm" svg:x="7.38cm" svg:y="7.436cm" svg:viewBox="0 0 300 50" svg:d="M0 50c0-29 67-50 148-50 84 0 152 21 152 50">
          <text:p/>
        </draw:path>
        <draw:path draw:style-name="gr8" draw:text-style-name="P2" draw:layer="layout" svg:width="0.257cm" svg:height="0.053cm" svg:x="7.422cm" svg:y="7.485cm" svg:viewBox="0 0 258 54" svg:d="M258 0c0 22-35 40-91 51-58 7-125 0-167-11">
          <text:p/>
        </draw:path>
        <draw:path draw:style-name="gr8" draw:text-style-name="P2" draw:layer="layout" svg:width="0.081cm" svg:height="0.067cm" svg:x="7.253cm" svg:y="7.485cm" svg:viewBox="0 0 82 68" svg:d="M82 68c-54-18-82-43-82-68">
          <text:p/>
        </draw:path>
        <draw:path draw:style-name="gr8" draw:text-style-name="P2" draw:layer="layout" svg:width="0.55cm" svg:height="0.091cm" svg:x="7.253cm" svg:y="7.394cm" svg:viewBox="0 0 551 92" svg:d="M0 92c0-49 123-92 276-92 155 0 275 43 275 92">
          <text:p/>
        </draw:path>
        <draw:path draw:style-name="gr8" draw:text-style-name="P2" draw:layer="layout" svg:width="0.469cm" svg:height="0.092cm" svg:x="7.334cm" svg:y="7.485cm" svg:viewBox="0 0 470 93" svg:d="M470 0c0 40-68 72-170 86-103 14-223 7-300-18">
          <text:p/>
        </draw:path>
        <draw:path draw:style-name="gr8" draw:text-style-name="P2" draw:layer="layout" svg:width="0.55cm" svg:height="0.092cm" svg:x="7.253cm" svg:y="7.348cm" svg:viewBox="0 0 551 93" svg:d="M0 93c0-51 123-93 276-93 155 0 275 42 275 93">
          <text:p/>
        </draw:path>
        <draw:path draw:style-name="gr8" draw:text-style-name="P2" draw:layer="layout" svg:width="0.501cm" svg:height="0.085cm" svg:x="7.277cm" svg:y="7.196cm" svg:viewBox="0 0 502 86" svg:d="M0 86c0-51 113-86 251-86 137 0 251 35 251 86">
          <text:p/>
        </draw:path>
        <draw:path draw:style-name="gr8" draw:text-style-name="P2" draw:layer="layout" svg:width="0.011cm" svg:height="0.025cm" svg:x="7.27cm" svg:y="7.27cm" svg:viewBox="0 0 12 26" svg:d="M12 26c-8-11-12-19-12-26">
          <text:p/>
        </draw:path>
        <draw:path draw:style-name="gr8" draw:text-style-name="P2" draw:layer="layout" svg:width="0.519cm" svg:height="0.088cm" svg:x="7.27cm" svg:y="7.182cm" svg:viewBox="0 0 520 89" svg:d="M0 89c0-50 117-89 259-89 144 0 261 39 261 89">
          <text:p/>
        </draw:path>
        <draw:path draw:style-name="gr8" draw:text-style-name="P2" draw:layer="layout" svg:width="0.011cm" svg:height="0.025cm" svg:x="7.778cm" svg:y="7.27cm" svg:viewBox="0 0 12 26" svg:d="M12 0c0 7-4 15-12 26">
          <text:p/>
        </draw:path>
        <draw:path draw:style-name="gr8" draw:text-style-name="P2" draw:layer="layout" svg:width="0.519cm" svg:height="0.088cm" svg:x="7.27cm" svg:y="7.136cm" svg:viewBox="0 0 520 89" svg:d="M0 89c0-49 117-89 259-89 144 0 261 40 261 89">
          <text:p/>
        </draw:path>
        <draw:path draw:style-name="gr8" draw:text-style-name="P2" draw:layer="layout" svg:width="0.042cm" svg:height="0.035cm" svg:x="2.963cm" svg:y="8.96cm" svg:viewBox="0 0 43 36" svg:d="M43 36c-29-10-43-25-43-36">
          <text:p/>
        </draw:path>
        <draw:path draw:style-name="gr8" draw:text-style-name="P2" draw:layer="layout" svg:width="0.3cm" svg:height="0.053cm" svg:x="2.963cm" svg:y="8.907cm" svg:viewBox="0 0 301 54" svg:d="M0 54c0-28 67-54 148-54 86 0 153 26 153 54">
          <text:p/>
        </draw:path>
        <draw:path draw:style-name="gr8" draw:text-style-name="P2" draw:layer="layout" svg:width="0.258cm" svg:height="0.049cm" svg:x="3.005cm" svg:y="8.96cm" svg:viewBox="0 0 259 50" svg:d="M259 0c0 18-39 40-97 47-56 7-119 3-162-11">
          <text:p/>
        </draw:path>
        <draw:path draw:style-name="gr8" draw:text-style-name="P2" draw:layer="layout" svg:width="0.081cm" svg:height="0.064cm" svg:x="2.836cm" svg:y="8.96cm" svg:viewBox="0 0 82 65" svg:d="M82 65c-50-18-82-43-82-65">
          <text:p/>
        </draw:path>
        <draw:path draw:style-name="gr8" draw:text-style-name="P2" draw:layer="layout" svg:width="0.55cm" svg:height="0.095cm" svg:x="2.836cm" svg:y="8.865cm" svg:viewBox="0 0 551 96" svg:d="M0 96c0-53 123-96 276-96 152 0 275 43 275 96">
          <text:p/>
        </draw:path>
        <draw:path draw:style-name="gr8" draw:text-style-name="P2" draw:layer="layout" svg:width="0.469cm" svg:height="0.092cm" svg:x="2.917cm" svg:y="8.96cm" svg:viewBox="0 0 470 93" svg:d="M470 0c0 36-67 72-169 86-102 15-223 7-301-21">
          <text:p/>
        </draw:path>
        <draw:path draw:style-name="gr8" draw:text-style-name="P2" draw:layer="layout" svg:width="0.55cm" svg:height="0.095cm" svg:x="2.836cm" svg:y="8.819cm" svg:viewBox="0 0 551 96" svg:d="M0 96c0-54 123-96 276-96 152 0 275 42 275 96">
          <text:p/>
        </draw:path>
        <draw:path draw:style-name="gr8" draw:text-style-name="P2" draw:layer="layout" svg:width="0.5cm" svg:height="0.085cm" svg:x="2.861cm" svg:y="8.667cm" svg:viewBox="0 0 501 86" svg:d="M0 86c0-46 112-86 250-86s251 40 251 86">
          <text:p/>
        </draw:path>
        <draw:path draw:style-name="gr8" draw:text-style-name="P2" draw:layer="layout" svg:width="0.014cm" svg:height="0.025cm" svg:x="2.85cm" svg:y="8.741cm" svg:viewBox="0 0 15 26" svg:d="M15 26c-12-7-15-18-15-26">
          <text:p/>
        </draw:path>
        <draw:path draw:style-name="gr8" draw:text-style-name="P2" draw:layer="layout" svg:width="0.522cm" svg:height="0.084cm" svg:x="2.85cm" svg:y="8.657cm" svg:viewBox="0 0 523 85" svg:d="M0 85c0-50 117-85 262-85s261 35 261 85">
          <text:p/>
        </draw:path>
        <draw:path draw:style-name="gr8" draw:text-style-name="P2" draw:layer="layout" svg:width="0.011cm" svg:height="0.025cm" svg:x="3.361cm" svg:y="8.741cm" svg:viewBox="0 0 12 26" svg:d="M12 0c0 8-3 19-12 26">
          <text:p/>
        </draw:path>
        <draw:path draw:style-name="gr8" draw:text-style-name="P2" draw:layer="layout" svg:width="0.522cm" svg:height="0.088cm" svg:x="2.85cm" svg:y="8.607cm" svg:viewBox="0 0 523 89" svg:d="M0 89c0-50 117-89 262-89s261 39 261 89">
          <text:p/>
        </draw:path>
        <draw:line draw:style-name="gr8" draw:text-style-name="P2" draw:layer="layout" svg:x1="1.485cm" svg:y1="5.746cm" svg:x2="1.485cm" svg:y2="6.011cm">
          <text:p/>
        </draw:line>
        <draw:line draw:style-name="gr8" draw:text-style-name="P2" draw:layer="layout" svg:x1="1.499cm" svg:y1="6.081cm" svg:x2="1.574cm" svg:y2="6.241cm">
          <text:p/>
        </draw:line>
        <draw:path draw:style-name="gr8" draw:text-style-name="P2" draw:layer="layout" svg:width="0.328cm" svg:height="0.765cm" svg:x="1.485cm" svg:y="4.981cm" svg:viewBox="0 0 329 766" svg:d="M329 0c-33 28-68 67-100 109-28 35-56 74-81 120-25 39-46 81-64 127-21 46-35 92-45 131-15 49-25 95-29 137-7 50-10 99-10 142">
          <text:p/>
        </draw:path>
        <draw:line draw:style-name="gr8" draw:text-style-name="P2" draw:layer="layout" svg:x1="3.253cm" svg:y1="4.723cm" svg:x2="3.16cm" svg:y2="4.756cm">
          <text:p/>
        </draw:line>
        <draw:line draw:style-name="gr8" draw:text-style-name="P2" draw:layer="layout" svg:x1="1.666cm" svg:y1="6.354cm" svg:x2="1.643cm" svg:y2="6.335cm">
          <text:p/>
        </draw:line>
        <draw:line draw:style-name="gr8" draw:text-style-name="P2" draw:layer="layout" svg:x1="13.394cm" svg:y1="3.288cm" svg:x2="13.413cm" svg:y2="3.27cm">
          <text:p/>
        </draw:line>
        <draw:path draw:style-name="gr8" draw:text-style-name="P2" draw:layer="layout" svg:width="0.426cm" svg:height="0.381cm" svg:x="3.242cm" svg:y="4.353cm" svg:viewBox="0 0 427 382" svg:d="M427 0c-64 54-135 114-205 181-25 24-57 53-88 81-29 28-57 56-78 74-25 21-39 32-46 39-7 3-10 7-10 7">
          <text:p/>
        </draw:path>
        <draw:polyline draw:style-name="gr8" draw:text-style-name="P2" draw:layer="layout" svg:width="0cm" svg:height="0cm" svg:x="3.242cm" svg:y="4.73cm" svg:viewBox="0 0 0 0" draw:points="0,0">
          <text:p/>
        </draw:polyline>
        <draw:path draw:style-name="gr8" draw:text-style-name="P2" draw:layer="layout" svg:width="1.732cm" svg:height="0.668cm" svg:x="1.799cm" svg:y="4.326cm" svg:viewBox="0 0 1733 669" svg:d="M0 669c338-614 1108-848 1733-522">
          <text:p/>
        </draw:path>
        <draw:line draw:style-name="gr8" draw:text-style-name="P2" draw:layer="layout" svg:x1="13.558cm" svg:y1="3.019cm" svg:x2="13.486cm" svg:y2="3.179cm">
          <text:p/>
        </draw:line>
        <draw:polyline draw:style-name="gr8" draw:text-style-name="P2" draw:layer="layout" svg:width="0cm" svg:height="0cm" svg:x="10.593cm" svg:y="2.282cm" svg:viewBox="0 0 0 0" draw:points="0,0">
          <text:p/>
        </draw:polyline>
        <draw:path draw:style-name="gr8" draw:text-style-name="P2" draw:layer="layout" svg:width="0.427cm" svg:height="0.381cm" svg:x="10.593cm" svg:y="1.901cm" svg:viewBox="0 0 428 382" svg:d="M0 382c0 0 4 0 18-11 4-7 14-14 25-24 14-11 28-25 46-39 24-25 53-49 77-74 28-25 53-51 78-75 68-60 128-113 184-159">
          <text:p/>
        </draw:path>
        <draw:line draw:style-name="gr8" draw:text-style-name="P2" draw:layer="layout" svg:x1="10.605cm" svg:y1="2.275cm" svg:x2="10.509cm" svg:y2="2.308cm">
          <text:p/>
        </draw:line>
        <draw:path draw:style-name="gr8" draw:text-style-name="P2" draw:layer="layout" svg:width="0.427cm" svg:height="0.381cm" svg:x="8.755cm" svg:y="2.515cm" svg:viewBox="0 0 428 382" svg:d="M428 0c-64 53-135 113-205 180-29 24-57 53-88 81-32 28-60 53-82 74-21 22-35 33-42 40-7 3-11 7-11 7">
          <text:p/>
        </draw:path>
        <draw:line draw:style-name="gr8" draw:text-style-name="P2" draw:layer="layout" svg:x1="8.767cm" svg:y1="2.885cm" svg:x2="8.671cm" svg:y2="2.918cm">
          <text:p/>
        </draw:line>
        <draw:path draw:style-name="gr8" draw:text-style-name="P2" draw:layer="layout" svg:width="0.427cm" svg:height="0.381cm" svg:x="6.917cm" svg:y="3.125cm" svg:viewBox="0 0 428 382" svg:d="M428 0c-63 53-130 113-204 185-25 24-57 52-88 81-30 28-58 56-83 74-21 17-35 28-42 35s-11 7-11 7">
          <text:p/>
        </draw:path>
        <draw:line draw:style-name="gr8" draw:text-style-name="P2" draw:layer="layout" svg:x1="5.091cm" svg:y1="4.113cm" svg:x2="4.995cm" svg:y2="4.146cm">
          <text:p/>
        </draw:line>
        <draw:path draw:style-name="gr8" draw:text-style-name="P2" draw:layer="layout" svg:width="0.426cm" svg:height="0.381cm" svg:x="5.08cm" svg:y="3.739cm" svg:viewBox="0 0 427 382" svg:d="M427 0c-63 53-130 113-205 180-25 25-57 53-88 86-29 28-57 52-78 70-25 21-39 32-46 39s-10 7-10 7">
          <text:p/>
        </draw:path>
        <draw:polyline draw:style-name="gr8" draw:text-style-name="P2" draw:layer="layout" svg:width="0cm" svg:height="0cm" svg:x="5.08cm" svg:y="4.12cm" svg:viewBox="0 0 0 0" draw:points="0,0">
          <text:p/>
        </draw:polyline>
        <draw:line draw:style-name="gr8" draw:text-style-name="P2" draw:layer="layout" svg:x1="6.929cm" svg:y1="3.499cm" svg:x2="6.833cm" svg:y2="3.532cm">
          <text:p/>
        </draw:line>
        <draw:line draw:style-name="gr8" draw:text-style-name="P2" draw:layer="layout" svg:x1="13.571cm" svg:y1="2.684cm" svg:x2="13.571cm" svg:y2="2.949cm">
          <text:p/>
        </draw:line>
        <draw:path draw:style-name="gr8" draw:text-style-name="P2" draw:layer="layout" svg:width="0.331cm" svg:height="0.769cm" svg:x="13.243cm" svg:y="1.915cm" svg:viewBox="0 0 332 770" svg:d="M0 0c32 33 67 68 102 114 25 35 53 74 82 120 25 39 46 81 64 127 21 46 35 88 46 130 14 50 21 96 28 135 7 52 10 98 10 144">
          <text:p/>
        </draw:path>
        <draw:path draw:style-name="gr8" draw:text-style-name="P2" draw:layer="layout" svg:width="1.729cm" svg:height="0.665cm" svg:x="3.64cm" svg:y="3.712cm" svg:viewBox="0 0 1730 666" svg:d="M0 666c342-611 1109-845 1730-519">
          <text:p/>
        </draw:path>
        <draw:path draw:style-name="gr8" draw:text-style-name="P2" draw:layer="layout" svg:width="2.271cm" svg:height="0.671cm" svg:x="10.989cm" svg:y="1.262cm" svg:viewBox="0 0 2272 672" svg:d="M0 665c232-414 666-668 1139-665 470 0 904 258 1133 672">
          <text:p/>
        </draw:path>
        <draw:path draw:style-name="gr8" draw:text-style-name="P2" draw:layer="layout" svg:width="1.729cm" svg:height="0.664cm" svg:x="9.154cm" svg:y="1.876cm" svg:viewBox="0 0 1730 665" svg:d="M0 665c339-612 1109-841 1730-520">
          <text:p/>
        </draw:path>
        <draw:path draw:style-name="gr8" draw:text-style-name="P2" draw:layer="layout" svg:width="1.729cm" svg:height="0.664cm" svg:x="7.316cm" svg:y="2.486cm" svg:viewBox="0 0 1730 665" svg:d="M0 665c342-611 1109-842 1730-520">
          <text:p/>
        </draw:path>
        <draw:path draw:style-name="gr8" draw:text-style-name="P2" draw:layer="layout" svg:width="1.729cm" svg:height="0.664cm" svg:x="5.478cm" svg:y="3.1cm" svg:viewBox="0 0 1730 665" svg:d="M0 665c342-612 1109-842 1730-520">
          <text:p/>
        </draw:path>
        <draw:line draw:style-name="gr8" draw:text-style-name="P2" draw:layer="layout" svg:x1="11.673cm" svg:y1="6.014cm" svg:x2="11.673cm" svg:y2="5.965cm">
          <text:p/>
        </draw:line>
        <draw:line draw:style-name="gr8" draw:text-style-name="P2" draw:layer="layout" svg:x1="12.22cm" svg:y1="6.014cm" svg:x2="12.22cm" svg:y2="5.965cm">
          <text:p/>
        </draw:line>
        <draw:line draw:style-name="gr8" draw:text-style-name="P2" draw:layer="layout" svg:x1="11.698cm" svg:y1="5.93cm" svg:x2="11.698cm" svg:y2="5.806cm">
          <text:p/>
        </draw:line>
        <draw:line draw:style-name="gr8" draw:text-style-name="P2" draw:layer="layout" svg:x1="12.195cm" svg:y1="5.93cm" svg:x2="12.195cm" svg:y2="5.806cm">
          <text:p/>
        </draw:line>
        <draw:line draw:style-name="gr8" draw:text-style-name="P2" draw:layer="layout" svg:x1="11.687cm" svg:y1="5.796cm" svg:x2="11.687cm" svg:y2="5.75cm">
          <text:p/>
        </draw:line>
        <draw:line draw:style-name="gr8" draw:text-style-name="P2" draw:layer="layout" svg:x1="12.206cm" svg:y1="5.796cm" svg:x2="12.206cm" svg:y2="5.75cm">
          <text:p/>
        </draw:line>
        <draw:line draw:style-name="gr8" draw:text-style-name="P2" draw:layer="layout" svg:x1="7.253cm" svg:y1="7.485cm" svg:x2="7.253cm" svg:y2="7.44cm">
          <text:p/>
        </draw:line>
        <draw:line draw:style-name="gr8" draw:text-style-name="P2" draw:layer="layout" svg:x1="7.803cm" svg:y1="7.485cm" svg:x2="7.803cm" svg:y2="7.44cm">
          <text:p/>
        </draw:line>
        <draw:line draw:style-name="gr8" draw:text-style-name="P2" draw:layer="layout" svg:x1="7.277cm" svg:y1="7.401cm" svg:x2="7.277cm" svg:y2="7.277cm">
          <text:p/>
        </draw:line>
        <draw:line draw:style-name="gr8" draw:text-style-name="P2" draw:layer="layout" svg:x1="7.778cm" svg:y1="7.401cm" svg:x2="7.778cm" svg:y2="7.277cm">
          <text:p/>
        </draw:line>
        <draw:line draw:style-name="gr8" draw:text-style-name="P2" draw:layer="layout" svg:x1="7.27cm" svg:y1="7.27cm" svg:x2="7.27cm" svg:y2="7.221cm">
          <text:p/>
        </draw:line>
        <draw:line draw:style-name="gr8" draw:text-style-name="P2" draw:layer="layout" svg:x1="7.789cm" svg:y1="7.27cm" svg:x2="7.789cm" svg:y2="7.221cm">
          <text:p/>
        </draw:line>
        <draw:line draw:style-name="gr8" draw:text-style-name="P2" draw:layer="layout" svg:x1="2.836cm" svg:y1="8.96cm" svg:x2="2.836cm" svg:y2="8.911cm">
          <text:p/>
        </draw:line>
        <draw:line draw:style-name="gr8" draw:text-style-name="P2" draw:layer="layout" svg:x1="3.386cm" svg:y1="8.96cm" svg:x2="3.386cm" svg:y2="8.911cm">
          <text:p/>
        </draw:line>
        <draw:line draw:style-name="gr8" draw:text-style-name="P2" draw:layer="layout" svg:x1="2.861cm" svg:y1="8.872cm" svg:x2="2.861cm" svg:y2="8.752cm">
          <text:p/>
        </draw:line>
        <draw:line draw:style-name="gr8" draw:text-style-name="P2" draw:layer="layout" svg:x1="3.361cm" svg:y1="8.872cm" svg:x2="3.361cm" svg:y2="8.752cm">
          <text:p/>
        </draw:line>
        <draw:line draw:style-name="gr8" draw:text-style-name="P2" draw:layer="layout" svg:x1="2.85cm" svg:y1="8.741cm" svg:x2="2.85cm" svg:y2="8.695cm">
          <text:p/>
        </draw:line>
        <draw:line draw:style-name="gr8" draw:text-style-name="P2" draw:layer="layout" svg:x1="3.372cm" svg:y1="8.741cm" svg:x2="3.372cm" svg:y2="8.695cm">
          <text:p/>
        </draw:line>
        <draw:path draw:style-name="gr1" draw:text-style-name="P1" draw:layer="layout" svg:width="5.905cm" svg:height="4.02cm" svg:x="2.54cm" svg:y="15.081cm" svg:viewBox="0 0 5906 4021" svg:d="M5906 3409c0 123-46 247-134 345-64 71-141 127-233 170-92 42-194 67-300 74-102 7-208-4-307-36-98-28-187-77-261-137l-321-261c-35-28-70-60-109-88l-60-50c-35-32-74-60-109-88l-639-527c-39-28-74-60-109-88l-60-49c-36-32-74-60-110-88l-642-526c-35-28-70-60-109-88l-57-50c-38-28-77-56-112-88l-639-522c-39-28-74-60-109-92l-60-49c-36-28-74-56-110-85l-642-525c-35-29-70-60-106-89l-59-49c-39-32-75-60-114-88l-321-261c-25-25-50-46-74-74l28 35c21 21 46 46 70 67l322 261 110 88 60 50 109 88 642 526 109 88 60 49 110 88 638 526 110 88 60 46 109 92 642 522 109 88 60 49 110 89 638 526 110 88 60 50 109 88 321 265c71 56 155 102 247 130 95 25 194 39 296 32 99-7 194-32 282-71 85-42 163-95 219-162l32-32c88-98 134-222 134-345z">
          <text:p/>
        </draw:path>
        <draw:polygon draw:style-name="gr7" draw:text-style-name="P2" draw:layer="layout" svg:width="0cm" svg:height="0cm" svg:x="5.443cm" svg:y="16.517cm" svg:viewBox="0 0 0 0" draw:points="0,0">
          <text:p/>
        </draw:polygon>
        <draw:path draw:style-name="gr1" draw:text-style-name="P1" draw:layer="layout" svg:width="5.909cm" svg:height="4.366cm" svg:x="2.402cm" svg:y="14.735cm" svg:viewBox="0 0 5910 4367" svg:d="M5910 4100l-32 32c-56 67-134 120-219 162-88 39-183 64-282 71-102 7-201-7-296-32-92-28-176-74-247-130l-321-265-109-88-60-50-110-88-638-522-110-88-60-49-109-92-642-522-109-88-60-50-110-88-638-526-110-88-60-49-109-88-642-523-109-88-60-49-110-92-322-262c-24-21-49-46-70-67l-28-35c-89-99-138-222-138-346 0 124 49 247 138 346 24 28 49 49 74 74l321 262c39 32 75 60 114 88l59 49c36 32 71 60 106 92l642 522c36 29 74 57 110 89l60 49c35 28 70 60 109 88l639 526c35 28 74 56 112 88l57 46c39 32 74 60 109 92l642 522c36 31 74 60 110 88l60 49c35 28 70 60 109 92l639 522c35 28 74 56 109 88l60 50c39 28 74 60 109 88l321 261c74 60 163 109 261 137 99 32 205 43 307 36 106-7 208-32 300-74 92-43 169-99 233-170z">
          <text:p/>
        </draw:path>
        <draw:polygon draw:style-name="gr7" draw:text-style-name="P2" draw:layer="layout" svg:width="0cm" svg:height="0cm" svg:x="5.443cm" svg:y="16.517cm" svg:viewBox="0 0 0 0" draw:points="0,0">
          <text:p/>
        </draw:polygon>
        <draw:path draw:style-name="gr1" draw:text-style-name="P1" draw:layer="layout" svg:width="6.043cm" svg:height="4.441cm" svg:x="2.402cm" svg:y="13.966cm" svg:viewBox="0 0 6044 4442" svg:d="M0 688c0-78 14-166 53-258 17-42 42-84 74-130s74-92 123-127c39-32 85-64 149-95 38-18 88-39 155-53 3 0 3 0 7-4-92 25-173 67-247 127 74-60 155-102 247-127 110-28 223-28 329 0 63 14 106 32 148 50 74 31 124 67 166 102 25 21 49 42 74 67 42 42 92 95 148 159 21 24 46 53 71 81 21 28 49 60 70 81 21 28 36 42 46 49 7 11 14 14 18 18l60 49c17 14 35 25 74 46 32 14 74 32 123 53 21 11 39 21 64 32 24 14 49 28 74 46 28 17 53 35 77 53 22 17 43 35 64 56 49 42 92 88 134 138 42 46 85 95 131 151 21 22 49 60 74 85 14 14 21 21 28 28s14 11 18 14l56 50c21 14 39 24 78 42 28 14 70 32 123 57 18 10 39 21 60 31 25 14 49 29 78 47 28 18 53 35 74 53 24 18 46 35 63 53 50 46 92 92 138 141 42 46 81 95 130 152 18 21 50 60 74 84 11 11 22 22 29 29s10 10 14 14l60 49c17 14 35 25 74 42 32 18 74 32 123 57 18 11 39 21 64 32 24 14 49 28 74 46 28 17 53 35 77 52 22 18 43 36 64 53 49 46 92 92 134 138 42 49 85 99 131 155 21 21 49 57 74 85 14 10 21 21 28 28s14 11 14 14l60 46c21 14 39 28 78 46 28 14 70 32 123 56 18 7 39 18 60 32 25 11 49 25 78 42 28 18 53 39 74 57 24 18 46 35 63 53 50 42 92 88 138 137 42 46 81 96 127 152 21 25 53 60 74 85 14 14 25 24 32 31 7 8 10 11 14 11l60 49c14 11 28 22 56 36 14 7 39 17 67 31 21 11 46 22 71 32 24 11 49 25 77 39 25 14 50 28 78 46 25 18 53 39 78 60 49 39 91 81 123 127 32 42 56 88 74 130 39 92 53 180 53 261 0-81-14-169-53-261-18-42-42-88-74-130-32-46-74-88-123-127-25-21-53-42-78-60-28-18-53-32-78-46-28-14-53-28-77-39-25-10-50-21-71-32-28-14-53-24-67-31-28-14-42-25-56-36l-60-49c-4 0-7-3-14-11-7-7-18-17-32-31-21-25-53-60-74-85-46-56-85-106-127-152-46-49-88-95-138-137-17-18-39-35-63-53-21-18-46-39-74-57-29-17-53-31-78-42-21-14-42-25-60-32-53-24-95-42-123-56-39-18-57-32-78-46l-60-46c0-3-7-7-14-14s-14-18-28-28c-25-28-53-64-74-85-46-56-89-106-131-155-42-46-85-92-134-138-21-17-42-35-64-53-24-17-49-35-77-52-25-18-50-32-74-46-25-11-46-21-64-32-49-25-91-39-123-57-39-17-57-28-74-42l-60-49c-4-4-7-7-14-14s-18-18-29-29c-24-24-56-63-74-84-49-57-88-106-130-152-46-49-88-95-138-141-17-18-39-35-63-53-21-18-46-35-74-53-29-18-53-33-78-47-21-10-42-21-60-31-53-25-95-43-123-57-39-18-57-28-78-42l-56-50c-4-3-11-7-18-14s-14-14-28-28c-25-25-53-63-74-85-46-56-89-105-131-151-42-50-85-96-134-138-21-21-42-39-64-56-24-18-49-36-77-53-25-18-50-32-74-46-25-11-43-21-64-32-49-21-91-39-123-53-39-21-57-32-74-46l-60-49c-4-4-11-7-18-18-10-7-25-21-46-49-21-21-49-53-70-81-25-28-50-57-71-81-56-64-106-117-148-159-25-25-49-46-74-67-42-35-92-71-166-102-42-18-85-36-148-50 92 25 173 67 247 127-74-60-155-102-247-127-106-28-219-28-329 0-4 4-4 4-7 4-67 14-117 35-155 53-64 31-110 63-149 95-49 35-91 81-123 127s-57 88-74 130c-39 92-53 180-53 258v81z">
          <text:p/>
        </draw:path>
        <draw:polygon draw:style-name="gr7" draw:text-style-name="P2" draw:layer="layout" svg:width="0cm" svg:height="0cm" svg:x="5.443cm" svg:y="16.517cm" svg:viewBox="0 0 0 0" draw:points="0,0">
          <text:p/>
        </draw:polygon>
        <draw:path draw:style-name="gr1" draw:text-style-name="P1" draw:layer="layout" svg:width="0.822cm" svg:height="0.149cm" svg:x="4.554cm" svg:y="15.469cm" svg:viewBox="0 0 823 150" svg:d="M0 150c240-200 582-200 823 0-241-200-583-200-823 0z">
          <text:p/>
        </draw:path>
        <draw:polygon draw:style-name="gr7" draw:text-style-name="P2" draw:layer="layout" svg:width="0cm" svg:height="0cm" svg:x="5.443cm" svg:y="16.517cm" svg:viewBox="0 0 0 0" draw:points="0,0">
          <text:p/>
        </draw:polygon>
        <draw:path draw:style-name="gr1" draw:text-style-name="P1" draw:layer="layout" svg:width="0.818cm" svg:height="0.145cm" svg:x="5.475cm" svg:y="16.219cm" svg:viewBox="0 0 819 146" svg:d="M0 146c236-195 578-195 819 0-241-195-583-195-819 0z">
          <text:p/>
        </draw:path>
        <draw:polygon draw:style-name="gr7" draw:text-style-name="P2" draw:layer="layout" svg:width="0cm" svg:height="0cm" svg:x="5.443cm" svg:y="16.517cm" svg:viewBox="0 0 0 0" draw:points="0,0">
          <text:p/>
        </draw:polygon>
        <draw:polygon draw:style-name="gr7" draw:text-style-name="P2" draw:layer="layout" svg:width="0cm" svg:height="0cm" svg:x="5.443cm" svg:y="16.517cm" svg:viewBox="0 0 0 0" draw:points="0,0">
          <text:p/>
        </draw:polygon>
        <draw:path draw:style-name="gr1" draw:text-style-name="P1" draw:layer="layout" svg:width="0.818cm" svg:height="0.145cm" svg:x="7.313cm" svg:y="17.719cm" svg:viewBox="0 0 819 146" svg:d="M0 146c236-195 579-195 819 0-240-195-583-195-819 0z">
          <text:p/>
        </draw:path>
        <draw:polygon draw:style-name="gr7" draw:text-style-name="P2" draw:layer="layout" svg:width="0cm" svg:height="0cm" svg:x="5.443cm" svg:y="16.517cm" svg:viewBox="0 0 0 0" draw:points="0,0">
          <text:p/>
        </draw:polygon>
        <draw:path draw:style-name="gr1" draw:text-style-name="P1" draw:layer="layout" svg:width="0.822cm" svg:height="0.145cm" svg:x="6.392cm" svg:y="16.967cm" svg:viewBox="0 0 823 146" svg:d="M0 146c240-195 582-195 823 0-241-195-583-195-823 0z">
          <text:p/>
        </draw:path>
        <draw:polygon draw:style-name="gr7" draw:text-style-name="P2" draw:layer="layout" svg:width="0cm" svg:height="0cm" svg:x="5.443cm" svg:y="16.517cm" svg:viewBox="0 0 0 0" draw:points="0,0">
          <text:p/>
        </draw:polygon>
        <draw:path draw:style-name="gr1" draw:text-style-name="P1" draw:layer="layout" svg:width="0.818cm" svg:height="0.148cm" svg:x="3.637cm" svg:y="14.717cm" svg:viewBox="0 0 819 149" svg:d="M0 149c241-199 583-199 819 0-236-199-578-199-819 0z">
          <text:p/>
        </draw:path>
        <draw:polygon draw:style-name="gr7" draw:text-style-name="P2" draw:layer="layout" svg:width="0cm" svg:height="0cm" svg:x="5.443cm" svg:y="16.517cm" svg:viewBox="0 0 0 0" draw:points="0,0">
          <text:p/>
        </draw:polygon>
        <draw:line draw:style-name="gr8" draw:text-style-name="P2" draw:layer="layout" svg:x1="2.936cm" svg:y1="15.417cm" svg:x2="2.614cm" svg:y2="15.155cm">
          <text:p/>
        </draw:line>
        <draw:path draw:style-name="gr8" draw:text-style-name="P2" draw:layer="layout" svg:width="0.077cm" svg:height="0.074cm" svg:x="2.54cm" svg:y="15.081cm" svg:viewBox="0 0 78 75" svg:d="M78 75c-28-21-54-47-78-75">
          <text:p/>
        </draw:path>
        <draw:path draw:style-name="gr8" draw:text-style-name="P2" draw:layer="layout" svg:width="0.138cm" svg:height="0.349cm" svg:x="2.402cm" svg:y="14.735cm" svg:viewBox="0 0 139 350" svg:d="M139 350c-90-102-139-225-139-350">
          <text:p/>
        </draw:path>
        <draw:line draw:style-name="gr8" draw:text-style-name="P2" draw:layer="layout" svg:x1="2.96cm" svg:y1="15.445cm" svg:x2="2.638cm" svg:y2="15.183cm">
          <text:p/>
        </draw:line>
        <draw:path draw:style-name="gr8" draw:text-style-name="P2" draw:layer="layout" svg:width="0.113cm" svg:height="0.088cm" svg:x="2.935cm" svg:y="15.416cm" svg:viewBox="0 0 114 89" svg:d="M114 89c-39-28-78-56-114-89">
          <text:p/>
        </draw:path>
        <draw:path draw:style-name="gr8" draw:text-style-name="P2" draw:layer="layout" svg:width="0.074cm" svg:height="0.067cm" svg:x="2.568cm" svg:y="15.116cm" svg:viewBox="0 0 75 68" svg:d="M75 68c-29-22-54-43-75-68">
          <text:p/>
        </draw:path>
        <draw:line draw:style-name="gr8" draw:text-style-name="P2" draw:layer="layout" svg:x1="3.07cm" svg:y1="15.537cm" svg:x2="2.959cm" svg:y2="15.444cm">
          <text:p/>
        </draw:line>
        <draw:line draw:style-name="gr8" draw:text-style-name="P2" draw:layer="layout" svg:x1="7.236cm" svg:y1="18.938cm" svg:x2="6.914cm" svg:y2="18.672cm">
          <text:p/>
        </draw:line>
        <draw:line draw:style-name="gr8" draw:text-style-name="P2" draw:layer="layout" svg:x1="6.915cm" svg:y1="18.673cm" svg:x2="6.805cm" svg:y2="18.584cm">
          <text:p/>
        </draw:line>
        <draw:line draw:style-name="gr8" draw:text-style-name="P2" draw:layer="layout" svg:x1="6.806cm" svg:y1="18.585cm" svg:x2="6.745cm" svg:y2="18.534cm">
          <text:p/>
        </draw:line>
        <draw:line draw:style-name="gr8" draw:text-style-name="P2" draw:layer="layout" svg:x1="6.746cm" svg:y1="18.535cm" svg:x2="6.635cm" svg:y2="18.446cm">
          <text:p/>
        </draw:line>
        <draw:line draw:style-name="gr8" draw:text-style-name="P2" draw:layer="layout" svg:x1="6.636cm" svg:y1="18.447cm" svg:x2="5.993cm" svg:y2="17.921cm">
          <text:p/>
        </draw:line>
        <draw:line draw:style-name="gr8" draw:text-style-name="P2" draw:layer="layout" svg:x1="3.13cm" svg:y1="15.586cm" svg:x2="3.069cm" svg:y2="15.532cm">
          <text:p/>
        </draw:line>
        <draw:line draw:style-name="gr8" draw:text-style-name="P2" draw:layer="layout" svg:x1="5.998cm" svg:y1="17.925cm" svg:x2="5.884cm" svg:y2="17.832cm">
          <text:p/>
        </draw:line>
        <draw:line draw:style-name="gr8" draw:text-style-name="P2" draw:layer="layout" svg:x1="3.239cm" svg:y1="15.674cm" svg:x2="3.129cm" svg:y2="15.582cm">
          <text:p/>
        </draw:line>
        <draw:line draw:style-name="gr8" draw:text-style-name="P2" draw:layer="layout" svg:x1="5.888cm" svg:y1="17.837cm" svg:x2="5.824cm" svg:y2="17.783cm">
          <text:p/>
        </draw:line>
        <draw:line draw:style-name="gr8" draw:text-style-name="P2" draw:layer="layout" svg:x1="3.881cm" svg:y1="16.197cm" svg:x2="3.238cm" svg:y2="15.67cm">
          <text:p/>
        </draw:line>
        <draw:line draw:style-name="gr8" draw:text-style-name="P2" draw:layer="layout" svg:x1="5.828cm" svg:y1="17.788cm" svg:x2="5.718cm" svg:y2="17.695cm">
          <text:p/>
        </draw:line>
        <draw:line draw:style-name="gr8" draw:text-style-name="P2" draw:layer="layout" svg:x1="3.99cm" svg:y1="16.285cm" svg:x2="3.88cm" svg:y2="16.196cm">
          <text:p/>
        </draw:line>
        <draw:line draw:style-name="gr8" draw:text-style-name="P2" draw:layer="layout" svg:x1="5.719cm" svg:y1="17.696cm" svg:x2="5.076cm" svg:y2="17.173cm">
          <text:p/>
        </draw:line>
        <draw:line draw:style-name="gr8" draw:text-style-name="P2" draw:layer="layout" svg:x1="4.05cm" svg:y1="16.334cm" svg:x2="3.986cm" svg:y2="16.284cm">
          <text:p/>
        </draw:line>
        <draw:line draw:style-name="gr8" draw:text-style-name="P2" draw:layer="layout" svg:x1="5.077cm" svg:y1="17.174cm" svg:x2="4.967cm" svg:y2="17.081cm">
          <text:p/>
        </draw:line>
        <draw:line draw:style-name="gr8" draw:text-style-name="P2" draw:layer="layout" svg:x1="4.16cm" svg:y1="16.422cm" svg:x2="4.046cm" svg:y2="16.333cm">
          <text:p/>
        </draw:line>
        <draw:line draw:style-name="gr8" draw:text-style-name="P2" draw:layer="layout" svg:x1="4.968cm" svg:y1="17.086cm" svg:x2="4.907cm" svg:y2="17.035cm">
          <text:p/>
        </draw:line>
        <draw:line draw:style-name="gr8" draw:text-style-name="P2" draw:layer="layout" svg:x1="4.798cm" svg:y1="16.948cm" svg:x2="4.155cm" svg:y2="16.421cm">
          <text:p/>
        </draw:line>
        <draw:line draw:style-name="gr8" draw:text-style-name="P2" draw:layer="layout" svg:x1="4.908cm" svg:y1="17.036cm" svg:x2="4.797cm" svg:y2="16.947cm">
          <text:p/>
        </draw:line>
        <draw:line draw:style-name="gr8" draw:text-style-name="P2" draw:layer="layout" svg:x1="3.108cm" svg:y1="15.554cm" svg:x2="3.044cm" svg:y2="15.504cm">
          <text:p/>
        </draw:line>
        <draw:path draw:style-name="gr8" draw:text-style-name="P2" draw:layer="layout" svg:width="1.044cm" svg:height="0.235cm" svg:x="7.235cm" svg:y="18.866cm" svg:viewBox="0 0 1045 236" svg:d="M1045 0c-56 67-134 120-219 162-88 39-183 65-286 72-99 7-198-7-293-33-92-28-180-74-247-130">
          <text:p/>
        </draw:path>
        <draw:line draw:style-name="gr8" draw:text-style-name="P2" draw:layer="layout" svg:x1="7.211cm" svg:y1="18.906cm" svg:x2="6.889cm" svg:y2="18.644cm">
          <text:p/>
        </draw:line>
        <draw:path draw:style-name="gr8" draw:text-style-name="P2" draw:layer="layout" svg:width="0.109cm" svg:height="0.092cm" svg:x="6.78cm" svg:y="18.552cm" svg:viewBox="0 0 110 93" svg:d="M110 93c-35-28-70-61-110-93">
          <text:p/>
        </draw:path>
        <draw:line draw:style-name="gr8" draw:text-style-name="P2" draw:layer="layout" svg:x1="6.781cm" svg:y1="18.557cm" svg:x2="6.72cm" svg:y2="18.506cm">
          <text:p/>
        </draw:line>
        <draw:path draw:style-name="gr8" draw:text-style-name="P2" draw:layer="layout" svg:width="0.109cm" svg:height="0.088cm" svg:x="6.611cm" svg:y="18.418cm" svg:viewBox="0 0 110 89" svg:d="M110 89c-36-32-75-60-110-89">
          <text:p/>
        </draw:path>
        <draw:line draw:style-name="gr8" draw:text-style-name="P2" draw:layer="layout" svg:x1="6.612cm" svg:y1="18.419cm" svg:x2="5.969cm" svg:y2="17.892cm">
          <text:p/>
        </draw:line>
        <draw:path draw:style-name="gr8" draw:text-style-name="P2" draw:layer="layout" svg:width="0.109cm" svg:height="0.092cm" svg:x="5.863cm" svg:y="17.804cm" svg:viewBox="0 0 110 93" svg:d="M110 93c-40-33-75-65-110-93">
          <text:p/>
        </draw:path>
        <draw:path draw:style-name="gr8" draw:text-style-name="P2" draw:layer="layout" svg:width="0.109cm" svg:height="0.092cm" svg:x="3.104cm" svg:y="15.553cm" svg:viewBox="0 0 110 93" svg:d="M110 93c-35-32-70-64-110-93">
          <text:p/>
        </draw:path>
        <draw:line draw:style-name="gr8" draw:text-style-name="P2" draw:layer="layout" svg:x1="5.864cm" svg:y1="17.805cm" svg:x2="5.803cm" svg:y2="17.755cm">
          <text:p/>
        </draw:line>
        <draw:line draw:style-name="gr8" draw:text-style-name="P2" draw:layer="layout" svg:x1="3.856cm" svg:y1="16.168cm" svg:x2="3.213cm" svg:y2="15.642cm">
          <text:p/>
        </draw:line>
        <draw:path draw:style-name="gr8" draw:text-style-name="P2" draw:layer="layout" svg:width="0.113cm" svg:height="0.088cm" svg:x="5.69cm" svg:y="17.667cm" svg:viewBox="0 0 114 89" svg:d="M114 89c-40-29-75-61-114-89">
          <text:p/>
        </draw:path>
        <draw:path draw:style-name="gr8" draw:text-style-name="P2" draw:layer="layout" svg:width="0.113cm" svg:height="0.089cm" svg:x="3.852cm" svg:y="16.167cm" svg:viewBox="0 0 114 90" svg:d="M114 90c-36-33-74-61-114-90">
          <text:p/>
        </draw:path>
        <draw:line draw:style-name="gr8" draw:text-style-name="P2" draw:layer="layout" svg:x1="5.694cm" svg:y1="17.668cm" svg:x2="5.051cm" svg:y2="17.141cm">
          <text:p/>
        </draw:line>
        <draw:line draw:style-name="gr8" draw:text-style-name="P2" draw:layer="layout" svg:x1="4.026cm" svg:y1="16.306cm" svg:x2="3.965cm" svg:y2="16.252cm">
          <text:p/>
        </draw:line>
        <draw:path draw:style-name="gr8" draw:text-style-name="P2" draw:layer="layout" svg:width="0.109cm" svg:height="0.092cm" svg:x="4.942cm" svg:y="17.053cm" svg:viewBox="0 0 110 93" svg:d="M110 93c-35-32-70-60-110-93">
          <text:p/>
        </draw:path>
        <draw:path draw:style-name="gr8" draw:text-style-name="P2" draw:layer="layout" svg:width="0.109cm" svg:height="0.092cm" svg:x="4.025cm" svg:y="16.301cm" svg:viewBox="0 0 110 93" svg:d="M110 93c-39-28-75-61-110-93">
          <text:p/>
        </draw:path>
        <draw:line draw:style-name="gr8" draw:text-style-name="P2" draw:layer="layout" svg:x1="4.943cm" svg:y1="17.054cm" svg:x2="4.882cm" svg:y2="17.003cm">
          <text:p/>
        </draw:line>
        <draw:line draw:style-name="gr8" draw:text-style-name="P2" draw:layer="layout" svg:x1="4.774cm" svg:y1="16.92cm" svg:x2="4.131cm" svg:y2="16.393cm">
          <text:p/>
        </draw:line>
        <draw:path draw:style-name="gr8" draw:text-style-name="P2" draw:layer="layout" svg:width="0.112cm" svg:height="0.092cm" svg:x="4.773cm" svg:y="16.915cm" svg:viewBox="0 0 113 93" svg:d="M113 93c-39-32-78-61-113-93">
          <text:p/>
        </draw:path>
        <draw:path draw:style-name="gr8" draw:text-style-name="P2" draw:layer="layout" svg:width="0.138cm" svg:height="0.349cm" svg:x="8.307cm" svg:y="18.485cm" svg:viewBox="0 0 139 350" svg:d="M139 0c0 127-47 252-139 350">
          <text:p/>
        </draw:path>
        <draw:path draw:style-name="gr8" draw:text-style-name="P2" draw:layer="layout" svg:width="1.104cm" svg:height="0.246cm" svg:x="7.207cm" svg:y="18.834cm" svg:viewBox="0 0 1105 247" svg:d="M1105 0c-65 67-146 127-234 171-92 42-194 67-300 74-102 7-208-4-307-36-98-28-190-78-264-138">
          <text:p/>
        </draw:path>
        <draw:line draw:style-name="gr8" draw:text-style-name="P2" draw:layer="layout" svg:x1="2.402cm" svg:y1="14.654cm" svg:x2="2.402cm" svg:y2="14.735cm">
          <text:p/>
        </draw:line>
        <draw:line draw:style-name="gr8" draw:text-style-name="P2" draw:layer="layout" svg:x1="2.54cm" svg:y1="15.081cm" svg:x2="2.572cm" svg:y2="15.117cm">
          <text:p/>
        </draw:line>
        <draw:path draw:style-name="gr8" draw:text-style-name="P2" draw:layer="layout" svg:width="0.311cm" svg:height="0.152cm" svg:x="2.652cm" svg:y="13.987cm" svg:viewBox="0 0 312 153" svg:d="M0 153c39-33 85-65 149-96 38-18 88-39 159-53 0 0 4 0 4-4">
          <text:p/>
        </draw:path>
        <draw:path draw:style-name="gr8" draw:text-style-name="P2" draw:layer="layout" svg:width="0.314cm" svg:height="0.152cm" svg:x="3.291cm" svg:y="13.987cm" svg:viewBox="0 0 315 153" svg:d="M0 0c63 14 106 32 145 50 74 35 123 70 170 103">
          <text:p/>
        </draw:path>
        <draw:path draw:style-name="gr8" draw:text-style-name="P2" draw:layer="layout" svg:width="0.25cm" svg:height="0.515cm" svg:x="2.402cm" svg:y="14.139cm" svg:viewBox="0 0 251 516" svg:d="M0 516c0-78 14-162 53-254 17-46 42-88 74-131 32-45 74-95 124-131">
          <text:p/>
        </draw:path>
        <draw:path draw:style-name="gr8" draw:text-style-name="P2" draw:layer="layout" svg:width="0.427cm" svg:height="0.458cm" svg:x="3.605cm" svg:y="14.139cm" svg:viewBox="0 0 428 459" svg:d="M0 0c26 21 50 42 75 67 42 42 92 95 148 159 21 24 46 53 71 85 21 25 49 57 70 81 21 25 36 39 46 50 7 7 14 14 18 17">
          <text:p/>
        </draw:path>
        <draw:path draw:style-name="gr8" draw:text-style-name="P2" draw:layer="layout" svg:width="0.822cm" svg:height="0.145cm" svg:x="2.716cm" svg:y="13.969cm" svg:viewBox="0 0 823 146" svg:d="M0 146c241-195 583-195 823 0">
          <text:p/>
        </draw:path>
        <draw:line draw:style-name="gr8" draw:text-style-name="P2" draw:layer="layout" svg:x1="4.032cm" svg:y1="14.594cm" svg:x2="4.093cm" svg:y2="14.648cm">
          <text:p/>
        </draw:line>
        <draw:line draw:style-name="gr8" draw:text-style-name="P2" draw:layer="layout" svg:x1="8.312cm" svg:y1="18.834cm" svg:x2="8.279cm" svg:y2="18.867cm">
          <text:p/>
        </draw:line>
        <draw:path draw:style-name="gr8" draw:text-style-name="P2" draw:layer="layout" svg:width="0.861cm" svg:height="0.702cm" svg:x="4.092cm" svg:y="14.643cm" svg:viewBox="0 0 862 703" svg:d="M0 0c17 14 35 25 74 46 28 14 70 32 123 53 18 11 39 21 64 32 21 14 49 28 74 46 28 17 53 35 77 53 22 17 43 35 64 56 46 42 92 88 134 138 43 47 86 96 132 152 21 25 49 60 74 85 14 14 21 25 28 32s14 7 18 10">
          <text:p/>
        </draw:path>
        <draw:line draw:style-name="gr8" draw:text-style-name="P2" draw:layer="layout" svg:x1="8.445cm" svg:y1="18.407cm" svg:x2="8.445cm" svg:y2="18.485cm">
          <text:p/>
        </draw:line>
        <draw:path draw:style-name="gr8" draw:text-style-name="P2" draw:layer="layout" svg:width="0.25cm" svg:height="0.518cm" svg:x="8.195cm" svg:y="17.889cm" svg:viewBox="0 0 251 519" svg:d="M0 0c45 35 88 81 123 127 32 42 53 88 75 130 39 92 53 180 53 262">
          <text:p/>
        </draw:path>
        <draw:path draw:style-name="gr8" draw:text-style-name="P2" draw:layer="layout" svg:width="0.818cm" svg:height="0.148cm" svg:x="3.637cm" svg:y="14.717cm" svg:viewBox="0 0 819 149" svg:d="M0 149c241-199 583-199 819 0">
          <text:p/>
        </draw:path>
        <draw:path draw:style-name="gr8" draw:text-style-name="P2" draw:layer="layout" svg:width="0.427cm" svg:height="0.244cm" svg:x="7.768cm" svg:y="17.645cm" svg:viewBox="0 0 428 245" svg:d="M0 0c14 11 28 22 56 36 14 7 35 17 68 28 21 11 46 21 71 35 24 11 49 25 77 39 25 14 50 28 78 46 25 18 53 40 78 61">
          <text:p/>
        </draw:path>
        <draw:line draw:style-name="gr8" draw:text-style-name="P2" draw:layer="layout" svg:x1="7.708cm" svg:y1="17.596cm" svg:x2="7.769cm" svg:y2="17.646cm">
          <text:p/>
        </draw:line>
        <draw:path draw:style-name="gr8" draw:text-style-name="P2" draw:layer="layout" svg:width="0.861cm" svg:height="0.702cm" svg:x="6.847cm" svg:y="16.894cm" svg:viewBox="0 0 862 703" svg:d="M0 0c18 14 35 28 74 46 32 14 74 32 123 53 22 10 43 21 64 35 25 11 49 25 78 42 24 18 49 36 74 53 21 18 46 39 64 57 50 43 92 89 138 138 42 46 81 96 127 152 21 25 53 60 74 85 14 14 25 24 32 31 7 8 10 11 14 11">
          <text:p/>
        </draw:path>
        <draw:line draw:style-name="gr8" draw:text-style-name="P2" draw:layer="layout" svg:x1="4.949cm" svg:y1="15.345cm" svg:x2="5.01cm" svg:y2="15.396cm">
          <text:p/>
        </draw:line>
        <draw:path draw:style-name="gr8" draw:text-style-name="P2" draw:layer="layout" svg:width="0.861cm" svg:height="0.702cm" svg:x="5.009cm" svg:y="15.395cm" svg:viewBox="0 0 862 703" svg:d="M0 0c18 14 35 24 78 42 28 14 70 32 120 57 21 10 42 21 63 31 25 14 49 28 78 46 24 18 53 35 74 53s42 35 63 53c50 46 92 92 139 142 42 46 81 95 130 152 18 21 50 60 74 84 11 11 22 22 29 29s10 10 14 14">
          <text:p/>
        </draw:path>
        <draw:line draw:style-name="gr8" draw:text-style-name="P2" draw:layer="layout" svg:x1="6.787cm" svg:y1="16.848cm" svg:x2="6.848cm" svg:y2="16.895cm">
          <text:p/>
        </draw:line>
        <draw:path draw:style-name="gr8" draw:text-style-name="P2" draw:layer="layout" svg:width="0.857cm" svg:height="0.702cm" svg:x="5.93cm" svg:y="16.146cm" svg:viewBox="0 0 858 703" svg:d="M0 0c17 14 35 25 74 42 28 15 70 32 123 57 18 7 39 18 64 32 21 10 49 28 74 42 28 21 53 39 74 56 25 18 46 36 67 53 50 46 93 93 135 139 42 49 85 99 131 155 21 21 49 57 74 85 14 10 21 21 28 28s14 11 14 14">
          <text:p/>
        </draw:path>
        <draw:line draw:style-name="gr8" draw:text-style-name="P2" draw:layer="layout" svg:x1="5.87cm" svg:y1="16.097cm" svg:x2="5.932cm" svg:y2="16.147cm">
          <text:p/>
        </draw:line>
        <draw:path draw:style-name="gr8" draw:text-style-name="P2" draw:layer="layout" svg:width="0.818cm" svg:height="0.145cm" svg:x="7.313cm" svg:y="17.719cm" svg:viewBox="0 0 819 146" svg:d="M0 146c236-195 579-195 819 0">
          <text:p/>
        </draw:path>
        <draw:path draw:style-name="gr8" draw:text-style-name="P2" draw:layer="layout" svg:width="0.822cm" svg:height="0.145cm" svg:x="6.392cm" svg:y="16.967cm" svg:viewBox="0 0 823 146" svg:d="M0 146c240-195 582-195 823 0">
          <text:p/>
        </draw:path>
        <draw:path draw:style-name="gr8" draw:text-style-name="P2" draw:layer="layout" svg:width="0.818cm" svg:height="0.145cm" svg:x="5.475cm" svg:y="16.219cm" svg:viewBox="0 0 819 146" svg:d="M0 146c236-195 578-195 819 0">
          <text:p/>
        </draw:path>
        <draw:path draw:style-name="gr8" draw:text-style-name="P2" draw:layer="layout" svg:width="0.822cm" svg:height="0.149cm" svg:x="4.554cm" svg:y="15.469cm" svg:viewBox="0 0 823 150" svg:d="M0 150c240-200 582-200 823 0">
          <text:p/>
        </draw:path>
        <draw:path draw:style-name="gr1" draw:text-style-name="P1" draw:layer="layout" svg:width="15.895cm" svg:height="2.9cm" svg:x="11.431cm" svg:y="7.926cm" svg:viewBox="0 0 15896 2901" svg:d="M2 1366c-11 197 21 395 88 578 67 187 170 358 304 502 134 141 299 258 479 335 180 78 381 120 579 120h907c102 0 204-3 307-3h169c102 0 204 3 307 3h1813c106 0 208-3 310-3h170c102 0 204 3 307 3h1813c102 0 205-3 307-3h169c106 0 205 3 311 3h1813c102 0 205-3 307-3h169c103 0 205 3 307 3h1818c102 0 205-3 307-3h169c103 0 205 3 307 3h907c190 0 381-39 557-109 173-74 335-180 469-314s240-297 314-474c71-176 110-363 110-554 0-190-39-381-110-554-74-176-180-338-314-472s-296-240-469-314c-176-71-367-110-557-110h-907c-102 0-204 4-307 4h-169c-102 0-205-4-307-4h-1818c-102 0-204 4-307 4h-169c-102 0-205-4-307-4h-1813c-106 0-205 4-311 4h-169c-102 0-205-4-307-4h-1813c-103 0-205 4-307 4h-170c-102 0-204-4-310-4h-1813c-103 0-205 4-307 4h-169c-103 0-205-4-307-4h-907 907-907c-191 0-381 39-554 110-176 74-339 180-473 314s-240 296-314 472c-74 173-109 364-109 554 0 191 35 378 109 554 74 177 180 340 314 474s297 240 473 314c173 70 363 109 554 109h907c102 0 204-3 307-3h169c102 0 204 3 307 3h1813c106 0 208-3 310-3h170c102 0 204 3 307 3h1813c102 0 205-3 307-3h169c106 0 205 3 311 3h1813c102 0 205-3 307-3h169c103 0 205 3 307 3h1818c102 0 205-3 307-3h169c103 0 205 3 307 3h907c190 0 381-39 557-109 173-74 335-180 469-314s240-297 314-474c71-176 110-363 110-554 0-190-39-381-110-554-74-176-180-338-314-472s-296-240-469-314c-176-71-367-110-557-110h-907c-102 0-204 4-307 4h-169c-102 0-205-4-307-4h-1818c-102 0-204 4-307 4h-169c-102 0-205-4-307-4h-1813c-106 0-205 4-311 4h-169c-102 0-205-4-307-4h-1813c-103 0-205 4-307 4h-170c-102 0-204-4-310-4h-1813c-103 0-205 4-307 4h-169c-103 0-205-4-307-4h-907c-240 0-476 60-684 170 208-110 444-170 684-170-191 0-381 39-554 110-176 74-339 180-473 314s-240 296-314 472c-74 173-109 364-109 554 0 191 35 378 109 554 74 177 180 340 314 474s297 240 473 314c173 70 363 109 554 109-198 0-399-42-579-120-180-77-345-194-479-335-134-144-237-315-304-502-67-183-99-381-88-578z">
          <text:p/>
        </draw:path>
        <draw:polygon draw:style-name="gr7" draw:text-style-name="P2" draw:layer="layout" svg:width="0cm" svg:height="0cm" svg:x="19.378cm" svg:y="9.376cm" svg:viewBox="0 0 0 0" draw:points="0,0">
          <text:p/>
        </draw:polygon>
        <draw:path draw:style-name="gr1" draw:text-style-name="P1" draw:layer="layout" svg:width="15.751cm" svg:height="2.759cm" svg:x="11.504cm" svg:y="7.997cm" svg:viewBox="0 0 15752 2760" svg:d="M14373 2760c183 0 363-36 529-106 166-67 321-169 448-300 127-127 229-279 296-444 71-170 106-351 106-531s-35-359-106-529c-67-166-169-317-296-444-127-131-282-233-448-300-166-71-346-106-529-106h-907-307-169-307-1818-307-169-307-1813-311-169-307-1813-307-170-310-1813-307-169-307-907c-180 0-363 35-529 106-166 67-321 169-448 300-127 127-230 278-300 444-67 170-102 349-102 529s35 361 102 531c70 165 173 317 300 444 127 131 282 233 448 300 166 70 349 106 529 106h907 307 169 307 1813 310 170 307 1813 307 169 311 1813 307 169 307 1818 307 169 307z">
          <text:p/>
        </draw:path>
        <draw:polygon draw:style-name="gr7" draw:text-style-name="P2" draw:layer="layout" svg:width="0cm" svg:height="0cm" svg:x="19.378cm" svg:y="9.376cm" svg:viewBox="0 0 0 0" draw:points="0,0">
          <text:p/>
        </draw:polygon>
        <draw:path draw:style-name="gr1" draw:text-style-name="P1" draw:layer="layout" svg:width="15.716cm" svg:height="2.72cm" svg:x="11.521cm" svg:y="8.018cm" svg:viewBox="0 0 15717 2721" svg:d="M14356 2721c751 0 1361-610 1361-1363 0-751-610-1358-1361-1358h-12994c-751 0-1362 607-1362 1358 0 753 611 1363 1362 1363z">
          <text:p/>
        </draw:path>
        <draw:polygon draw:style-name="gr7" draw:text-style-name="P2" draw:layer="layout" svg:width="0cm" svg:height="0cm" svg:x="19.378cm" svg:y="9.376cm" svg:viewBox="0 0 0 0" draw:points="0,0">
          <text:p/>
        </draw:polygon>
        <draw:path draw:style-name="gr9" draw:text-style-name="P1" draw:layer="layout" svg:width="0.68cm" svg:height="0.677cm" svg:x="25.287cm" svg:y="9.038cm" svg:viewBox="0 0 681 678" svg:d="M681 339c0 187-151 339-338 339-192 0-343-152-343-339s151-339 343-339c187 0 338 152 338 339z">
          <text:p/>
        </draw:path>
        <draw:polygon draw:style-name="gr7" draw:text-style-name="P2" draw:layer="layout" svg:width="0cm" svg:height="0cm" svg:x="19.378cm" svg:y="9.376cm" svg:viewBox="0 0 0 0" draw:points="0,0">
          <text:p/>
        </draw:polygon>
        <draw:path draw:style-name="gr9" draw:text-style-name="P1" draw:layer="layout" svg:width="0.681cm" svg:height="0.677cm" svg:x="19.039cm" svg:y="9.038cm" svg:viewBox="0 0 682 678" svg:d="M682 339c0 187-152 339-339 339-191 0-343-152-343-339s152-339 343-339c187 0 339 152 339 339z">
          <text:p/>
        </draw:path>
        <draw:polygon draw:style-name="gr7" draw:text-style-name="P2" draw:layer="layout" svg:width="0cm" svg:height="0cm" svg:x="19.378cm" svg:y="9.376cm" svg:viewBox="0 0 0 0" draw:points="0,0">
          <text:p/>
        </draw:polygon>
        <draw:path draw:style-name="gr9" draw:text-style-name="P1" draw:layer="layout" svg:width="0.681cm" svg:height="0.677cm" svg:x="12.791cm" svg:y="9.038cm" svg:viewBox="0 0 682 678" svg:d="M682 339c0 187-152 339-343 339-187 0-339-152-339-339s152-339 339-339c191 0 343 152 343 339z">
          <text:p/>
        </draw:path>
        <draw:polygon draw:style-name="gr7" draw:text-style-name="P2" draw:layer="layout" svg:width="0cm" svg:height="0cm" svg:x="19.378cm" svg:y="9.376cm" svg:viewBox="0 0 0 0" draw:points="0,0">
          <text:p/>
        </draw:polygon>
        <draw:path draw:style-name="gr9" draw:text-style-name="P1" draw:layer="layout" svg:width="0.642cm" svg:height="0.642cm" svg:x="25.304cm" svg:y="9.055cm" svg:viewBox="0 0 643 643" svg:d="M643 322c4-82-31-166-91-226s-145-96-226-96c-85 0-170 36-229 96-61 56-97 141-97 226s36 170 97 226c59 60 144 95 229 95 81 0 166-35 226-95s95-141 91-226z">
          <text:p/>
        </draw:path>
        <draw:polygon draw:style-name="gr7" draw:text-style-name="P2" draw:layer="layout" svg:width="0cm" svg:height="0cm" svg:x="19.378cm" svg:y="9.376cm" svg:viewBox="0 0 0 0" draw:points="0,0">
          <text:p/>
        </draw:polygon>
        <draw:path draw:style-name="gr9" draw:text-style-name="P1" draw:layer="layout" svg:width="0.642cm" svg:height="0.642cm" svg:x="19.06cm" svg:y="9.055cm" svg:viewBox="0 0 643 643" svg:d="M643 322c0-82-35-166-95-226-61-60-146-96-227-96-88 0-169 36-229 96-60 56-95 141-92 226-3 85 32 170 92 226 60 60 141 95 229 95 81 0 166-35 227-95 60-60 95-141 95-226z">
          <text:p/>
        </draw:path>
        <draw:polygon draw:style-name="gr7" draw:text-style-name="P2" draw:layer="layout" svg:width="0cm" svg:height="0cm" svg:x="19.378cm" svg:y="9.376cm" svg:viewBox="0 0 0 0" draw:points="0,0">
          <text:p/>
        </draw:polygon>
        <draw:path draw:style-name="gr9" draw:text-style-name="P1" draw:layer="layout" svg:width="0.645cm" svg:height="0.642cm" svg:x="12.809cm" svg:y="9.055cm" svg:viewBox="0 0 646 643" svg:d="M646 322c0-82-35-166-95-226s-142-96-230-96c-81 0-166 36-226 96-60 56-95 141-95 226s35 170 95 226c60 60 145 95 226 95 88 0 170-35 230-95s95-141 95-226z">
          <text:p/>
        </draw:path>
        <draw:polygon draw:style-name="gr7" draw:text-style-name="P2" draw:layer="layout" svg:width="0cm" svg:height="0cm" svg:x="19.378cm" svg:y="9.376cm" svg:viewBox="0 0 0 0" draw:points="0,0">
          <text:p/>
        </draw:polygon>
        <draw:path draw:style-name="gr9" draw:text-style-name="P1" draw:layer="layout" svg:width="0.501cm" svg:height="0.501cm" svg:x="25.375cm" svg:y="9.126cm" svg:viewBox="0 0 502 502" svg:d="M502 251c0-63-25-131-71-177s-114-74-181-74c-63 0-130 28-176 74s-74 114-74 177c0 67 28 131 74 177 46 49 113 74 176 74 67 0 135-28 181-74s71-113 71-177z">
          <text:p/>
        </draw:path>
        <draw:polygon draw:style-name="gr7" draw:text-style-name="P2" draw:layer="layout" svg:width="0cm" svg:height="0cm" svg:x="19.378cm" svg:y="9.376cm" svg:viewBox="0 0 0 0" draw:points="0,0">
          <text:p/>
        </draw:polygon>
        <draw:path draw:style-name="gr9" draw:text-style-name="P1" draw:layer="layout" svg:width="0.501cm" svg:height="0.501cm" svg:x="19.127cm" svg:y="9.126cm" svg:viewBox="0 0 502 502" svg:d="M502 251c4-63-25-131-70-177-46-46-113-74-177-74-67 0-131 28-181 74-46 46-74 114-74 177 0 67 28 131 74 177 50 49 114 74 181 74 64 0 131-28 177-74 45-46 74-113 70-177z">
          <text:p/>
        </draw:path>
        <draw:polygon draw:style-name="gr7" draw:text-style-name="P2" draw:layer="layout" svg:width="0cm" svg:height="0cm" svg:x="19.378cm" svg:y="9.376cm" svg:viewBox="0 0 0 0" draw:points="0,0">
          <text:p/>
        </draw:polygon>
        <draw:path draw:style-name="gr9" draw:text-style-name="P1" draw:layer="layout" svg:width="0.501cm" svg:height="0.501cm" svg:x="12.883cm" svg:y="9.126cm" svg:viewBox="0 0 502 502" svg:d="M502 251c0-63-28-131-74-177s-114-74-181-74c-64 0-127 28-176 74-46 46-71 114-71 177 0 67 25 131 71 177 49 49 112 74 176 74 67 0 135-28 181-74s74-113 74-177z">
          <text:p/>
        </draw:path>
        <draw:polygon draw:style-name="gr7" draw:text-style-name="P2" draw:layer="layout" svg:width="0cm" svg:height="0cm" svg:x="19.378cm" svg:y="9.376cm" svg:viewBox="0 0 0 0" draw:points="0,0">
          <text:p/>
        </draw:polygon>
        <draw:path draw:style-name="gr9" draw:text-style-name="P1" draw:layer="layout" svg:width="0.431cm" svg:height="0.431cm" svg:x="12.918cm" svg:y="9.161cm" svg:viewBox="0 0 432 432" svg:d="M432 216c0 120-99 216-216 216-121 0-216-96-216-216 0-116 95-216 216-216 117 0 216 100 216 216z">
          <text:p/>
        </draw:path>
        <draw:polygon draw:style-name="gr7" draw:text-style-name="P2" draw:layer="layout" svg:width="0cm" svg:height="0cm" svg:x="19.378cm" svg:y="9.376cm" svg:viewBox="0 0 0 0" draw:points="0,0">
          <text:p/>
        </draw:polygon>
        <draw:path draw:style-name="gr1" draw:text-style-name="P1" draw:layer="layout" svg:width="0.434cm" svg:height="0.431cm" svg:x="25.41cm" svg:y="9.161cm" svg:viewBox="0 0 435 432" svg:d="M435 216c0 120-100 216-216 216-120 0-219-96-219-216 0-116 99-216 219-216 116 0 216 100 216 216z">
          <text:p/>
        </draw:path>
        <draw:polygon draw:style-name="gr7" draw:text-style-name="P2" draw:layer="layout" svg:width="0cm" svg:height="0cm" svg:x="19.378cm" svg:y="9.376cm" svg:viewBox="0 0 0 0" draw:points="0,0">
          <text:p/>
        </draw:polygon>
        <draw:path draw:style-name="gr1" draw:text-style-name="P1" draw:layer="layout" svg:width="0.431cm" svg:height="0.431cm" svg:x="19.162cm" svg:y="9.161cm" svg:viewBox="0 0 432 432" svg:d="M432 216c0 120-96 216-216 216-117 0-216-96-216-216 0-116 99-216 216-216 120 0 216 100 216 216z">
          <text:p/>
        </draw:path>
        <draw:polygon draw:style-name="gr7" draw:text-style-name="P2" draw:layer="layout" svg:width="0cm" svg:height="0cm" svg:x="19.378cm" svg:y="9.376cm" svg:viewBox="0 0 0 0" draw:points="0,0">
          <text:p/>
        </draw:polygon>
        <draw:polygon draw:style-name="gr7" draw:text-style-name="P2" draw:layer="layout" svg:width="0cm" svg:height="0cm" svg:x="19.378cm" svg:y="9.376cm" svg:viewBox="0 0 0 0" draw:points="0,0">
          <text:p/>
        </draw:polygon>
        <draw:polygon draw:style-name="gr7" draw:text-style-name="P2" draw:layer="layout" svg:width="0cm" svg:height="0cm" svg:x="19.378cm" svg:y="9.376cm" svg:viewBox="0 0 0 0" draw:points="0,0">
          <text:p/>
        </draw:polygon>
        <draw:path draw:style-name="gr1" draw:text-style-name="P1" draw:layer="layout" svg:width="0.071cm" svg:height="0.638cm" svg:x="27.255cm" svg:y="8.932cm" svg:viewBox="0 0 72 639" svg:d="M61 639c7-63 11-130 11-194 0-149-25-304-72-445 47 141 72 296 72 445 0 64-4 131-11 194z">
          <text:p/>
        </draw:path>
        <draw:polygon draw:style-name="gr7" draw:text-style-name="P2" draw:layer="layout" svg:width="0cm" svg:height="0cm" svg:x="19.378cm" svg:y="9.376cm" svg:viewBox="0 0 0 0" draw:points="0,0">
          <text:p/>
        </draw:polygon>
        <draw:line draw:style-name="gr8" draw:text-style-name="P2" draw:layer="layout" svg:x1="24.969cm" svg:y1="10.826cm" svg:x2="25.876cm" svg:y2="10.826cm">
          <text:p/>
        </draw:line>
        <draw:line draw:style-name="gr8" draw:text-style-name="P2" draw:layer="layout" svg:x1="24.969cm" svg:y1="10.826cm" svg:x2="25.876cm" svg:y2="10.826cm">
          <text:p/>
        </draw:line>
        <draw:path draw:style-name="gr8" draw:text-style-name="P2" draw:layer="layout" svg:width="1.45cm" svg:height="2.9cm" svg:x="25.876cm" svg:y="7.926cm" svg:viewBox="0 0 1451 2901" svg:d="M0 2901c190 0 381-39 554-109 176-74 335-180 473-314 134-134 240-297 314-474 71-176 110-363 110-554 0-190-39-381-110-554-74-176-180-338-314-472-138-134-297-240-473-314-173-71-364-110-554-110">
          <text:p/>
        </draw:path>
        <draw:path draw:style-name="gr8" draw:text-style-name="P2" draw:layer="layout" svg:width="0.071cm" svg:height="0.444cm" svg:x="27.255cm" svg:y="8.932cm" svg:viewBox="0 0 72 445" svg:d="M72 445c0-148-25-304-72-445">
          <text:p/>
        </draw:path>
        <draw:path draw:style-name="gr8" draw:text-style-name="P2" draw:layer="layout" svg:width="0.014cm" svg:height="0.194cm" svg:x="27.312cm" svg:y="9.376cm" svg:viewBox="0 0 15 195" svg:d="M0 195c11-63 15-130 15-195">
          <text:p/>
        </draw:path>
        <draw:line draw:style-name="gr8" draw:text-style-name="P2" draw:layer="layout" svg:x1="24.969cm" svg:y1="10.756cm" svg:x2="25.876cm" svg:y2="10.756cm">
          <text:p/>
        </draw:line>
        <draw:path draw:style-name="gr8" draw:text-style-name="P2" draw:layer="layout" svg:width="0.307cm" svg:height="0.003cm" svg:x="24.662cm" svg:y="10.823cm" svg:viewBox="0 0 308 4" svg:d="M0 0c103 0 205 4 308 4">
          <text:p/>
        </draw:path>
        <draw:line draw:style-name="gr8" draw:text-style-name="P2" draw:layer="layout" svg:x1="25.876cm" svg:y1="7.926cm" svg:x2="24.969cm" svg:y2="7.926cm">
          <text:p/>
        </draw:line>
        <draw:line draw:style-name="gr8" draw:text-style-name="P2" draw:layer="layout" svg:x1="25.876cm" svg:y1="7.926cm" svg:x2="24.969cm" svg:y2="7.926cm">
          <text:p/>
        </draw:line>
        <draw:path draw:style-name="gr8" draw:text-style-name="P2" draw:layer="layout" svg:width="1.379cm" svg:height="2.759cm" svg:x="25.876cm" svg:y="7.997cm" svg:viewBox="0 0 1380 2760" svg:d="M0 2760c180 0 360-36 529-106 166-67 317-169 444-300 132-127 234-279 301-444 71-170 106-351 106-531s-35-359-106-529c-67-166-169-317-301-444-127-131-278-233-444-300-169-71-349-106-529-106">
          <text:p/>
        </draw:path>
        <draw:line draw:style-name="gr8" draw:text-style-name="P2" draw:layer="layout" svg:x1="24.662cm" svg:y1="10.756cm" svg:x2="24.969cm" svg:y2="10.756cm">
          <text:p/>
        </draw:line>
        <draw:line draw:style-name="gr8" draw:text-style-name="P2" draw:layer="layout" svg:x1="12.883cm" svg:y1="10.756cm" svg:x2="13.79cm" svg:y2="10.756cm">
          <text:p/>
        </draw:line>
        <draw:line draw:style-name="gr8" draw:text-style-name="P2" draw:layer="layout" svg:x1="12.883cm" svg:y1="10.735cm" svg:x2="25.876cm" svg:y2="10.735cm">
          <text:p/>
        </draw:line>
        <draw:line draw:style-name="gr8" draw:text-style-name="P2" draw:layer="layout" svg:x1="13.79cm" svg:y1="10.756cm" svg:x2="14.097cm" svg:y2="10.756cm">
          <text:p/>
        </draw:line>
        <draw:line draw:style-name="gr8" draw:text-style-name="P2" draw:layer="layout" svg:x1="14.097cm" svg:y1="10.756cm" svg:x2="14.266cm" svg:y2="10.756cm">
          <text:p/>
        </draw:line>
        <draw:line draw:style-name="gr8" draw:text-style-name="P2" draw:layer="layout" svg:x1="14.266cm" svg:y1="10.756cm" svg:x2="14.573cm" svg:y2="10.756cm">
          <text:p/>
        </draw:line>
        <draw:line draw:style-name="gr8" draw:text-style-name="P2" draw:layer="layout" svg:x1="14.573cm" svg:y1="10.756cm" svg:x2="16.386cm" svg:y2="10.756cm">
          <text:p/>
        </draw:line>
        <draw:line draw:style-name="gr8" draw:text-style-name="P2" draw:layer="layout" svg:x1="24.493cm" svg:y1="10.756cm" svg:x2="24.662cm" svg:y2="10.756cm">
          <text:p/>
        </draw:line>
        <draw:line draw:style-name="gr8" draw:text-style-name="P2" draw:layer="layout" svg:x1="16.386cm" svg:y1="10.756cm" svg:x2="16.696cm" svg:y2="10.756cm">
          <text:p/>
        </draw:line>
        <draw:line draw:style-name="gr8" draw:text-style-name="P2" draw:layer="layout" svg:x1="24.186cm" svg:y1="10.756cm" svg:x2="24.493cm" svg:y2="10.756cm">
          <text:p/>
        </draw:line>
        <draw:line draw:style-name="gr8" draw:text-style-name="P2" draw:layer="layout" svg:x1="16.696cm" svg:y1="10.756cm" svg:x2="16.866cm" svg:y2="10.756cm">
          <text:p/>
        </draw:line>
        <draw:line draw:style-name="gr8" draw:text-style-name="P2" draw:layer="layout" svg:x1="22.369cm" svg:y1="10.756cm" svg:x2="24.186cm" svg:y2="10.756cm">
          <text:p/>
        </draw:line>
        <draw:line draw:style-name="gr8" draw:text-style-name="P2" draw:layer="layout" svg:x1="16.866cm" svg:y1="10.756cm" svg:x2="17.173cm" svg:y2="10.756cm">
          <text:p/>
        </draw:line>
        <draw:line draw:style-name="gr8" draw:text-style-name="P2" draw:layer="layout" svg:x1="22.062cm" svg:y1="10.756cm" svg:x2="22.369cm" svg:y2="10.756cm">
          <text:p/>
        </draw:line>
        <draw:line draw:style-name="gr8" draw:text-style-name="P2" draw:layer="layout" svg:x1="17.173cm" svg:y1="10.756cm" svg:x2="18.986cm" svg:y2="10.756cm">
          <text:p/>
        </draw:line>
        <draw:line draw:style-name="gr8" draw:text-style-name="P2" draw:layer="layout" svg:x1="21.893cm" svg:y1="10.756cm" svg:x2="22.062cm" svg:y2="10.756cm">
          <text:p/>
        </draw:line>
        <draw:line draw:style-name="gr8" draw:text-style-name="P2" draw:layer="layout" svg:x1="18.986cm" svg:y1="10.756cm" svg:x2="19.293cm" svg:y2="10.756cm">
          <text:p/>
        </draw:line>
        <draw:line draw:style-name="gr8" draw:text-style-name="P2" draw:layer="layout" svg:x1="21.586cm" svg:y1="10.756cm" svg:x2="21.893cm" svg:y2="10.756cm">
          <text:p/>
        </draw:line>
        <draw:line draw:style-name="gr8" draw:text-style-name="P2" draw:layer="layout" svg:x1="19.293cm" svg:y1="10.756cm" svg:x2="19.462cm" svg:y2="10.756cm">
          <text:p/>
        </draw:line>
        <draw:line draw:style-name="gr8" draw:text-style-name="P2" draw:layer="layout" svg:x1="19.773cm" svg:y1="10.756cm" svg:x2="21.586cm" svg:y2="10.756cm">
          <text:p/>
        </draw:line>
        <draw:line draw:style-name="gr8" draw:text-style-name="P2" draw:layer="layout" svg:x1="19.462cm" svg:y1="10.756cm" svg:x2="19.773cm" svg:y2="10.756cm">
          <text:p/>
        </draw:line>
        <draw:line draw:style-name="gr8" draw:text-style-name="P2" draw:layer="layout" svg:x1="24.493cm" svg:y1="10.823cm" svg:x2="24.662cm" svg:y2="10.823cm">
          <text:p/>
        </draw:line>
        <draw:line draw:style-name="gr8" draw:text-style-name="P2" draw:layer="layout" svg:x1="25.876cm" svg:y1="7.997cm" svg:x2="24.969cm" svg:y2="7.997cm">
          <text:p/>
        </draw:line>
        <draw:path draw:style-name="gr8" draw:text-style-name="P2" draw:layer="layout" svg:width="0.307cm" svg:height="0.004cm" svg:x="24.662cm" svg:y="7.926cm" svg:viewBox="0 0 308 5" svg:d="M308 0c-103 0-205 5-308 5">
          <text:p/>
        </draw:path>
        <draw:path draw:style-name="gr8" draw:text-style-name="P2" draw:layer="layout" svg:width="1.361cm" svg:height="2.72cm" svg:x="25.876cm" svg:y="8.018cm" svg:viewBox="0 0 1362 2721" svg:d="M0 2721c752 0 1362-610 1362-1363 0-751-610-1358-1362-1358">
          <text:p/>
        </draw:path>
        <draw:path draw:style-name="gr8" draw:text-style-name="P2" draw:layer="layout" svg:width="1.379cm" svg:height="2.759cm" svg:x="11.504cm" svg:y="7.997cm" svg:viewBox="0 0 1380 2760" svg:d="M1380 0c-180 0-360 35-529 106-166 67-318 169-448 300-127 127-231 278-301 444-67 170-102 349-102 529s35 361 102 531c70 165 174 317 301 444 130 131 282 233 448 300 169 70 349 106 529 106">
          <text:p/>
        </draw:path>
        <draw:path draw:style-name="gr8" draw:text-style-name="P2" draw:layer="layout" svg:width="1.362cm" svg:height="2.72cm" svg:x="11.521cm" svg:y="8.018cm" svg:viewBox="0 0 1363 2721" svg:d="M1363 0c-751 0-1363 607-1363 1358 0 753 612 1363 1363 1363">
          <text:p/>
        </draw:path>
        <draw:line draw:style-name="gr8" draw:text-style-name="P2" draw:layer="layout" svg:x1="12.883cm" svg:y1="10.826cm" svg:x2="13.79cm" svg:y2="10.826cm">
          <text:p/>
        </draw:line>
        <draw:line draw:style-name="gr8" draw:text-style-name="P2" draw:layer="layout" svg:x1="25.876cm" svg:y1="8.018cm" svg:x2="12.883cm" svg:y2="8.018cm">
          <text:p/>
        </draw:line>
        <draw:path draw:style-name="gr8" draw:text-style-name="P2" draw:layer="layout" svg:width="0.307cm" svg:height="0.003cm" svg:x="13.79cm" svg:y="10.823cm" svg:viewBox="0 0 308 4" svg:d="M0 4c102 0 205-4 308-4">
          <text:p/>
        </draw:path>
        <draw:line draw:style-name="gr8" draw:text-style-name="P2" draw:layer="layout" svg:x1="14.097cm" svg:y1="10.823cm" svg:x2="14.266cm" svg:y2="10.823cm">
          <text:p/>
        </draw:line>
        <draw:path draw:style-name="gr8" draw:text-style-name="P2" draw:layer="layout" svg:width="0.307cm" svg:height="0.003cm" svg:x="14.266cm" svg:y="10.823cm" svg:viewBox="0 0 308 4" svg:d="M0 0c102 0 204 4 308 4">
          <text:p/>
        </draw:path>
        <draw:line draw:style-name="gr8" draw:text-style-name="P2" draw:layer="layout" svg:x1="14.573cm" svg:y1="10.826cm" svg:x2="16.386cm" svg:y2="10.826cm">
          <text:p/>
        </draw:line>
        <draw:path draw:style-name="gr8" draw:text-style-name="P2" draw:layer="layout" svg:width="0.31cm" svg:height="0.003cm" svg:x="16.386cm" svg:y="10.823cm" svg:viewBox="0 0 311 4" svg:d="M0 4c106 0 209-4 311-4">
          <text:p/>
        </draw:path>
        <draw:path draw:style-name="gr8" draw:text-style-name="P2" draw:layer="layout" svg:width="0.307cm" svg:height="0.003cm" svg:x="24.186cm" svg:y="10.823cm" svg:viewBox="0 0 308 4" svg:d="M0 4c102 0 206-4 308-4">
          <text:p/>
        </draw:path>
        <draw:line draw:style-name="gr8" draw:text-style-name="P2" draw:layer="layout" svg:x1="16.696cm" svg:y1="10.823cm" svg:x2="16.866cm" svg:y2="10.823cm">
          <text:p/>
        </draw:line>
        <draw:line draw:style-name="gr8" draw:text-style-name="P2" draw:layer="layout" svg:x1="22.369cm" svg:y1="10.826cm" svg:x2="24.186cm" svg:y2="10.826cm">
          <text:p/>
        </draw:line>
        <draw:path draw:style-name="gr8" draw:text-style-name="P2" draw:layer="layout" svg:width="0.307cm" svg:height="0.003cm" svg:x="16.866cm" svg:y="10.823cm" svg:viewBox="0 0 308 4" svg:d="M0 0c102 0 205 4 308 4">
          <text:p/>
        </draw:path>
        <draw:path draw:style-name="gr8" draw:text-style-name="P2" draw:layer="layout" svg:width="0.311cm" svg:height="0.003cm" svg:x="22.062cm" svg:y="10.823cm" svg:viewBox="0 0 312 4" svg:d="M0 0c103 0 206 4 312 4">
          <text:p/>
        </draw:path>
        <draw:line draw:style-name="gr8" draw:text-style-name="P2" draw:layer="layout" svg:x1="17.173cm" svg:y1="10.826cm" svg:x2="18.986cm" svg:y2="10.826cm">
          <text:p/>
        </draw:line>
        <draw:line draw:style-name="gr8" draw:text-style-name="P2" draw:layer="layout" svg:x1="21.893cm" svg:y1="10.823cm" svg:x2="22.062cm" svg:y2="10.823cm">
          <text:p/>
        </draw:line>
        <draw:path draw:style-name="gr8" draw:text-style-name="P2" draw:layer="layout" svg:width="0.31cm" svg:height="0.003cm" svg:x="18.986cm" svg:y="10.823cm" svg:viewBox="0 0 311 4" svg:d="M0 4c103 0 206-4 311-4">
          <text:p/>
        </draw:path>
        <draw:path draw:style-name="gr8" draw:text-style-name="P2" draw:layer="layout" svg:width="0.307cm" svg:height="0.003cm" svg:x="21.586cm" svg:y="10.823cm" svg:viewBox="0 0 308 4" svg:d="M0 4c102 0 205-4 308-4">
          <text:p/>
        </draw:path>
        <draw:line draw:style-name="gr8" draw:text-style-name="P2" draw:layer="layout" svg:x1="19.293cm" svg:y1="10.823cm" svg:x2="19.462cm" svg:y2="10.823cm">
          <text:p/>
        </draw:line>
        <draw:line draw:style-name="gr8" draw:text-style-name="P2" draw:layer="layout" svg:x1="19.773cm" svg:y1="10.826cm" svg:x2="21.586cm" svg:y2="10.826cm">
          <text:p/>
        </draw:line>
        <draw:path draw:style-name="gr8" draw:text-style-name="P2" draw:layer="layout" svg:width="0.311cm" svg:height="0.003cm" svg:x="19.462cm" svg:y="10.823cm" svg:viewBox="0 0 312 4" svg:d="M0 0c106 0 208 4 312 4">
          <text:p/>
        </draw:path>
        <draw:line draw:style-name="gr8" draw:text-style-name="P2" draw:layer="layout" svg:x1="22.369cm" svg:y1="10.826cm" svg:x2="24.186cm" svg:y2="10.826cm">
          <text:p/>
        </draw:line>
        <draw:line draw:style-name="gr8" draw:text-style-name="P2" draw:layer="layout" svg:x1="24.969cm" svg:y1="7.997cm" svg:x2="24.662cm" svg:y2="7.997cm">
          <text:p/>
        </draw:line>
        <draw:line draw:style-name="gr8" draw:text-style-name="P2" draw:layer="layout" svg:x1="24.662cm" svg:y1="7.997cm" svg:x2="24.493cm" svg:y2="7.997cm">
          <text:p/>
        </draw:line>
        <draw:line draw:style-name="gr8" draw:text-style-name="P2" draw:layer="layout" svg:x1="13.79cm" svg:y1="7.997cm" svg:x2="12.883cm" svg:y2="7.997cm">
          <text:p/>
        </draw:line>
        <draw:line draw:style-name="gr8" draw:text-style-name="P2" draw:layer="layout" svg:x1="24.493cm" svg:y1="7.997cm" svg:x2="24.186cm" svg:y2="7.997cm">
          <text:p/>
        </draw:line>
        <draw:line draw:style-name="gr8" draw:text-style-name="P2" draw:layer="layout" svg:x1="14.097cm" svg:y1="7.997cm" svg:x2="13.79cm" svg:y2="7.997cm">
          <text:p/>
        </draw:line>
        <draw:line draw:style-name="gr8" draw:text-style-name="P2" draw:layer="layout" svg:x1="24.186cm" svg:y1="7.997cm" svg:x2="22.369cm" svg:y2="7.997cm">
          <text:p/>
        </draw:line>
        <draw:line draw:style-name="gr8" draw:text-style-name="P2" draw:layer="layout" svg:x1="14.266cm" svg:y1="7.997cm" svg:x2="14.097cm" svg:y2="7.997cm">
          <text:p/>
        </draw:line>
        <draw:line draw:style-name="gr8" draw:text-style-name="P2" draw:layer="layout" svg:x1="22.369cm" svg:y1="7.997cm" svg:x2="22.062cm" svg:y2="7.997cm">
          <text:p/>
        </draw:line>
        <draw:line draw:style-name="gr8" draw:text-style-name="P2" draw:layer="layout" svg:x1="14.573cm" svg:y1="7.997cm" svg:x2="14.266cm" svg:y2="7.997cm">
          <text:p/>
        </draw:line>
        <draw:line draw:style-name="gr8" draw:text-style-name="P2" draw:layer="layout" svg:x1="22.062cm" svg:y1="7.997cm" svg:x2="21.893cm" svg:y2="7.997cm">
          <text:p/>
        </draw:line>
        <draw:line draw:style-name="gr8" draw:text-style-name="P2" draw:layer="layout" svg:x1="16.386cm" svg:y1="7.997cm" svg:x2="14.573cm" svg:y2="7.997cm">
          <text:p/>
        </draw:line>
        <draw:line draw:style-name="gr8" draw:text-style-name="P2" draw:layer="layout" svg:x1="21.893cm" svg:y1="7.997cm" svg:x2="21.586cm" svg:y2="7.997cm">
          <text:p/>
        </draw:line>
        <draw:line draw:style-name="gr8" draw:text-style-name="P2" draw:layer="layout" svg:x1="16.696cm" svg:y1="7.997cm" svg:x2="16.386cm" svg:y2="7.997cm">
          <text:p/>
        </draw:line>
        <draw:line draw:style-name="gr8" draw:text-style-name="P2" draw:layer="layout" svg:x1="21.586cm" svg:y1="7.997cm" svg:x2="19.773cm" svg:y2="7.997cm">
          <text:p/>
        </draw:line>
        <draw:line draw:style-name="gr8" draw:text-style-name="P2" draw:layer="layout" svg:x1="16.866cm" svg:y1="7.997cm" svg:x2="16.696cm" svg:y2="7.997cm">
          <text:p/>
        </draw:line>
        <draw:line draw:style-name="gr8" draw:text-style-name="P2" draw:layer="layout" svg:x1="19.773cm" svg:y1="7.997cm" svg:x2="19.462cm" svg:y2="7.997cm">
          <text:p/>
        </draw:line>
        <draw:line draw:style-name="gr8" draw:text-style-name="P2" draw:layer="layout" svg:x1="17.173cm" svg:y1="7.997cm" svg:x2="16.866cm" svg:y2="7.997cm">
          <text:p/>
        </draw:line>
        <draw:line draw:style-name="gr8" draw:text-style-name="P2" draw:layer="layout" svg:x1="19.462cm" svg:y1="7.997cm" svg:x2="19.293cm" svg:y2="7.997cm">
          <text:p/>
        </draw:line>
        <draw:line draw:style-name="gr8" draw:text-style-name="P2" draw:layer="layout" svg:x1="18.986cm" svg:y1="7.997cm" svg:x2="17.173cm" svg:y2="7.997cm">
          <text:p/>
        </draw:line>
        <draw:line draw:style-name="gr8" draw:text-style-name="P2" draw:layer="layout" svg:x1="19.293cm" svg:y1="7.997cm" svg:x2="18.986cm" svg:y2="7.997cm">
          <text:p/>
        </draw:line>
        <draw:line draw:style-name="gr8" draw:text-style-name="P2" draw:layer="layout" svg:x1="24.662cm" svg:y1="7.93cm" svg:x2="24.493cm" svg:y2="7.93cm">
          <text:p/>
        </draw:line>
        <draw:path draw:style-name="gr8" draw:text-style-name="P2" draw:layer="layout" svg:width="1.45cm" svg:height="2.9cm" svg:x="11.433cm" svg:y="7.926cm" svg:viewBox="0 0 1451 2901" svg:d="M1451 0c-191 0-381 39-554 110-177 74-340 180-474 314s-240 296-314 472c-74 173-109 364-109 554 0 191 35 378 109 554 74 177 180 340 314 474s297 240 474 314c173 70 363 109 554 109">
          <text:p/>
        </draw:path>
        <draw:line draw:style-name="gr8" draw:text-style-name="P2" draw:layer="layout" svg:x1="14.573cm" svg:y1="10.826cm" svg:x2="16.386cm" svg:y2="10.826cm">
          <text:p/>
        </draw:line>
        <draw:line draw:style-name="gr8" draw:text-style-name="P2" draw:layer="layout" svg:x1="17.173cm" svg:y1="10.826cm" svg:x2="18.986cm" svg:y2="10.826cm">
          <text:p/>
        </draw:line>
        <draw:line draw:style-name="gr8" draw:text-style-name="P2" draw:layer="layout" svg:x1="19.773cm" svg:y1="10.826cm" svg:x2="21.586cm" svg:y2="10.826cm">
          <text:p/>
        </draw:line>
        <draw:line draw:style-name="gr8" draw:text-style-name="P2" draw:layer="layout" svg:x1="13.79cm" svg:y1="7.926cm" svg:x2="12.883cm" svg:y2="7.926cm">
          <text:p/>
        </draw:line>
        <draw:path draw:style-name="gr8" draw:text-style-name="P2" draw:layer="layout" svg:width="0.307cm" svg:height="0.004cm" svg:x="24.186cm" svg:y="7.926cm" svg:viewBox="0 0 308 5" svg:d="M308 5c-102 0-206-5-308-5">
          <text:p/>
        </draw:path>
        <draw:path draw:style-name="gr8" draw:text-style-name="P2" draw:layer="layout" svg:width="0.307cm" svg:height="0.004cm" svg:x="13.79cm" svg:y="7.926cm" svg:viewBox="0 0 308 5" svg:d="M308 5c-103 0-206-5-308-5">
          <text:p/>
        </draw:path>
        <draw:line draw:style-name="gr8" draw:text-style-name="P2" draw:layer="layout" svg:x1="24.186cm" svg:y1="7.926cm" svg:x2="22.369cm" svg:y2="7.926cm">
          <text:p/>
        </draw:line>
        <draw:line draw:style-name="gr8" draw:text-style-name="P2" draw:layer="layout" svg:x1="14.266cm" svg:y1="7.93cm" svg:x2="14.097cm" svg:y2="7.93cm">
          <text:p/>
        </draw:line>
        <draw:path draw:style-name="gr8" draw:text-style-name="P2" draw:layer="layout" svg:width="0.311cm" svg:height="0.004cm" svg:x="22.062cm" svg:y="7.926cm" svg:viewBox="0 0 312 5" svg:d="M312 0c-106 0-209 5-312 5">
          <text:p/>
        </draw:path>
        <draw:path draw:style-name="gr8" draw:text-style-name="P2" draw:layer="layout" svg:width="0.307cm" svg:height="0.004cm" svg:x="14.266cm" svg:y="7.926cm" svg:viewBox="0 0 308 5" svg:d="M308 0c-104 0-206 5-308 5">
          <text:p/>
        </draw:path>
        <draw:line draw:style-name="gr8" draw:text-style-name="P2" draw:layer="layout" svg:x1="22.062cm" svg:y1="7.93cm" svg:x2="21.893cm" svg:y2="7.93cm">
          <text:p/>
        </draw:line>
        <draw:line draw:style-name="gr8" draw:text-style-name="P2" draw:layer="layout" svg:x1="16.386cm" svg:y1="7.926cm" svg:x2="14.573cm" svg:y2="7.926cm">
          <text:p/>
        </draw:line>
        <draw:path draw:style-name="gr8" draw:text-style-name="P2" draw:layer="layout" svg:width="0.307cm" svg:height="0.004cm" svg:x="21.586cm" svg:y="7.926cm" svg:viewBox="0 0 308 5" svg:d="M308 5c-103 0-206-5-308-5">
          <text:p/>
        </draw:path>
        <draw:path draw:style-name="gr8" draw:text-style-name="P2" draw:layer="layout" svg:width="0.31cm" svg:height="0.004cm" svg:x="16.386cm" svg:y="7.926cm" svg:viewBox="0 0 311 5" svg:d="M311 5c-102 0-205-5-311-5">
          <text:p/>
        </draw:path>
        <draw:line draw:style-name="gr8" draw:text-style-name="P2" draw:layer="layout" svg:x1="21.586cm" svg:y1="7.926cm" svg:x2="19.773cm" svg:y2="7.926cm">
          <text:p/>
        </draw:line>
        <draw:line draw:style-name="gr8" draw:text-style-name="P2" draw:layer="layout" svg:x1="16.866cm" svg:y1="7.93cm" svg:x2="16.696cm" svg:y2="7.93cm">
          <text:p/>
        </draw:line>
        <draw:path draw:style-name="gr8" draw:text-style-name="P2" draw:layer="layout" svg:width="0.311cm" svg:height="0.004cm" svg:x="19.462cm" svg:y="7.926cm" svg:viewBox="0 0 312 5" svg:d="M312 0c-104 0-206 5-312 5">
          <text:p/>
        </draw:path>
        <draw:path draw:style-name="gr8" draw:text-style-name="P2" draw:layer="layout" svg:width="0.307cm" svg:height="0.004cm" svg:x="16.866cm" svg:y="7.926cm" svg:viewBox="0 0 308 5" svg:d="M308 0c-103 0-206 5-308 5">
          <text:p/>
        </draw:path>
        <draw:line draw:style-name="gr8" draw:text-style-name="P2" draw:layer="layout" svg:x1="19.462cm" svg:y1="7.93cm" svg:x2="19.293cm" svg:y2="7.93cm">
          <text:p/>
        </draw:line>
        <draw:line draw:style-name="gr8" draw:text-style-name="P2" draw:layer="layout" svg:x1="18.986cm" svg:y1="7.926cm" svg:x2="17.173cm" svg:y2="7.926cm">
          <text:p/>
        </draw:line>
        <draw:path draw:style-name="gr8" draw:text-style-name="P2" draw:layer="layout" svg:width="0.31cm" svg:height="0.004cm" svg:x="18.986cm" svg:y="7.926cm" svg:viewBox="0 0 311 5" svg:d="M311 5c-105 0-208-5-311-5">
          <text:p/>
        </draw:path>
        <draw:path draw:style-name="gr8" draw:text-style-name="P2" draw:layer="layout" svg:width="0.684cm" svg:height="0.173cm" svg:x="12.199cm" svg:y="7.926cm" svg:viewBox="0 0 685 174" svg:d="M685 0c-237 0-477 60-685 174">
          <text:p/>
        </draw:path>
        <draw:path draw:style-name="gr8" draw:text-style-name="P2" draw:layer="layout" svg:width="1.452cm" svg:height="1.534cm" svg:x="11.431cm" svg:y="9.292cm" svg:viewBox="0 0 1453 1535" svg:d="M2 0c-11 197 21 395 88 578 67 188 170 358 304 502 134 141 299 258 479 335 185 78 382 120 580 120">
          <text:p/>
        </draw:path>
        <draw:line draw:style-name="gr8" draw:text-style-name="P2" draw:layer="layout" svg:x1="13.79cm" svg:y1="7.926cm" svg:x2="12.883cm" svg:y2="7.926cm">
          <text:p/>
        </draw:line>
        <draw:path draw:style-name="gr8" draw:text-style-name="P2" draw:layer="layout" svg:width="0.176cm" svg:height="0.236cm" svg:x="13.208cm" svg:y="9.14cm" svg:viewBox="0 0 177 237" svg:d="M177 237c0-110-74-205-177-237">
          <text:p/>
        </draw:path>
        <draw:path draw:style-name="gr8" draw:text-style-name="P2" draw:layer="layout" svg:width="0cm" svg:height="0.006cm" svg:x="13.38cm" svg:y="9.376cm" svg:viewBox="0 0 0 7" svg:d="M0 7c0-3 0-3 0-7">
          <text:p/>
        </draw:path>
        <draw:path draw:style-name="gr8" draw:text-style-name="P2" draw:layer="layout" svg:width="0.173cm" svg:height="0.236cm" svg:x="25.703cm" svg:y="9.14cm" svg:viewBox="0 0 174 237" svg:d="M174 237c0-110-67-205-174-237">
          <text:p/>
        </draw:path>
        <draw:path draw:style-name="gr8" draw:text-style-name="P2" draw:layer="layout" svg:width="0cm" svg:height="0.006cm" svg:x="25.876cm" svg:y="9.376cm" svg:viewBox="0 0 0 7" svg:d="M0 7c0-3 0-3 0-7">
          <text:p/>
        </draw:path>
        <draw:path draw:style-name="gr8" draw:text-style-name="P2" draw:layer="layout" svg:width="0.173cm" svg:height="0.236cm" svg:x="19.455cm" svg:y="9.14cm" svg:viewBox="0 0 174 237" svg:d="M174 237c0-110-67-205-174-237">
          <text:p/>
        </draw:path>
        <draw:path draw:style-name="gr8" draw:text-style-name="P2" draw:layer="layout" svg:width="0cm" svg:height="0.006cm" svg:x="19.628cm" svg:y="9.376cm" svg:viewBox="0 0 0 7" svg:d="M0 7c0-3 0-3 0-7">
          <text:p/>
        </draw:path>
        <draw:path draw:style-name="gr8" draw:text-style-name="P2" draw:layer="layout" svg:width="0.434cm" svg:height="0.431cm" svg:x="25.41cm" svg:y="9.161cm" svg:viewBox="0 0 435 432" svg:d="M435 216c0 120-100 216-216 216-120 0-219-96-219-216 0-116 99-216 219-216 116 0 216 100 216 216z">
          <text:p/>
        </draw:path>
        <draw:path draw:style-name="gr8" draw:text-style-name="P2" draw:layer="layout" svg:width="0.431cm" svg:height="0.431cm" svg:x="19.162cm" svg:y="9.161cm" svg:viewBox="0 0 432 432" svg:d="M432 216c0 120-96 216-216 216-117 0-216-96-216-216 0-116 99-216 216-216 120 0 216 100 216 216z">
          <text:p/>
        </draw:path>
        <draw:polygon draw:style-name="gr7" draw:text-style-name="P2" draw:layer="layout" svg:width="0cm" svg:height="0cm" svg:x="19.378cm" svg:y="9.376cm" svg:viewBox="0 0 0 0" draw:points="0,0">
          <text:p/>
        </draw:polygon>
        <draw:polyline draw:style-name="gr10" draw:text-style-name="P2" draw:layer="layout" svg:width="5.577cm" svg:height="3.33cm" svg:x="13.31cm" svg:y="9.493cm" svg:viewBox="0 0 5578 3331" draw:points="5578,3331 5077,3331 0,0">
          <text:p/>
        </draw:polyline>
        <draw:polygon draw:style-name="gr11" draw:text-style-name="P3" draw:layer="layout" svg:width="0.465cm" svg:height="0.345cm" svg:x="13.31cm" svg:y="9.493cm" svg:viewBox="0 0 466 346" draw:points="0,0 374,346 466,204">
          <text:p/>
        </draw:polygon>
        <draw:polygon draw:style-name="gr7" draw:text-style-name="P2" draw:layer="layout" svg:width="0cm" svg:height="0cm" svg:x="19.378cm" svg:y="9.376cm" svg:viewBox="0 0 0 0" draw:points="0,0">
          <text:p/>
        </draw:polygon>
        <draw:polyline draw:style-name="gr10" draw:text-style-name="P2" draw:layer="layout" svg:width="0.971cm" svg:height="3.224cm" svg:x="18.347cm" svg:y="9.581cm" svg:viewBox="0 0 972 3225" draw:points="498,3225 0,3225 972,0">
          <text:p/>
        </draw:polyline>
        <draw:polygon draw:style-name="gr11" draw:text-style-name="P3" draw:layer="layout" svg:width="0.226cm" svg:height="0.504cm" svg:x="19.092cm" svg:y="9.581cm" svg:viewBox="0 0 227 505" draw:points="227,0 0,456 163,505">
          <text:p/>
        </draw:polygon>
        <draw:polygon draw:style-name="gr7" draw:text-style-name="P2" draw:layer="layout" svg:width="0cm" svg:height="0cm" svg:x="19.378cm" svg:y="9.376cm" svg:viewBox="0 0 0 0" draw:points="0,0">
          <text:p/>
        </draw:polygon>
        <draw:polyline draw:style-name="gr10" draw:text-style-name="P2" draw:layer="layout" svg:width="7.091cm" svg:height="3.362cm" svg:x="18.344cm" svg:y="9.475cm" svg:viewBox="0 0 7092 3363" draw:points="0,3363 497,3363 7092,0">
          <text:p/>
        </draw:polyline>
        <draw:polygon draw:style-name="gr11" draw:text-style-name="P3" draw:layer="layout" svg:width="0.484cm" svg:height="0.3cm" svg:x="24.951cm" svg:y="9.475cm" svg:viewBox="0 0 485 301" draw:points="485,0 0,152 78,301">
          <text:p/>
        </draw:polygon>
        <draw:frame draw:style-name="gr12" draw:text-style-name="P5" draw:layer="layout" svg:width="0.666cm" svg:height="0.78cm" svg:x="27.633cm" svg:y="19.281cm">
          <draw:text-box>
            <text:p text:style-name="P4"><text:span text:style-name="T1">X</text:span></text:p>
          </draw:text-box>
        </draw:frame>
        <draw:frame draw:style-name="gr13" draw:text-style-name="P6" draw:layer="layout" svg:width="0.119cm" svg:height="0.141cm" svg:x="28.042cm" svg:y="19.785cm">
          <draw:text-box>
            <text:p text:style-name="P4"><text:span text:style-name="T2"><text:s/></text:span></text:p>
          </draw:text-box>
        </draw:frame>
        <draw:frame draw:style-name="gr14" draw:text-style-name="P7" draw:layer="layout" svg:width="9.04cm" svg:height="0.623cm" svg:x="15.113cm" svg:y="13.095cm">
          <draw:text-box>
            <text:p text:style-name="P4"><text:span text:style-name="T3">3X M3 Brass Inserts [HD-MS003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3T15:46:34.500265168</dc:date>
    <meta:editing-duration>PT21S</meta:editing-duration>
    <meta:editing-cycles>1</meta:editing-cycles>
    <meta:document-statistic meta:object-count="623"/>
    <meta:generator>LibreOffice/5.2.7.2$Linux_X86_64 LibreOffice_project/20m0$Build-2</meta:generator>
  </office:meta>
</office:document-meta>
</file>